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686">
      <style:drawing-page-properties draw:fill="bitmap" draw:fill-image-name="a1685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complex="Arial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8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03">
      <style:drawing-page-properties draw:fill="bitmap" draw:fill-image-name="a1902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bitmap" draw:fill-image-name="a1862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新細明體" style:font-family-generic-asian="roma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802">
      <style:table-properties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03">
      <style:table-column-properties style:column-width="2.64251in"/>
    </style:style>
    <style:style style:family="paragraph" style:name="a1871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04">
      <style:table-column-properties style:column-width="2.34767in"/>
    </style:style>
    <style:style style:family="table-row" style:name="a1805">
      <style:table-row-properties style:row-height="0.99893in"/>
    </style:style>
    <style:style style:family="graphic" style:name="a1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style:language-asian="zh" style:country-asian="TW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text-align="left" fo:margin-left="0in" fo:margin-right="0in" fo:text-indent="0in" fo:margin-top="0in" fo:margin-bottom="0in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text-align="left" style:tab-stop-distance="1in" fo:margin-left="0in" style:punctuation-wrap="hanging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text-align="left" style:tab-stop-distance="1in" fo:margin-left="0in" style:punctuation-wrap="hanging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style:language-asian="zh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4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937" style:parent-style-name="Graphics">
      <style:graphic-properties draw:fill="none" draw:stroke="none"/>
    </style:style>
    <style:style style:family="presentation" style:name="a19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00">
      <style:drawing-page-properties draw:fill="bitmap" draw:fill-image-name="a1699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text-align="left" style:tab-stop-distance="1in" fo:margin-left="0in" style:punctuation-wrap="hanging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2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style:language-asian="zh" style:country-asian="TW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text-align="left" fo:margin-left="0in" fo:margin-right="0in" fo:text-indent="0in" fo:margin-top="0in" fo:margin-bottom="0in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language="en" fo:country="US" fo:font-weight="normal" style:font-weight-asian="normal" style:font-weight-complex="normal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style:writing-mode="lr-tb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8" style:parent-style-name="Graphics">
      <style:graphic-properties draw:fill="none" fo:clip="rect(0.1336in, 0in, 0in, 0in)" draw:stroke="none"/>
    </style:style>
    <style:style style:family="drawing-page" style:name="a1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0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3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35">
      <style:drawing-page-properties draw:fill="bitmap" draw:fill-image-name="a1834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9.803%" draw:stroke="none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fo:clip="rect(0in, 0in, 0in, 0in)" draw:stroke="solid" svg:stroke-width="0.12519in" svg:stroke-color="#ffffff" svg:stroke-opacity="100%" draw:stroke-linejoin="miter" svg:stroke-linecap="butt" draw:image-opacity="100%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9">
      <style:drawing-page-properties draw:fill="bitmap" draw:fill-image-name="a1728" style:repeat="stretch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76389in" style:font-size-asian="0.76389in" style:font-size-complex="0.763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72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.425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.925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1.425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1.925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2.425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2.925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3.425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3.925in" text:min-label-width="0.075in"/>
        <style:text-properties fo:color="#25212a" fo:font-family="Tinos" fo:font-size="0.15in"/>
      </text:list-level-style-bullet>
    </text:list-style>
    <text:list-style style:name="a1911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.425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.925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1.425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1.925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2.425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2.925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3.425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3.925in" text:min-label-width="0.075in"/>
        <style:text-properties fo:color="#25212a" fo:font-family="Tinos" fo:font-size="0.15in"/>
      </text:list-level-style-bullet>
    </text:list-style>
    <text:list-style style:name="a192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816"/>
    <text:list-style style:name="a191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821"/>
    <text:list-style style:name="a1829"/>
    <text:list-style style:name="a1812"/>
    <text:list-style style:name="a1853">
      <text:list-level-style-number text:level="1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2" style:num-format="1" style:num-suffix=".">
        <style:list-level-properties text:space-before="0.5in" text:min-label-width="0.5in"/>
        <style:text-properties fo:color="#25212a" fo:font-family="Arial" fo:font-size="0.15in"/>
      </text:list-level-style-number>
      <text:list-level-style-number text:level="3" style:num-format="1" style:num-suffix=".">
        <style:list-level-properties text:space-before="1in" text:min-label-width="0.5in"/>
        <style:text-properties fo:color="#25212a" fo:font-family="Arial" fo:font-size="0.15in"/>
      </text:list-level-style-number>
      <text:list-level-style-number text:level="4" style:num-format="1" style:num-suffix=".">
        <style:list-level-properties text:space-before="1.5in" text:min-label-width="0.5in"/>
        <style:text-properties fo:color="#25212a" fo:font-family="Arial" fo:font-size="0.15in"/>
      </text:list-level-style-number>
      <text:list-level-style-number text:level="5" style:num-format="1" style:num-suffix=".">
        <style:list-level-properties text:space-before="2in" text:min-label-width="0.5in"/>
        <style:text-properties fo:color="#25212a" fo:font-family="Arial" fo:font-size="0.15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Arial" fo:font-size="0.15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Arial" fo:font-size="0.15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Arial" fo:font-size="0.15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Arial" fo:font-size="0.15in"/>
      </text:list-level-style-number>
    </text:list-style>
    <text:list-style style:name="a1848">
      <text:list-level-style-number text:level="1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2" style:num-format="1" style:num-suffix=".">
        <style:list-level-properties text:space-before="0.5in" text:min-label-width="0.5in"/>
        <style:text-properties fo:color="#25212a" fo:font-family="Arial" fo:font-size="0.15in"/>
      </text:list-level-style-number>
      <text:list-level-style-number text:level="3" style:num-format="1" style:num-suffix=".">
        <style:list-level-properties text:space-before="1in" text:min-label-width="0.5in"/>
        <style:text-properties fo:color="#25212a" fo:font-family="Arial" fo:font-size="0.15in"/>
      </text:list-level-style-number>
      <text:list-level-style-number text:level="4" style:num-format="1" style:num-suffix=".">
        <style:list-level-properties text:space-before="1.5in" text:min-label-width="0.5in"/>
        <style:text-properties fo:color="#25212a" fo:font-family="Arial" fo:font-size="0.15in"/>
      </text:list-level-style-number>
      <text:list-level-style-number text:level="5" style:num-format="1" style:num-suffix=".">
        <style:list-level-properties text:space-before="2in" text:min-label-width="0.5in"/>
        <style:text-properties fo:color="#25212a" fo:font-family="Arial" fo:font-size="0.15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Arial" fo:font-size="0.15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Arial" fo:font-size="0.15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Arial" fo:font-size="0.15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Arial" fo:font-size="0.15in"/>
      </text:list-level-style-number>
    </text:list-style>
  </office:automatic-styles>
  <office:body>
    <office:presentation>
      <draw:page draw:name="Slide1" draw:style-name="a1686" draw:master-page-name="Master1-Layout1-titleOnly-TITLE_ONLY" presentation:presentation-page-layout-name="Master1-PPL1" draw:id="Slide-256">
        <draw:frame draw:id="id348" draw:style-name="a1695" draw:name="Google Shape;281;p66" svg:x="1.60551in" svg:y="1.75276in" svg:width="4.34961in" svg:height="2.01142in">
          <draw:text-box>
            <text:p text:style-name="a1694" text:class-names="" text:cond-style-name=""><text:span text:style-name="a1687" text:class-names="">TOI</text:span><text:span text:style-name="a1688" text:class-names="">推廣計畫</text:span><text:span text:style-name="a1689" text:class-names=""><text:line-break/></text:span><text:span text:style-name="a1690" text:class-names="">解題</text:span><text:span text:style-name="a1691" text:class-names="">-</text:span><text:span text:style-name="a1692" text:class-names="">蟲蟲危機</text:span><text:span text:style-name="a1693" text:class-names=""/></text:p>
          </draw:text-box>
          <svg:title/>
          <svg:desc/>
        </draw:frame>
        <presentation:notes draw:style-name="a1698">
          <draw:frame draw:id="id349" presentation:style-name="a1696" draw:name="Google Shape;278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350" presentation:style-name="a1697" draw:name="Google Shape;279;p1:notes">
            <svg:title/>
            <svg:desc/>
          </draw:page-thumbnail>
        </presentation:notes>
      </draw:page>
      <draw:page draw:name="Slide2" draw:style-name="a1700" draw:master-page-name="Master2-Layout1-objAndTwoObj-OBJECT_AND_TWO_OBJECTS" presentation:presentation-page-layout-name="Master2-PPL1" draw:id="Slide-257">
        <draw:frame draw:id="id351" draw:style-name="a1706" draw:name="Google Shape;289;p67" svg:x="0.19094in" svg:y="2.04528in" svg:width="1.20827in" svg:height="1.62913in">
          <draw:text-box>
            <text:p text:style-name="a1705" text:class-names="" text:cond-style-name=""><text:span text:style-name="a1701" text:class-names="">題</text:span><text:span text:style-name="a1702" text:class-names=""><text:line-break/></text:span><text:span text:style-name="a1703" text:class-names="">目</text:span><text:span text:style-name="a1704" text:class-names=""/></text:p>
          </draw:text-box>
          <svg:title/>
          <svg:desc/>
        </draw:frame>
        <draw:frame draw:id="id352" draw:style-name="a1710" draw:name="Google Shape;290;p67" svg:x="8.63898in" svg:y="4.48228in" svg:width="0.6in" svg:height="0.43031in">
          <draw:text-box>
            <text:p text:style-name="a1709" text:class-names="" text:cond-style-name=""><text:span text:style-name="a1707" text:class-names=""><text:page-number style:num-format="1" text:fixed="false"/></text:span><text:span text:style-name="a1708" text:class-names=""/></text:p>
          </draw:text-box>
          <svg:title/>
          <svg:desc/>
        </draw:frame>
        <draw:custom-shape svg:x="1.74724in" svg:y="0.9311in" svg:width="6.89173in" svg:height="2.92955in" draw:id="id353" draw:style-name="a1724" draw:name="Google Shape;291;p67">
          <svg:title/>
          <svg:desc/>
          <text:p text:style-name="a1715" text:class-names="" text:cond-style-name=""><text:span text:style-name="a1711" text:class-names="">　　</text:span><text:span text:style-name="a1712" text:class-names="">蚱蜢趁著螞蟻們出去覓食的時候偷偷地佔領了他們的地盤，等螞蟻回來時發現蚱蜢已經在自己的家慶祝玩樂了。螞蟻們很生氣，他們想要搶回自己的地盤，與蚱蜢決鬥，但他們知道自己的身材實在跟蚱蜢差太多了，如果貿然行動絕對輸得很慘還要不回地盤。因此進攻前還是要先評估一下自己與對方的實力，若所有螞蟻的數量要比蚱蜢多，且螞蟻的總身高比蚱蜢高，螞蟻們才敢決定跟蚱蜢打一架爭奪屬於他們的地盤</text:span><text:span text:style-name="a1713" text:class-names="">。</text:span><text:span text:style-name="a1714" text:class-names=""/></text:p>
          <text:p text:style-name="a1717" text:class-names="" text:cond-style-name=""><text:span text:style-name="a1716" text:class-names=""/></text:p>
          <text:p text:style-name="a1720" text:class-names="" text:cond-style-name=""><text:span text:style-name="a1718" text:class-names="">請</text:span><text:span text:style-name="a1719" text:class-names="">你撰寫一個程式來幫螞蟻們評估戰況。</text:span></text:p>
          <text:p text:style-name="a1723" text:class-names="" text:cond-style-name=""><text:span text:style-name="a1721" text:class-names=""><text:line-break/><text:line-break/></text:span><text:span text:style-name="a1722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727">
          <draw:frame draw:id="id354" presentation:style-name="a1725" draw:name="Google Shape;286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355" presentation:style-name="a1726" draw:name="Google Shape;287;p2:notes">
            <svg:title/>
            <svg:desc/>
          </draw:page-thumbnail>
        </presentation:notes>
      </draw:page>
      <draw:page draw:name="Slide3" draw:style-name="a1729" draw:master-page-name="Master3-Layout1-objOnly-OBJECT_ONLY" presentation:presentation-page-layout-name="Master3-PPL1" draw:id="Slide-258">
        <draw:frame draw:id="id356" draw:style-name="a1733" draw:name="Google Shape;296;p68" svg:x="8.63898in" svg:y="4.48228in" svg:width="0.6in" svg:height="0.43031in">
          <draw:text-box>
            <text:p text:style-name="a1732" text:class-names="" text:cond-style-name=""><text:span text:style-name="a1730" text:class-names=""><text:page-number style:num-format="1" text:fixed="false"/></text:span><text:span text:style-name="a1731" text:class-names=""/></text:p>
          </draw:text-box>
          <svg:title/>
          <svg:desc/>
        </draw:frame>
        <draw:custom-shape svg:x="1.7752in" svg:y="0.88031in" svg:width="7.26457in" svg:height="1.86559in" draw:id="id357" draw:style-name="a1785" draw:name="Google Shape;297;p68">
          <svg:title/>
          <svg:desc/>
          <text:p text:style-name="a1736" text:class-names="" text:cond-style-name=""><text:span text:style-name="a1734" text:class-names="">輸入格式</text:span><text:span text:style-name="a1735" text:class-names=""/></text:p>
          <text:p text:style-name="a1780" text:class-names="" text:cond-style-name=""><text:span text:style-name="a1737" text:class-names="">　　</text:span><text:span text:style-name="a1738" text:class-names="">輸入第一行為一</text:span><text:span text:style-name="a1739" text:class-names="">個整數</text:span><text:span text:style-name="a1740" text:class-names="">M<text:s text:c="1"/></text:span><text:span text:style-name="a1741" text:class-names="">和</text:span><text:span text:style-name="a1742" text:class-names="">N</text:span><text:span text:style-name="a1743" text:class-names=""><text:s text:c="1"/>(1 ≤</text:span><text:span text:style-name="a1744" text:class-names="">M<text:s text:c="1"/></text:span><text:span text:style-name="a1745" text:class-names="">≤2000, 1 ≤</text:span><text:span text:style-name="a1746" text:class-names="">N<text:s text:c="1"/></text:span><text:span text:style-name="a1747" text:class-names="">≤2000)</text:span><text:span text:style-name="a1748" text:class-names="">代表</text:span><text:span text:style-name="a1749" text:class-names="">螞蟻和蚱蜢的總數，第二行共有</text:span><text:span text:style-name="a1750" text:class-names="">M</text:span><text:span text:style-name="a1751" text:class-names="">個</text:span><text:span text:style-name="a1752" text:class-names="">數字表示每隻螞蟻的身高</text:span><text:span text:style-name="a1753" text:class-names="">A</text:span><text:span text:style-name="a1754" text:class-names="">i</text:span><text:span text:style-name="a1755" text:class-names=""><text:s text:c="1"/>(1 ≤<text:s text:c="1"/></text:span><text:span text:style-name="a1756" text:class-names="">A</text:span><text:span text:style-name="a1757" text:class-names="">i</text:span><text:span text:style-name="a1758" text:class-names=""><text:s text:c="1"/>≤ 1000, 1 ≤<text:s text:c="1"/></text:span><text:span text:style-name="a1759" text:class-names="">i</text:span><text:span text:style-name="a1760" text:class-names=""><text:s text:c="1"/>≤<text:s text:c="1"/></text:span><text:span text:style-name="a1761" text:class-names="">M</text:span><text:span text:style-name="a1762" text:class-names="">)</text:span><text:span text:style-name="a1763" text:class-names="">，</text:span><text:span text:style-name="a1764" text:class-names="">第三行有</text:span><text:span text:style-name="a1765" text:class-names="">N</text:span><text:span text:style-name="a1766" text:class-names="">個</text:span><text:span text:style-name="a1767" text:class-names="">數字表示每隻蚱蜢的身高</text:span><text:span text:style-name="a1768" text:class-names="">G</text:span><text:span text:style-name="a1769" text:class-names="">i</text:span><text:span text:style-name="a1770" text:class-names=""><text:s text:c="1"/>(1 ≤<text:s text:c="1"/></text:span><text:span text:style-name="a1771" text:class-names="">G</text:span><text:span text:style-name="a1772" text:class-names="">i</text:span><text:span text:style-name="a1773" text:class-names=""><text:s text:c="1"/>≤ 1000, 1 ≤<text:s text:c="1"/></text:span><text:span text:style-name="a1774" text:class-names="">i</text:span><text:span text:style-name="a1775" text:class-names=""><text:s text:c="1"/>≤<text:s text:c="1"/></text:span><text:span text:style-name="a1776" text:class-names="">N</text:span><text:span text:style-name="a1777" text:class-names="">)</text:span><text:span text:style-name="a1778" text:class-names="">，</text:span><text:span text:style-name="a1779" text:class-names="">每個數字以空白格分開。</text:span></text:p>
          <text:p text:style-name="a1782" text:class-names="" text:cond-style-name=""><text:span text:style-name="a1781" text:class-names=""><text:line-break/></text:span></text:p>
          <text:p text:style-name="a1784" text:class-names="" text:cond-style-name=""><text:span text:style-name="a1783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752in" svg:y="2.1125in" svg:width="7.34252in" svg:height="0.7in" draw:id="id358" draw:style-name="a1801" draw:name="Google Shape;298;p68">
          <svg:title/>
          <svg:desc/>
          <text:p text:style-name="a1788" text:class-names="" text:cond-style-name=""><text:span text:style-name="a1786" text:class-names="">輸出格式</text:span><text:span text:style-name="a1787" text:class-names=""/></text:p>
          <text:p text:style-name="a1798" text:class-names="" text:cond-style-name=""><text:span text:style-name="a1789" text:class-names="">　</text:span><text:span text:style-name="a1790" text:class-names="">　</text:span><text:span text:style-name="a1791" text:class-names="">輸出一行Yes</text:span><text:span text:style-name="a1792" text:class-names="">表</text:span><text:span text:style-name="a1793" text:class-names="">示螞蟻要找蚱</text:span><text:span text:style-name="a1794" text:class-names="">蜢</text:span><text:span text:style-name="a1795" text:class-names="">拿回土地，否則輸出No</text:span><text:span text:style-name="a1796" text:class-names="">。</text:span><text:span text:style-name="a1797" text:class-names=""/></text:p>
          <text:p text:style-name="a1800" text:class-names="" text:cond-style-name=""><text:span text:style-name="a1799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59" draw:name="Google Shape;299;p68" svg:x="2.5in" svg:y="3.08132in" svg:width="4.99018in" svg:height="1.05002in">
          <table:table table:style-name="a1802" table:template-name="{824AA5A3-848D-4702-BE5B-9042D101DF01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03" table:default-cell-style-name=""/>
            <table:table-column table:style-name="a1804" table:default-cell-style-name=""/>
            <table:table-row table:style-name="a1805" table:default-cell-style-name="">
              <table:table-cell table:style-name="a1822">
                <text:p text:style-name="a1808" text:class-names="" text:cond-style-name=""><text:span text:style-name="a1806" text:class-names="">輸入範例</text:span><text:span text:style-name="a1807" text:class-names=""/></text:p>
                <text:list text:style-name="a1812">
                  <text:list-item>
                    <text:p text:style-name="a1811" text:class-names="" text:cond-style-name=""><text:span text:style-name="a1809" text:class-names="">6 1</text:span><text:span text:style-name="a1810" text:class-names=""/></text:p>
                  </text:list-item>
                </text:list>
                <text:list text:style-name="a1816">
                  <text:list-item>
                    <text:p text:style-name="a1815" text:class-names="" text:cond-style-name=""><text:span text:style-name="a1813" text:class-names="">62 72 47 68 44 9</text:span><text:span text:style-name="a1814" text:class-names=""/></text:p>
                  </text:list-item>
                </text:list>
                <text:list text:style-name="a1821">
                  <text:list-item>
                    <text:p text:style-name="a1820" text:class-names="" text:cond-style-name=""><text:span text:style-name="a1817" text:class-names="">86</text:span><text:span text:style-name="a1818" text:class-names=""><text:s text:c="1"/></text:span><text:span text:style-name="a1819" text:class-names=""/></text:p>
                  </text:list-item>
                </text:list>
              </table:table-cell>
              <table:table-cell table:style-name="a1830">
                <text:p text:style-name="a1825" text:class-names="" text:cond-style-name=""><text:span text:style-name="a1823" text:class-names="">輸出範例</text:span><text:span text:style-name="a1824" text:class-names=""/></text:p>
                <text:list text:style-name="a1829">
                  <text:list-item>
                    <text:p text:style-name="a1828" text:class-names="" text:cond-style-name=""><text:span text:style-name="a1826" text:class-names="">Yes</text:span><text:span text:style-name="a182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1833">
          <draw:frame draw:id="id360" presentation:style-name="a1831" draw:name="Google Shape;293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361" presentation:style-name="a1832" draw:name="Google Shape;294;p3:notes">
            <svg:title/>
            <svg:desc/>
          </draw:page-thumbnail>
        </presentation:notes>
      </draw:page>
      <draw:page draw:name="Slide4" draw:style-name="a1835" draw:master-page-name="Master3-Layout1-objOnly-OBJECT_ONLY" presentation:presentation-page-layout-name="Master3-PPL1" draw:id="Slide-259">
        <draw:custom-shape svg:x="5.5248in" svg:y="1.18425in" svg:width="3.23346in" svg:height="3.23346in" draw:id="id362" draw:style-name="a1838" draw:name="Google Shape;304;p69">
          <svg:title/>
          <svg:desc/>
          <text:p text:style-name="a1837" text:class-names="" text:cond-style-name=""><text:span text:style-name="a1836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63" draw:style-name="a1839" draw:name="Google Shape;305;p69" svg:x="5.60787in" svg:y="1.26732in" svg:width="3.00394in" svg:height="3.00394in" style:rel-width="scale" style:rel-height="scale">
          <draw:image xlink:href="media/image2.jpg" xlink:type="simple" xlink:show="embed" xlink:actuate="onLoad"/>
          <svg:title/>
          <svg:desc>photo-1434030216411-0b793f4b4173.jpg</svg:desc>
        </draw:frame>
        <draw:frame draw:id="id364" draw:style-name="a1844" draw:name="Google Shape;306;p69" svg:x="1.68937in" svg:y="1.05827in" svg:width="3.53701in" svg:height="1.2685in">
          <draw:text-box>
            <text:p text:style-name="a1843" text:class-names="" text:cond-style-name=""><text:span text:style-name="a1840" text:class-names="">解題重點</text:span><text:span text:style-name="a1841" text:class-names="">:</text:span><text:span text:style-name="a1842" text:class-names=""/></text:p>
          </draw:text-box>
          <svg:title/>
          <svg:desc/>
        </draw:frame>
        <draw:frame draw:id="id365" draw:style-name="a1854" draw:name="Google Shape;307;p69" svg:x="1.68937in" svg:y="2.34764in" svg:width="3.68898in" svg:height="2.02205in">
          <draw:text-box>
            <text:list text:style-name="a1848">
              <text:list-item>
                <text:p text:style-name="a1847" text:class-names="" text:cond-style-name=""><text:span text:style-name="a1845" text:class-names="">計算總和</text:span><text:span text:style-name="a1846" text:class-names=""/></text:p>
              </text:list-item>
            </text:list>
            <text:list text:style-name="a1853">
              <text:list-item>
                <text:p text:style-name="a1852" text:class-names="" text:cond-style-name=""><text:span text:style-name="a1849" text:class-names="">i</text:span><text:span text:style-name="a1850" text:class-names="">f-else</text:span><text:span text:style-name="a1851" text:class-names=""/></text:p>
              </text:list-item>
            </text:list>
          </draw:text-box>
          <svg:title/>
          <svg:desc/>
        </draw:frame>
        <draw:frame draw:id="id366" draw:style-name="a1858" draw:name="Google Shape;308;p69" svg:x="8.63898in" svg:y="4.48228in" svg:width="0.6in" svg:height="0.43031in">
          <draw:text-box>
            <text:p text:style-name="a1857" text:class-names="" text:cond-style-name=""><text:span text:style-name="a1855" text:class-names=""><text:page-number style:num-format="1" text:fixed="false"/></text:span><text:span text:style-name="a1856" text:class-names=""/></text:p>
          </draw:text-box>
          <svg:title/>
          <svg:desc/>
        </draw:frame>
        <presentation:notes draw:style-name="a1861">
          <draw:frame draw:id="id367" presentation:style-name="a1859" draw:name="Google Shape;301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368" presentation:style-name="a1860" draw:name="Google Shape;302;p4:notes">
            <svg:title/>
            <svg:desc/>
          </draw:page-thumbnail>
        </presentation:notes>
      </draw:page>
      <draw:page draw:name="Slide6" draw:style-name="a1863" draw:master-page-name="Master4-Layout1-blank-BLANK" presentation:presentation-page-layout-name="Master4-PPL1" draw:id="Slide-261">
        <draw:frame draw:id="id369" draw:style-name="a1867" draw:name="Google Shape;322;p71" svg:x="8.63898in" svg:y="4.48228in" svg:width="0.6in" svg:height="0.43031in">
          <draw:text-box>
            <text:p text:style-name="a1866" text:class-names="" text:cond-style-name=""><text:span text:style-name="a1864" text:class-names=""><text:page-number style:num-format="1" text:fixed="false"/></text:span><text:span text:style-name="a1865" text:class-names=""/></text:p>
          </draw:text-box>
          <svg:title/>
          <svg:desc/>
        </draw:frame>
        <draw:frame draw:id="id370" draw:style-name="a1873" draw:name="Google Shape;323;p71" svg:x="1.68228in" svg:y="0.8437in" svg:width="3.28583in" svg:height="0.59606in">
          <draw:text-box>
            <text:list text:style-name="a1872">
              <text:list-item>
                <text:p text:style-name="a1871" text:class-names="" text:cond-style-name=""><text:span text:style-name="a1868" text:class-names="">for</text:span><text:span text:style-name="a1869" text:class-names="">迴圈計算總和</text:span><text:span text:style-name="a1870" text:class-names=""/></text:p>
              </text:list-item>
            </text:list>
          </draw:text-box>
          <svg:title/>
          <svg:desc/>
        </draw:frame>
        <draw:custom-shape svg:x="1.70985in" svg:y="1.70012in" svg:width="6.92913in" svg:height="2.48512in" draw:id="id371" draw:style-name="a1897" draw:name="Google Shape;324;p71">
          <svg:title/>
          <svg:desc/>
          <text:p text:style-name="a1877" text:class-names="" text:cond-style-name=""><text:span text:style-name="a1874" text:class-names="">M:<text:s text:c="1"/></text:span><text:span text:style-name="a1875" text:class-names="">螞蟻總數</text:span><text:span text:style-name="a1876" text:class-names=""/></text:p>
          <text:p text:style-name="a1881" text:class-names="" text:cond-style-name=""><text:span text:style-name="a1878" text:class-names="">N:<text:s text:c="1"/></text:span><text:span text:style-name="a1879" text:class-names="">蚱蜢總數</text:span><text:span text:style-name="a1880" text:class-names=""/></text:p>
          <text:p text:style-name="a1885" text:class-names="" text:cond-style-name=""><text:span text:style-name="a1882" text:class-names="">ant:<text:s text:c="1"/></text:span><text:span text:style-name="a1883" text:class-names="">螞蟻總長度</text:span><text:span text:style-name="a1884" text:class-names=""/></text:p>
          <text:p text:style-name="a1889" text:class-names="" text:cond-style-name=""><text:span text:style-name="a1886" text:class-names="">grasshopper:<text:s text:c="1"/></text:span><text:span text:style-name="a1887" text:class-names="">蚱蜢總長度</text:span><text:span text:style-name="a1888" text:class-names=""/></text:p>
          <text:p text:style-name="a1891" text:class-names="" text:cond-style-name=""><text:span text:style-name="a1890" text:class-names=""/></text:p>
          <text:p text:style-name="a1896" text:class-names="" text:cond-style-name=""><text:span text:style-name="a1892" text:class-names="">13, 19:<text:s text:c="1"/></text:span><text:span text:style-name="a1893" text:class-names="">每</text:span><text:span text:style-name="a1894" text:class-names="">輸入一次總長度就累加</text:span><text:span text:style-name="a1895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72" draw:style-name="a1898" draw:name="圖片 10" svg:x="5.12594in" svg:y="1.57199in" svg:width="3.81304in" svg:height="2.6132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01">
          <draw:frame draw:id="id373" presentation:style-name="a1899" draw:name="Google Shape;319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374" presentation:style-name="a1900" draw:name="Google Shape;320;p6:notes">
            <svg:title/>
            <svg:desc/>
          </draw:page-thumbnail>
        </presentation:notes>
      </draw:page>
      <draw:page draw:name="Slide5" draw:style-name="a1903" draw:master-page-name="Master4-Layout1-blank-BLANK" presentation:presentation-page-layout-name="Master4-PPL1" draw:id="Slide-260">
        <draw:frame draw:id="id375" draw:style-name="a1907" draw:name="Google Shape;313;p70" svg:x="8.63898in" svg:y="4.48228in" svg:width="0.6in" svg:height="0.43031in">
          <draw:text-box>
            <text:p text:style-name="a1906" text:class-names="" text:cond-style-name=""><text:span text:style-name="a1904" text:class-names=""><text:page-number style:num-format="1" text:fixed="false"/></text:span><text:span text:style-name="a1905" text:class-names=""/></text:p>
          </draw:text-box>
          <svg:title/>
          <svg:desc/>
        </draw:frame>
        <draw:frame draw:id="id376" draw:style-name="a1912" draw:name="Google Shape;314;p70" svg:x="1.68228in" svg:y="0.8437in" svg:width="6.27165in" svg:height="0.59606in">
          <draw:text-box>
            <text:list text:style-name="a1911">
              <text:list-item>
                <text:p text:style-name="a1910" text:class-names="" text:cond-style-name=""><text:span text:style-name="a1908" text:class-names="">If-else</text:span><text:span text:style-name="a1909" text:class-names=""/></text:p>
              </text:list-item>
            </text:list>
          </draw:text-box>
          <svg:title/>
          <svg:desc/>
        </draw:frame>
        <draw:custom-shape svg:x="1.51732in" svg:y="1.77311in" svg:width="6.60157in" svg:height="2.25325in" draw:id="id377" draw:style-name="a1933" draw:name="Google Shape;315;p70">
          <svg:title/>
          <svg:desc/>
          <text:p text:style-name="a1915" text:class-names="" text:cond-style-name=""><text:span text:style-name="a1913" text:class-names="">如果</text:span><text:span text:style-name="a1914" text:class-names="">：</text:span></text:p>
          <text:list text:style-name="a1919">
            <text:list-item>
              <text:p text:style-name="a1918" text:class-names="" text:cond-style-name=""><text:span text:style-name="a1916" text:class-names="">螞蟻總長度比蚱蜢總長度長</text:span><text:span text:style-name="a1917" text:class-names=""/></text:p>
            </text:list-item>
          </text:list>
          <text:list text:style-name="a1923">
            <text:list-item>
              <text:p text:style-name="a1922" text:class-names="" text:cond-style-name=""><text:span text:style-name="a1920" text:class-names="">螞蟻總數比蚱蜢總數多</text:span><text:span text:style-name="a1921" text:class-names=""/></text:p>
            </text:list-item>
          </text:list>
          <text:p text:style-name="a1926" text:class-names="" text:cond-style-name=""><text:span text:style-name="a1924" text:class-names="">輸出Yes</text:span><text:span text:style-name="a1925" text:class-names=""/></text:p>
          <text:p text:style-name="a1930" text:class-names="" text:cond-style-name=""><text:span text:style-name="a1927" text:class-names="">否則</text:span><text:span text:style-name="a1928" text:class-names="">，輸出No</text:span><text:span text:style-name="a1929" text:class-names=""/></text:p>
          <text:p text:style-name="a1932" text:class-names="" text:cond-style-name=""><text:span text:style-name="a1931" text:class-names=""/></text:p>
          <draw:enhanced-geometry xmlns:dr3d="urn:oasis:names:tc:opendocument:xmlns:dr3d:1.0" draw:type="non-primitive" svg:viewBox="0 0 21600 21600" draw:enhanced-path="M ?f0 ?f0 L ?f1 ?f0 ?f1 ?f1 ?f0 ?f1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96417in" svg:y="3.02874in" svg:width="3.54606in" svg:height="0.36693in" draw:id="id378" draw:style-name="a1936" draw:name="Google Shape;317;p70">
          <svg:title/>
          <svg:desc/>
          <text:p text:style-name="a1935" text:class-names="" text:cond-style-name=""><text:span text:style-name="a1934" text:class-names=""/></text:p>
          <draw:enhanced-geometry xmlns:dr3d="urn:oasis:names:tc:opendocument:xmlns:dr3d:1.0" draw:type="non-primitive" svg:viewBox="0 0 208545 21600" draw:enhanced-path="M ?f0 ?f3 Z N" draw:text-areas="?f8 ?f10 ?f9 ?f11">
            <draw:equation draw:name="f0" draw:formula="0"/>
            <draw:equation draw:name="f1" draw:formula="208545"/>
            <draw:equation draw:name="f2" draw:formula="21600"/>
            <draw:equation draw:name="f3" draw:formula="10800"/>
            <draw:equation draw:name="f4" draw:formula="?f2 - ?f0"/>
            <draw:equation draw:name="f5" draw:formula="?f1 - ?f0"/>
            <draw:equation draw:name="f6" draw:formula="?f5 / 208545"/>
            <draw:equation draw:name="f7" draw:formula="?f4 / 216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frame draw:id="id379" draw:style-name="a1937" draw:name="圖片 7" svg:x="5.95408in" svg:y="1.95139in" svg:width="2.86111in" svg:height="1.7222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940">
          <draw:frame draw:id="id380" presentation:style-name="a1938" draw:name="Google Shape;310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381" presentation:style-name="a1939" draw:name="Google Shape;311;p5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_ONLY">
      <presentation:placeholder presentation:object="title" svg:x="0.5in" svg:y="0.22441in" svg:width="8.99961in" svg:height="0.93858in"/>
    </style:presentation-page-layout>
    <style:presentation-page-layout style:name="Master1-PPL2" style:display-name="BLANK"/>
    <style:presentation-page-layout style:name="Master1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1-PPL4" style:display-name="OBJECT">
      <presentation:placeholder presentation:object="title" svg:x="0.5in" svg:y="0.22441in" svg:width="8.99961in" svg:height="0.93858in"/>
      <presentation:placeholder presentation:object="object" svg:x="0.5in" svg:y="1.31614in" svg:width="8.99961in" svg:height="3.26181in"/>
    </style:presentation-page-layout>
    <style:presentation-page-layout style:name="Master1-PPL5" style:display-name="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3.26181in"/>
    </style:presentation-page-layout>
    <style:presentation-page-layout style:name="Master1-PPL6" style:display-name="OBJECT_ONLY">
      <presentation:placeholder presentation:object="subtitle" svg:x="0.5in" svg:y="0.22441in" svg:width="8.99961in" svg:height="4.35197in"/>
    </style:presentation-page-layout>
    <style:presentation-page-layout style:name="Master1-PPL7" style:display-name="TWO_OBJECTS_AND_OBJECT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3.26181in"/>
      <presentation:placeholder presentation:object="object" svg:x="0.5in" svg:y="3.01969in" svg:width="4.39173in" svg:height="1.55551in"/>
    </style:presentation-page-layout>
    <style:presentation-page-layout style:name="Master1-PPL8" style:display-name="OBJECT_AND_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1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8.99961in" svg:height="1.55551in"/>
    </style:presentation-page-layout>
    <style:presentation-page-layout style:name="Master1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bject" svg:x="0.5in" svg:y="3.01969in" svg:width="8.99961in" svg:height="1.55551in"/>
    </style:presentation-page-layout>
    <style:presentation-page-layout style:name="Master1-PPL11" style:display-name="FOUR_OBJECTS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1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2-PPL1" style:display-name="OBJECT_AND_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2-PPL2" style:display-name="BLANK"/>
    <style:presentation-page-layout style:name="Master2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2-PPL4" style:display-name="OBJECT">
      <presentation:placeholder presentation:object="title" svg:x="0.5in" svg:y="0.22441in" svg:width="8.99961in" svg:height="0.93858in"/>
      <presentation:placeholder presentation:object="object" svg:x="0.5in" svg:y="1.31614in" svg:width="8.99961in" svg:height="3.26181in"/>
    </style:presentation-page-layout>
    <style:presentation-page-layout style:name="Master2-PPL5" style:display-name="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3.26181in"/>
    </style:presentation-page-layout>
    <style:presentation-page-layout style:name="Master2-PPL6" style:display-name="TITLE_ONLY">
      <presentation:placeholder presentation:object="title" svg:x="0.5in" svg:y="0.22441in" svg:width="8.99961in" svg:height="0.93858in"/>
    </style:presentation-page-layout>
    <style:presentation-page-layout style:name="Master2-PPL7" style:display-name="OBJECT_ONLY">
      <presentation:placeholder presentation:object="subtitle" svg:x="0.5in" svg:y="0.22441in" svg:width="8.99961in" svg:height="4.35197in"/>
    </style:presentation-page-layout>
    <style:presentation-page-layout style:name="Master2-PPL8" style:display-name="TWO_OBJECTS_AND_OBJECT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3.26181in"/>
      <presentation:placeholder presentation:object="object" svg:x="0.5in" svg:y="3.01969in" svg:width="4.39173in" svg:height="1.55551in"/>
    </style:presentation-page-layout>
    <style:presentation-page-layout style:name="Master2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8.99961in" svg:height="1.55551in"/>
    </style:presentation-page-layout>
    <style:presentation-page-layout style:name="Master2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bject" svg:x="0.5in" svg:y="3.01969in" svg:width="8.99961in" svg:height="1.55551in"/>
    </style:presentation-page-layout>
    <style:presentation-page-layout style:name="Master2-PPL11" style:display-name="FOUR_OBJECTS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2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3-PPL1" style:display-name="OBJECT_ONLY">
      <presentation:placeholder presentation:object="subtitle" svg:x="0.5in" svg:y="0.22441in" svg:width="8.99961in" svg:height="4.35197in"/>
    </style:presentation-page-layout>
    <style:presentation-page-layout style:name="Master3-PPL2" style:display-name="BLANK"/>
    <style:presentation-page-layout style:name="Master3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3-PPL4" style:display-name="OBJECT">
      <presentation:placeholder presentation:object="title" svg:x="0.5in" svg:y="0.22441in" svg:width="8.99961in" svg:height="0.93858in"/>
      <presentation:placeholder presentation:object="object" svg:x="0.5in" svg:y="1.31614in" svg:width="8.99961in" svg:height="3.26181in"/>
    </style:presentation-page-layout>
    <style:presentation-page-layout style:name="Master3-PPL5" style:display-name="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3.26181in"/>
    </style:presentation-page-layout>
    <style:presentation-page-layout style:name="Master3-PPL6" style:display-name="TITLE_ONLY">
      <presentation:placeholder presentation:object="title" svg:x="0.5in" svg:y="0.22441in" svg:width="8.99961in" svg:height="0.93858in"/>
    </style:presentation-page-layout>
    <style:presentation-page-layout style:name="Master3-PPL7" style:display-name="TWO_OBJECTS_AND_OBJECT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3.26181in"/>
      <presentation:placeholder presentation:object="object" svg:x="0.5in" svg:y="3.01969in" svg:width="4.39173in" svg:height="1.55551in"/>
    </style:presentation-page-layout>
    <style:presentation-page-layout style:name="Master3-PPL8" style:display-name="OBJECT_AND_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3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8.99961in" svg:height="1.55551in"/>
    </style:presentation-page-layout>
    <style:presentation-page-layout style:name="Master3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bject" svg:x="0.5in" svg:y="3.01969in" svg:width="8.99961in" svg:height="1.55551in"/>
    </style:presentation-page-layout>
    <style:presentation-page-layout style:name="Master3-PPL11" style:display-name="FOUR_OBJECTS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3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4-PPL1" style:display-name="BLANK"/>
    <style:presentation-page-layout style:name="Master4-PPL2" style:display-name="OBJECT">
      <presentation:placeholder presentation:object="title" svg:x="0.5in" svg:y="0.22441in" svg:width="8.99961in" svg:height="0.93858in"/>
      <presentation:placeholder presentation:object="object" svg:x="0.5in" svg:y="1.31614in" svg:width="8.99961in" svg:height="3.26181in"/>
    </style:presentation-page-layout>
    <style:presentation-page-layout style:name="Master4-PPL3" style:display-name="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3.26181in"/>
    </style:presentation-page-layout>
    <style:presentation-page-layout style:name="Master4-PPL4" style:display-name="TITLE_ONLY">
      <presentation:placeholder presentation:object="title" svg:x="0.5in" svg:y="0.22441in" svg:width="8.99961in" svg:height="0.93858in"/>
    </style:presentation-page-layout>
    <style:presentation-page-layout style:name="Master4-PPL5" style:display-name="OBJECT_ONLY">
      <presentation:placeholder presentation:object="subtitle" svg:x="0.5in" svg:y="0.22441in" svg:width="8.99961in" svg:height="4.35197in"/>
    </style:presentation-page-layout>
    <style:presentation-page-layout style:name="Master4-PPL6" style:display-name="TWO_OBJECTS_AND_OBJECT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3.26181in"/>
      <presentation:placeholder presentation:object="object" svg:x="0.5in" svg:y="3.01969in" svg:width="4.39173in" svg:height="1.55551in"/>
    </style:presentation-page-layout>
    <style:presentation-page-layout style:name="Master4-PPL7" style:display-name="OBJECT_AND_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4-PPL8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8.99961in" svg:height="1.55551in"/>
    </style:presentation-page-layout>
    <style:presentation-page-layout style:name="Master4-PPL9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bject" svg:x="0.5in" svg:y="3.01969in" svg:width="8.99961in" svg:height="1.55551in"/>
    </style:presentation-page-layout>
    <style:presentation-page-layout style:name="Master4-PPL10" style:display-name="FOUR_OBJECTS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4-PPL11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5-PPL1" style:display-name="BLANK"/>
    <style:presentation-page-layout style:name="Master5-PPL2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5-PPL3" style:display-name="OBJECT">
      <presentation:placeholder presentation:object="title" svg:x="0.5in" svg:y="0.22441in" svg:width="8.99961in" svg:height="0.93858in"/>
      <presentation:placeholder presentation:object="object" svg:x="0.5in" svg:y="1.31614in" svg:width="8.99961in" svg:height="3.26181in"/>
    </style:presentation-page-layout>
    <style:presentation-page-layout style:name="Master5-PPL4" style:display-name="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3.26181in"/>
    </style:presentation-page-layout>
    <style:presentation-page-layout style:name="Master5-PPL5" style:display-name="TITLE_ONLY">
      <presentation:placeholder presentation:object="title" svg:x="0.5in" svg:y="0.22441in" svg:width="8.99961in" svg:height="0.93858in"/>
    </style:presentation-page-layout>
    <style:presentation-page-layout style:name="Master5-PPL6" style:display-name="OBJECT_ONLY">
      <presentation:placeholder presentation:object="subtitle" svg:x="0.5in" svg:y="0.22441in" svg:width="8.99961in" svg:height="4.35197in"/>
    </style:presentation-page-layout>
    <style:presentation-page-layout style:name="Master5-PPL7" style:display-name="TWO_OBJECTS_AND_OBJECT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3.26181in"/>
      <presentation:placeholder presentation:object="object" svg:x="0.5in" svg:y="3.01969in" svg:width="4.39173in" svg:height="1.55551in"/>
    </style:presentation-page-layout>
    <style:presentation-page-layout style:name="Master5-PPL8" style:display-name="OBJECT_AND_TWO_OBJECTS">
      <presentation:placeholder presentation:object="title" svg:x="0.5in" svg:y="0.22441in" svg:width="8.99961in" svg:height="0.93858in"/>
      <presentation:placeholder presentation:object="object" svg:x="0.5in" svg:y="1.31614in" svg:width="4.39173in" svg:height="3.26181in"/>
      <presentation:placeholder presentation:object="object" svg:x="5.11181in" svg:y="1.31614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5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8.99961in" svg:height="1.55551in"/>
    </style:presentation-page-layout>
    <style:presentation-page-layout style:name="Master5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bject" svg:x="0.5in" svg:y="3.01969in" svg:width="8.99961in" svg:height="1.55551in"/>
    </style:presentation-page-layout>
    <style:presentation-page-layout style:name="Master5-PPL11" style:display-name="FOUR_OBJECTS">
      <presentation:placeholder presentation:object="title" svg:x="0.5in" svg:y="0.22441in" svg:width="8.99961in" svg:height="0.93858in"/>
      <presentation:placeholder presentation:object="object" svg:x="0.5in" svg:y="1.31614in" svg:width="4.39173in" svg:height="1.55551in"/>
      <presentation:placeholder presentation:object="object" svg:x="5.11181in" svg:y="1.31614in" svg:width="4.39173in" svg:height="1.55551in"/>
      <presentation:placeholder presentation:object="object" svg:x="0.5in" svg:y="3.01969in" svg:width="4.39173in" svg:height="1.55551in"/>
      <presentation:placeholder presentation:object="object" svg:x="5.11181in" svg:y="3.01969in" svg:width="4.39173in" svg:height="1.55551in"/>
    </style:presentation-page-layout>
    <style:presentation-page-layout style:name="Master5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style style:family="table-cell" style:name="a1679">
      <style:table-cell-properties/>
      <style:text-properties fo:font-family="" style:font-family-asian="" style:font-family-complex=""/>
    </style:style>
    <style:style style:family="table-cell" style:name="a1684">
      <style:table-cell-properties/>
      <style:text-properties fo:font-family="" style:font-family-asian="" style:font-family-complex=""/>
    </style:style>
    <style:style style:family="table-cell" style:name="a16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681">
      <style:table-cell-properties/>
      <style:text-properties fo:font-family="" style:font-family-asian="" style:font-family-complex=""/>
    </style:style>
    <style:style style:family="table-cell" style:name="a1676">
      <style:table-cell-properties/>
      <style:text-properties fo:color="#000000" fo:font-family="Arial" style:font-family-asian="Arial" style:font-family-complex="Arial"/>
    </style:style>
    <style:style style:family="table-cell" style:name="a1677">
      <style:table-cell-properties/>
      <style:text-properties fo:font-family="" style:font-family-asian="" style:font-family-complex=""/>
    </style:style>
    <style:style style:family="table-cell" style:name="a1682">
      <style:table-cell-properties/>
      <style:text-properties fo:font-family="" style:font-family-asian="" style:font-family-complex=""/>
    </style:style>
    <style:style style:family="table-cell" style:name="a1678">
      <style:table-cell-properties/>
      <style:text-properties fo:font-family="" style:font-family-asian="" style:font-family-complex=""/>
    </style:style>
    <style:style style:family="table-cell" style:name="a1683">
      <style:table-cell-properties/>
      <style:text-properties fo:font-family="" style:font-family-asian="" style:font-family-complex="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685" xlink:href="media/image5.jpg" xlink:show="embed" xlink:actuate="onLoad"/>
    <draw:fill-image draw:name="a1699" xlink:href="media/image5.jpg" xlink:show="embed" xlink:actuate="onLoad"/>
    <draw:fill-image draw:name="a1862" xlink:href="media/image5.jpg" xlink:show="embed" xlink:actuate="onLoad"/>
    <draw:fill-image draw:name="a1834" xlink:href="media/image5.jpg" xlink:show="embed" xlink:actuate="onLoad"/>
    <draw:fill-image draw:name="a1902" xlink:href="media/image5.jpg" xlink:show="embed" xlink:actuate="onLoad"/>
    <draw:fill-image draw:name="a1728" xlink:href="media/image5.jpg" xlink:show="embed" xlink:actuate="onLoad"/>
    <table:table-template table:name="{824AA5A3-848D-4702-BE5B-9042D101DF01}">
      <table:first-row table:style-name="a1681" table:paragraph-style-name=""/>
      <table:last-row table:style-name="a1682" table:paragraph-style-name=""/>
      <table:first-column table:style-name="a1683" table:paragraph-style-name=""/>
      <table:last-column table:style-name="a1684" table:paragraph-style-name=""/>
      <table:body table:style-name="a1676" table:paragraph-style-name=""/>
      <table:even-rows table:style-name="a1679" table:paragraph-style-name=""/>
      <table:odd-rows table:style-name="a1680" table:paragraph-style-name=""/>
      <table:even-columns table:style-name="a1677" table:paragraph-style-name=""/>
      <table:odd-columns table:style-name="a1678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 style:parent-style-name="Graphics">
      <style:graphic-properties draw:fill="none" fo:clip="rect(0in, 0in, 0in, 0in)" draw:stroke="none" draw:image-opacity="100%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 style:parent-style-name="Graphics">
      <style:graphic-properties draw:fill="none" fo:clip="rect(0in, 0in, 0in, 0in)" draw:stroke="none" draw:image-opacity="100%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02">
      <style:graphic-properties draw:fill="none" draw:stroke="solid" svg:stroke-width="0.01042in" svg:stroke-color="#cccccc" svg:stroke-opacity="100%" draw:stroke-linejoin="round" svg:stroke-linecap="butt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 style:parent-style-name="Graphics">
      <style:graphic-properties draw:fill="none" fo:clip="rect(0in, 0in, 0in, 0in)" draw:stroke="none" draw:image-opacity="100%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9" style:parent-style-name="Graphics">
      <style:graphic-properties draw:fill="none" fo:clip="rect(0in, 0in, 0in, 0in)" draw:stroke="none" draw:image-opacity="100%"/>
    </style:style>
    <style:style style:family="graphic" style:name="a260" style:parent-style-name="Graphics">
      <style:graphic-properties draw:fill="none" fo:clip="rect(0in, 0in, 0in, 0in)" draw:stroke="none" draw:imag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6" style:parent-style-name="Graphics">
      <style:graphic-properties draw:fill="none" fo:clip="rect(0in, 0in, 0in, 0in)" draw:stroke="none" draw:image-opacity="100%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1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8" style:parent-style-name="Graphics">
      <style:graphic-properties draw:fill="none" fo:clip="rect(0in, 0in, 0in, 0in)" draw:stroke="none" draw:image-opacity="100%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 style:parent-style-name="Graphics">
      <style:graphic-properties draw:fill="none" fo:clip="rect(0in, 0in, 0in, 0in)" draw:stroke="none" draw:imag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54" style:parent-style-name="Graphics">
      <style:graphic-properties draw:fill="none" fo:clip="rect(0in, 0in, 0in, 0in)" draw:stroke="none" draw:image-opacity="100%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7" style:parent-style-name="Graphics">
      <style:graphic-properties draw:fill="none" fo:clip="rect(0in, 0in, 0in, 0in)" draw:stroke="none" draw:image-opacity="10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7" style:parent-style-name="Graphics">
      <style:graphic-properties draw:fill="none" fo:clip="rect(0in, 0in, 0in, 0in)" draw:stroke="none" draw:image-opacity="100%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fo:clip="rect(0in, 0in, 0in, 0in)" draw:stroke="none" draw:image-opacity="100%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8" style:parent-style-name="Graphics">
      <style:graphic-properties draw:fill="none" fo:clip="rect(0in, 0in, 0in, 0in)" draw:stroke="none" draw:image-opacity="100%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 style:parent-style-name="Graphics">
      <style:graphic-properties draw:fill="none" fo:clip="rect(0in, 0in, 0in, 0in)" draw:stroke="none" draw:image-opacity="100%"/>
    </style:style>
    <style:style style:family="paragraph" style:name="a118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 style:parent-style-name="Graphics">
      <style:graphic-properties draw:fill="none" fo:clip="rect(0in, 0in, 0in, 0in)" draw:stroke="none" draw:image-opacity="100%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fo:clip="rect(0in, 0in, 0in, 0in)" draw:stroke="none" draw:image-opacity="100%"/>
    </style:style>
    <style:style style:family="graphic" style:name="a1462" style:parent-style-name="Graphics">
      <style:graphic-properties draw:fill="none" fo:clip="rect(0in, 0in, 0in, 0in)" draw:stroke="none" draw:image-opacity="100%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100%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fo:clip="rect(0in, 0in, 0in, 0in)" draw:stroke="none" draw:image-opacity="100%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8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in)" draw:stroke="none" draw:image-opacity="100%"/>
    </style:style>
    <style:style style:family="paragraph" style:name="a14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 style:parent-style-name="Graphics">
      <style:graphic-properties draw:fill="none" fo:clip="rect(0in, 0in, 0in, 0in)" draw:stroke="none" draw:image-opacity="100%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 style:parent-style-name="Graphics">
      <style:graphic-properties draw:fill="none" fo:clip="rect(0in, 0in, 0in, 0in)" draw:stroke="none" draw:image-opacity="100%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fo:clip="rect(0in, 0in, 0in, 0in)" draw:stroke="none" draw:imag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" style:parent-style-name="Graphics">
      <style:graphic-properties draw:fill="none" fo:clip="rect(0in, 0in, 0in, 0in)" draw:stroke="none" draw:imag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4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fo:clip="rect(0in, 0in, 0in, 0in)" draw:stroke="none" draw:image-opacity="100%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fo:clip="rect(0in, 0in, 0in, 0in)" draw:stroke="none" draw:image-opacity="100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1042in" svg:stroke-color="#cccccc" svg:stroke-opacity="100%" draw:stroke-linejoin="round" svg:stroke-linecap="butt"/>
    </style:style>
    <style:style style:family="graphic" style:name="a10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fo:clip="rect(0in, 0in, 0in, 0in)" draw:stroke="none" draw:imag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 style:parent-style-name="Graphics">
      <style:graphic-properties draw:fill="none" fo:clip="rect(0in, 0in, 0in, 0in)" draw:stroke="none" draw:image-opacity="100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9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0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6" style:parent-style-name="Graphics">
      <style:graphic-properties draw:fill="none" fo:clip="rect(0in, 0in, 0in, 0in)" draw:stroke="none" draw:imag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3" style:parent-style-name="Graphics">
      <style:graphic-properties draw:fill="none" fo:clip="rect(0in, 0in, 0in, 0in)" draw:stroke="none" draw:image-opacity="100%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 style:parent-style-name="Graphics">
      <style:graphic-properties draw:fill="none" fo:clip="rect(0in, 0in, 0in, 0in)" draw:stroke="none" draw:imag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image-opacity="100%"/>
    </style:style>
    <style:style style:family="paragraph" style:name="a47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39" style:parent-style-name="Graphics">
      <style:graphic-properties draw:fill="none" fo:clip="rect(0in, 0in, 0in, 0in)" draw:stroke="none" draw:image-opacity="100%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fo:clip="rect(0in, 0in, 0in, 0in)" draw:stroke="none" draw:image-opacity="100%"/>
    </style:style>
    <style:style style:family="paragraph" style:name="a10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fo:clip="rect(0in, 0in, 0in, 0in)" draw:stroke="none" draw:image-opacity="100%"/>
    </style:style>
    <style:style style:family="graphic" style:name="a7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96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94" style:parent-style-name="Graphics">
      <style:graphic-properties draw:fill="none" fo:clip="rect(0in, 0in, 0in, 0in)" draw:stroke="none" draw:image-opacity="100%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fo:clip="rect(0in, 0in, 0in, 0in)" draw:stroke="none" draw:image-opacity="100%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 style:parent-style-name="Graphics">
      <style:graphic-properties draw:fill="none" fo:clip="rect(0in, 0in, 0in, 0in)" draw:stroke="none" draw:imag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6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 style:parent-style-name="Graphics">
      <style:graphic-properties draw:fill="none" fo:clip="rect(0in, 0in, 0in, 0in)" draw:stroke="none" draw:image-opacity="100%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37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5" style:parent-style-name="Graphics">
      <style:graphic-properties draw:fill="none" fo:clip="rect(0in, 0in, 0in, 0in)" draw:stroke="none" draw:image-opacity="100%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 style:parent-style-name="Graphics">
      <style:graphic-properties draw:fill="none" fo:clip="rect(0in, 0in, 0in, 0in)" draw:stroke="none" draw:image-opacity="100%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 style:parent-style-name="Graphics">
      <style:graphic-properties draw:fill="none" fo:clip="rect(0in, 0in, 0in, 0in)" draw:stroke="none" draw:image-opacity="100%"/>
    </style:style>
    <style:style style:family="presentation" style:name="a13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96" style:parent-style-name="Graphics">
      <style:graphic-properties draw:fill="none" fo:clip="rect(0in, 0in, 0in, 0in)" draw:stroke="none" draw:image-opacity="100%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in)" draw:stroke="none" draw:image-opacity="100%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 style:parent-style-name="Graphics">
      <style:graphic-properties draw:fill="none" fo:clip="rect(0in, 0in, 0in, 0in)" draw:stroke="none" draw:image-opacity="100%"/>
    </style:style>
    <style:style style:family="presentation" style:name="a120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 style:parent-style-name="Graphics">
      <style:graphic-properties draw:fill="none" fo:clip="rect(0in, 0in, 0in, 0in)" draw:stroke="none" draw:image-opacity="100%"/>
    </style:style>
    <style:style style:family="graphic" style:name="a61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62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in)" draw:stroke="none" draw:imag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in, 0in, 0in)" draw:stroke="none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 style:parent-style-name="Graphics">
      <style:graphic-properties draw:fill="none" fo:clip="rect(0in, 0in, 0in, 0in)" draw:stroke="none" draw:image-opacity="100%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fo:clip="rect(0in, 0in, 0in, 0in)" draw:stroke="none" draw:imag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8" style:parent-style-name="Graphics">
      <style:graphic-properties draw:fill="none" fo:clip="rect(0in, 0in, 0in, 0in)" draw:stroke="none" draw:image-opacity="100%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0" style:parent-style-name="Graphics">
      <style:graphic-properties draw:fill="none" fo:clip="rect(0in, 0in, 0in, 0in)" draw:stroke="none" draw:image-opacity="100%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2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 style:parent-style-name="Graphics">
      <style:graphic-properties draw:fill="none" fo:clip="rect(0in, 0in, 0in, 0in)" draw:stroke="none" draw:image-opacity="100%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 style:parent-style-name="Graphics">
      <style:graphic-properties draw:fill="none" fo:clip="rect(0in, 0in, 0in, 0in)" draw:stroke="none" draw:image-opacity="100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fo:clip="rect(0in, 0in, 0in, 0in)" draw:stroke="none" draw:image-opacity="100%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 style:parent-style-name="Graphics">
      <style:graphic-properties draw:fill="none" fo:clip="rect(0in, 0in, 0in, 0in)" draw:stroke="none" draw:image-opacity="100%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4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" style:parent-style-name="Graphics">
      <style:graphic-properties draw:fill="none" fo:clip="rect(0in, 0in, 0in, 0in)" draw:stroke="none" draw:image-opacity="100%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9" style:parent-style-name="Graphics">
      <style:graphic-properties draw:fill="none" fo:clip="rect(0in, 0in, 0in, 0in)" draw:stroke="none" draw:imag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2" style:parent-style-name="Graphics">
      <style:graphic-properties draw:fill="none" fo:clip="rect(0in, 0in, 0in, 0in)" draw:stroke="none" draw:imag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5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in, 0in, 0in, 0in)" draw:stroke="none" draw:image-opacity="100%"/>
    </style:style>
    <style:style style:family="graphic" style:name="a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 style:parent-style-name="Graphics">
      <style:graphic-properties draw:fill="none" fo:clip="rect(0in, 0in, 0in, 0in)" draw:stroke="none" draw:image-opacity="100%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7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" style:parent-style-name="Graphics">
      <style:graphic-properties draw:fill="none" fo:clip="rect(0in, 0in, 0in, 0in)" draw:stroke="none" draw:image-opacity="100%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25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66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2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5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71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5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54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3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5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94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3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36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3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2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54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1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57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9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0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8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9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1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8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4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59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18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2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5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4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0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0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5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9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59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7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2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2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32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6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8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5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5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6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3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9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1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0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7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0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65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02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705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5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0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4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3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2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4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93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0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66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4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5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143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3.67361in" text:min-label-width="0.32639in"/>
        <style:text-properties fo:color="#000000" fo:font-family="Arial" fo:font-size="0.15278in"/>
      </text:list-level-style-bullet>
    </text:list-style>
    <text:list-style style:name="a3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Office-Theme" style:page-layout-name="pageLayout1" draw:style-name="a0">
      <draw:frame draw:id="id0" draw:style-name="a1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" draw:style-name="a8" draw:name="Google Shape;7;p1">
        <svg:title/>
        <svg:desc/>
        <text:p text:style-name="a7" text:class-names="" text:cond-style-name=""><text:span text:style-name="a2" text:class-names="">臺灣國際資訊奧林匹亞競賽</text:span><text:span text:style-name="a3" text:class-names=""><text:s text:c="1"/>(TOI)<text:s text:c="1"/></text:span><text:span text:style-name="a4" text:class-names="">推廣計畫</text:span><text:span text:style-name="a5" text:class-names=""><text:s text:c="1"/></text:span><text:span text:style-name="a6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11" draw:name="Google Shape;8;p1" svg:x="2.40079in" svg:y="2.09488in" svg:width="5.80472in" svg:height="1.2685in" presentation:class="title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28" draw:name="Google Shape;9;p1" svg:x="0.5in" svg:y="1.31614in" svg:width="8.99961in" svg:height="3.26181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按一下以編輯母片文字樣式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第二層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第三層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第五層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">
        <draw:page-thumbnail svg:x="1.25025in" svg:y="0.75in" svg:width="5.00025in" svg:height="3.75in" presentation:class="page" draw:id="id4" presentation:style-name="a29" draw:name="Google Shape;3;n">
          <svg:title/>
          <svg:desc/>
        </draw:page-thumbnail>
        <draw:frame draw:id="id5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Only-TITLE_ONLY" style:page-layout-name="pageLayout1" draw:style-name="a35">
      <draw:frame draw:id="id6" draw:layer="Master1-bg" draw:style-name="a36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7" draw:layer="Master1-bg" draw:style-name="a43" draw:name="Google Shape;7;p1">
        <svg:title/>
        <svg:desc/>
        <text:p text:style-name="a42" text:class-names="" text:cond-style-name=""><text:span text:style-name="a37" text:class-names="">臺灣國際資訊奧林匹亞競賽</text:span><text:span text:style-name="a38" text:class-names=""><text:s text:c="1"/>(TOI)<text:s text:c="1"/></text:span><text:span text:style-name="a39" text:class-names="">推廣計畫</text:span><text:span text:style-name="a40" text:class-names=""><text:s text:c="1"/></text:span><text:span text:style-name="a4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" presentation:style-name="a46" draw:name="Google Shape;11;p2" svg:x="0.5in" svg:y="0.22441in" svg:width="8.99961in" svg:height="0.93858in" presentation:class="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presentation:notes style:page-layout-name="pageLayout2" draw:style-name="a52">
        <draw:page-thumbnail svg:x="1.25025in" svg:y="0.75in" svg:width="5.00025in" svg:height="3.75in" presentation:class="page" draw:id="id4" presentation:style-name="a47" draw:name="Google Shape;3;n">
          <svg:title/>
          <svg:desc/>
        </draw:page-thumbnail>
        <draw:frame draw:id="id5" presentation:style-name="a51" draw:name="Google Shape;4;n" svg:x="0.75in" svg:y="4.75in" svg:width="6in" svg:height="4.5in" presentation:class="notes" presentation:placeholder="false">
          <draw:text-box>
            <text:list text:style-name="a50">
              <text:list-item>
                <text:p text:style-name="a49" text:class-names="" text:cond-style-name=""><text:span text:style-name="a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" style:page-layout-name="pageLayout1" draw:style-name="a53">
      <draw:frame draw:id="id9" draw:layer="Master1-bg" draw:style-name="a54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0" draw:layer="Master1-bg" draw:style-name="a61" draw:name="Google Shape;7;p1">
        <svg:title/>
        <svg:desc/>
        <text:p text:style-name="a60" text:class-names="" text:cond-style-name=""><text:span text:style-name="a55" text:class-names="">臺灣國際資訊奧林匹亞競賽</text:span><text:span text:style-name="a56" text:class-names=""><text:s text:c="1"/>(TOI)<text:s text:c="1"/></text:span><text:span text:style-name="a57" text:class-names="">推廣計畫</text:span><text:span text:style-name="a58" text:class-names=""><text:s text:c="1"/></text:span><text:span text:style-name="a59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7">
        <draw:page-thumbnail svg:x="1.25025in" svg:y="0.75in" svg:width="5.00025in" svg:height="3.75in" presentation:class="page" draw:id="id4" presentation:style-name="a62" draw:name="Google Shape;3;n">
          <svg:title/>
          <svg:desc/>
        </draw:page-thumbnail>
        <draw:frame draw:id="id5" presentation:style-name="a66" draw:name="Google Shape;4;n" svg:x="0.75in" svg:y="4.75in" svg:width="6in" svg:height="4.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68">
      <draw:frame draw:id="id11" draw:layer="Master1-bg" draw:style-name="a69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2" draw:layer="Master1-bg" draw:style-name="a76" draw:name="Google Shape;7;p1">
        <svg:title/>
        <svg:desc/>
        <text:p text:style-name="a75" text:class-names="" text:cond-style-name=""><text:span text:style-name="a70" text:class-names="">臺灣國際資訊奧林匹亞競賽</text:span><text:span text:style-name="a71" text:class-names=""><text:s text:c="1"/>(TOI)<text:s text:c="1"/></text:span><text:span text:style-name="a72" text:class-names="">推廣計畫</text:span><text:span text:style-name="a73" text:class-names=""><text:s text:c="1"/></text:span><text:span text:style-name="a7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79" draw:name="Google Shape;14;p4" svg:x="0.5in" svg:y="0.22441in" svg:width="8.99961in" svg:height="0.93858in" presentation:class="titl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Google Shape;15;p4" svg:x="0.5in" svg:y="1.31614in" svg:width="8.99961in" svg:height="3.26181in" presentation:class="subtitl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presentation:notes style:page-layout-name="pageLayout2" draw:style-name="a88">
        <draw:page-thumbnail svg:x="1.25025in" svg:y="0.75in" svg:width="5.00025in" svg:height="3.75in" presentation:class="page" draw:id="id4" presentation:style-name="a83" draw:name="Google Shape;3;n">
          <svg:title/>
          <svg:desc/>
        </draw:page-thumbnail>
        <draw:frame draw:id="id5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OBJECT" style:page-layout-name="pageLayout1" draw:style-name="a89">
      <draw:frame draw:id="id15" draw:layer="Master1-bg" draw:style-name="a90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6" draw:layer="Master1-bg" draw:style-name="a97" draw:name="Google Shape;7;p1">
        <svg:title/>
        <svg:desc/>
        <text:p text:style-name="a96" text:class-names="" text:cond-style-name=""><text:span text:style-name="a91" text:class-names="">臺灣國際資訊奧林匹亞競賽</text:span><text:span text:style-name="a92" text:class-names=""><text:s text:c="1"/>(TOI)<text:s text:c="1"/></text:span><text:span text:style-name="a93" text:class-names="">推廣計畫</text:span><text:span text:style-name="a94" text:class-names=""><text:s text:c="1"/></text:span><text:span text:style-name="a9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" presentation:style-name="a100" draw:name="Google Shape;17;p5" svg:x="0.5in" svg:y="0.22441in" svg:width="8.99961in" svg:height="0.93858in" presentation:class="titl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8" presentation:style-name="a103" draw:name="Google Shape;18;p5" svg:x="0.5in" svg:y="1.31614in" svg:width="8.99961in" svg:height="3.26181in" presentation:class="object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presentation:notes style:page-layout-name="pageLayout2" draw:style-name="a109">
        <draw:page-thumbnail svg:x="1.25025in" svg:y="0.75in" svg:width="5.00025in" svg:height="3.75in" presentation:class="page" draw:id="id4" presentation:style-name="a104" draw:name="Google Shape;3;n">
          <svg:title/>
          <svg:desc/>
        </draw:page-thumbnail>
        <draw:frame draw:id="id5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WO_OBJECTS" style:page-layout-name="pageLayout1" draw:style-name="a110">
      <draw:frame draw:id="id19" draw:layer="Master1-bg" draw:style-name="a111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0" draw:layer="Master1-bg" draw:style-name="a118" draw:name="Google Shape;7;p1">
        <svg:title/>
        <svg:desc/>
        <text:p text:style-name="a117" text:class-names="" text:cond-style-name=""><text:span text:style-name="a112" text:class-names="">臺灣國際資訊奧林匹亞競賽</text:span><text:span text:style-name="a113" text:class-names=""><text:s text:c="1"/>(TOI)<text:s text:c="1"/></text:span><text:span text:style-name="a114" text:class-names="">推廣計畫</text:span><text:span text:style-name="a115" text:class-names=""><text:s text:c="1"/></text:span><text:span text:style-name="a116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" presentation:style-name="a121" draw:name="Google Shape;20;p6" svg:x="0.5in" svg:y="0.22441in" svg:width="8.99961in" svg:height="0.93858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2" presentation:style-name="a124" draw:name="Google Shape;21;p6" svg:x="0.5in" svg:y="1.31614in" svg:width="4.39173in" svg:height="3.26181in" presentation:class="object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7" draw:name="Google Shape;22;p6" svg:x="5.11181in" svg:y="1.31614in" svg:width="4.39173in" svg:height="3.26181in" presentation:class="object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presentation:notes style:page-layout-name="pageLayout2" draw:style-name="a133">
        <draw:page-thumbnail svg:x="1.25025in" svg:y="0.75in" svg:width="5.00025in" svg:height="3.75in" presentation:class="page" draw:id="id4" presentation:style-name="a128" draw:name="Google Shape;3;n">
          <svg:title/>
          <svg:desc/>
        </draw:page-thumbnail>
        <draw:frame draw:id="id5" presentation:style-name="a132" draw:name="Google Shape;4;n" svg:x="0.75in" svg:y="4.75in" svg:width="6in" svg:height="4.5in" presentation:class="notes" presentation:placeholder="false">
          <draw:text-box>
            <text:list text:style-name="a131">
              <text:list-item>
                <text:p text:style-name="a130" text:class-names="" text:cond-style-name=""><text:span text:style-name="a1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objOnly-OBJECT_ONLY" style:page-layout-name="pageLayout1" draw:style-name="a134">
      <draw:frame draw:id="id24" draw:layer="Master1-bg" draw:style-name="a135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5" draw:layer="Master1-bg" draw:style-name="a142" draw:name="Google Shape;7;p1">
        <svg:title/>
        <svg:desc/>
        <text:p text:style-name="a141" text:class-names="" text:cond-style-name=""><text:span text:style-name="a136" text:class-names="">臺灣國際資訊奧林匹亞競賽</text:span><text:span text:style-name="a137" text:class-names=""><text:s text:c="1"/>(TOI)<text:s text:c="1"/></text:span><text:span text:style-name="a138" text:class-names="">推廣計畫</text:span><text:span text:style-name="a139" text:class-names=""><text:s text:c="1"/></text:span><text:span text:style-name="a14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6" presentation:style-name="a145" draw:name="Google Shape;24;p7" svg:x="0.5in" svg:y="0.22441in" svg:width="8.99961in" svg:height="4.35197in" presentation:class="sub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presentation:notes style:page-layout-name="pageLayout2" draw:style-name="a151">
        <draw:page-thumbnail svg:x="1.25025in" svg:y="0.75in" svg:width="5.00025in" svg:height="3.75in" presentation:class="page" draw:id="id4" presentation:style-name="a146" draw:name="Google Shape;3;n">
          <svg:title/>
          <svg:desc/>
        </draw:page-thumbnail>
        <draw:frame draw:id="id5" presentation:style-name="a150" draw:name="Google Shape;4;n" svg:x="0.75in" svg:y="4.75in" svg:width="6in" svg:height="4.5in" presentation:class="notes" presentation:placeholder="false">
          <draw:text-box>
            <text:list text:style-name="a149">
              <text:list-item>
                <text:p text:style-name="a148" text:class-names="" text:cond-style-name=""><text:span text:style-name="a1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WO_OBJECTS_AND_OBJECT" style:page-layout-name="pageLayout1" draw:style-name="a152">
      <draw:frame draw:id="id27" draw:layer="Master1-bg" draw:style-name="a153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8" draw:layer="Master1-bg" draw:style-name="a160" draw:name="Google Shape;7;p1">
        <svg:title/>
        <svg:desc/>
        <text:p text:style-name="a159" text:class-names="" text:cond-style-name=""><text:span text:style-name="a154" text:class-names="">臺灣國際資訊奧林匹亞競賽</text:span><text:span text:style-name="a155" text:class-names=""><text:s text:c="1"/>(TOI)<text:s text:c="1"/></text:span><text:span text:style-name="a156" text:class-names="">推廣計畫</text:span><text:span text:style-name="a157" text:class-names=""><text:s text:c="1"/></text:span><text:span text:style-name="a15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163" draw:name="Google Shape;26;p8" svg:x="0.5in" svg:y="0.22441in" svg:width="8.99961in" svg:height="0.93858in" presentation:class="titl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6" draw:name="Google Shape;27;p8" svg:x="0.5in" svg:y="1.31614in" svg:width="4.39173in" svg:height="1.55551in" presentation:class="object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Google Shape;28;p8" svg:x="5.11181in" svg:y="1.31614in" svg:width="4.39173in" svg:height="3.26181in" presentation:class="object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2" presentation:style-name="a172" draw:name="Google Shape;29;p8" svg:x="0.5in" svg:y="3.01969in" svg:width="4.39173in" svg:height="1.55551in" presentation:class="object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presentation:notes style:page-layout-name="pageLayout2" draw:style-name="a178">
        <draw:page-thumbnail svg:x="1.25025in" svg:y="0.75in" svg:width="5.00025in" svg:height="3.75in" presentation:class="page" draw:id="id4" presentation:style-name="a173" draw:name="Google Shape;3;n">
          <svg:title/>
          <svg:desc/>
        </draw:page-thumbnail>
        <draw:frame draw:id="id5" presentation:style-name="a177" draw:name="Google Shape;4;n" svg:x="0.75in" svg:y="4.75in" svg:width="6in" svg:height="4.5in" presentation:class="notes" presentation:placeholder="false">
          <draw:text-box>
            <text:list text:style-name="a176">
              <text:list-item>
                <text:p text:style-name="a175" text:class-names="" text:cond-style-name=""><text:span text:style-name="a1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OBJECT_AND_TWO_OBJECTS" style:page-layout-name="pageLayout1" draw:style-name="a179">
      <draw:frame draw:id="id33" draw:layer="Master1-bg" draw:style-name="a180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4" draw:layer="Master1-bg" draw:style-name="a187" draw:name="Google Shape;7;p1">
        <svg:title/>
        <svg:desc/>
        <text:p text:style-name="a186" text:class-names="" text:cond-style-name=""><text:span text:style-name="a181" text:class-names="">臺灣國際資訊奧林匹亞競賽</text:span><text:span text:style-name="a182" text:class-names=""><text:s text:c="1"/>(TOI)<text:s text:c="1"/></text:span><text:span text:style-name="a183" text:class-names="">推廣計畫</text:span><text:span text:style-name="a184" text:class-names=""><text:s text:c="1"/></text:span><text:span text:style-name="a18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5" presentation:style-name="a190" draw:name="Google Shape;31;p9" svg:x="0.5in" svg:y="0.22441in" svg:width="8.99961in" svg:height="0.93858in" presentation:class="titl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36" presentation:style-name="a193" draw:name="Google Shape;32;p9" svg:x="0.5in" svg:y="1.31614in" svg:width="4.39173in" svg:height="3.26181in" presentation:class="object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7" presentation:style-name="a196" draw:name="Google Shape;33;p9" svg:x="5.11181in" svg:y="1.31614in" svg:width="4.39173in" svg:height="1.55551in" presentation:class="object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8" presentation:style-name="a199" draw:name="Google Shape;34;p9" svg:x="5.11181in" svg:y="3.01969in" svg:width="4.39173in" svg:height="1.55551in" presentation:class="object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presentation:notes style:page-layout-name="pageLayout2" draw:style-name="a205">
        <draw:page-thumbnail svg:x="1.25025in" svg:y="0.75in" svg:width="5.00025in" svg:height="3.75in" presentation:class="page" draw:id="id4" presentation:style-name="a200" draw:name="Google Shape;3;n">
          <svg:title/>
          <svg:desc/>
        </draw:page-thumbnail>
        <draw:frame draw:id="id5" presentation:style-name="a204" draw:name="Google Shape;4;n" svg:x="0.75in" svg:y="4.75in" svg:width="6in" svg:height="4.5in" presentation:class="notes" presentation:placeholder="false">
          <draw:text-box>
            <text:list text:style-name="a203">
              <text:list-item>
                <text:p text:style-name="a202" text:class-names="" text:cond-style-name=""><text:span text:style-name="a2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WO_OBJECTS_OVER_TEXT" style:page-layout-name="pageLayout1" draw:style-name="a206">
      <draw:frame draw:id="id39" draw:layer="Master1-bg" draw:style-name="a207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40" draw:layer="Master1-bg" draw:style-name="a214" draw:name="Google Shape;7;p1">
        <svg:title/>
        <svg:desc/>
        <text:p text:style-name="a213" text:class-names="" text:cond-style-name=""><text:span text:style-name="a208" text:class-names="">臺灣國際資訊奧林匹亞競賽</text:span><text:span text:style-name="a209" text:class-names=""><text:s text:c="1"/>(TOI)<text:s text:c="1"/></text:span><text:span text:style-name="a210" text:class-names="">推廣計畫</text:span><text:span text:style-name="a211" text:class-names=""><text:s text:c="1"/></text:span><text:span text:style-name="a212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1" presentation:style-name="a217" draw:name="Google Shape;36;p10" svg:x="0.5in" svg:y="0.22441in" svg:width="8.99961in" svg:height="0.93858in" presentation:class="titl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1" draw:name="Google Shape;37;p10" svg:x="0.5in" svg:y="1.31614in" svg:width="4.39173in" svg:height="1.55551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/></text:p>
            </text:list-item>
          </text:list>
        </draw:text-box>
        <svg:title/>
        <svg:desc/>
      </draw:frame>
      <draw:frame draw:id="id43" presentation:style-name="a224" draw:name="Google Shape;38;p10" svg:x="5.11181in" svg:y="1.31614in" svg:width="4.39173in" svg:height="1.55551in" presentation:class="object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4" presentation:style-name="a227" draw:name="Google Shape;39;p10" svg:x="0.5in" svg:y="3.01969in" svg:width="8.99961in" svg:height="1.55551in" presentation:class="object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presentation:notes style:page-layout-name="pageLayout2" draw:style-name="a233">
        <draw:page-thumbnail svg:x="1.25025in" svg:y="0.75in" svg:width="5.00025in" svg:height="3.75in" presentation:class="page" draw:id="id4" presentation:style-name="a228" draw:name="Google Shape;3;n">
          <svg:title/>
          <svg:desc/>
        </draw:page-thumbnail>
        <draw:frame draw:id="id5" presentation:style-name="a232" draw:name="Google Shape;4;n" svg:x="0.75in" svg:y="4.75in" svg:width="6in" svg:height="4.5in" presentation:class="notes" presentation:placeholder="false">
          <draw:text-box>
            <text:list text:style-name="a231">
              <text:list-item>
                <text:p text:style-name="a230" text:class-names="" text:cond-style-name=""><text:span text:style-name="a2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OBJECT_OVER_TEXT" style:page-layout-name="pageLayout1" draw:style-name="a234">
      <draw:frame draw:id="id45" draw:layer="Master1-bg" draw:style-name="a235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46" draw:layer="Master1-bg" draw:style-name="a242" draw:name="Google Shape;7;p1">
        <svg:title/>
        <svg:desc/>
        <text:p text:style-name="a241" text:class-names="" text:cond-style-name=""><text:span text:style-name="a236" text:class-names="">臺灣國際資訊奧林匹亞競賽</text:span><text:span text:style-name="a237" text:class-names=""><text:s text:c="1"/>(TOI)<text:s text:c="1"/></text:span><text:span text:style-name="a238" text:class-names="">推廣計畫</text:span><text:span text:style-name="a239" text:class-names=""><text:s text:c="1"/></text:span><text:span text:style-name="a24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245" draw:name="Google Shape;41;p11" svg:x="0.5in" svg:y="0.22441in" svg:width="8.99961in" svg:height="0.93858in" presentation:class="titl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8" presentation:style-name="a249" draw:name="Google Shape;42;p11" svg:x="0.5in" svg:y="1.31614in" svg:width="8.99961in" svg:height="1.5555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draw:frame draw:id="id49" presentation:style-name="a252" draw:name="Google Shape;43;p11" svg:x="0.5in" svg:y="3.01969in" svg:width="8.99961in" svg:height="1.55551in" presentation:class="object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presentation:notes style:page-layout-name="pageLayout2" draw:style-name="a258">
        <draw:page-thumbnail svg:x="1.25025in" svg:y="0.75in" svg:width="5.00025in" svg:height="3.75in" presentation:class="page" draw:id="id4" presentation:style-name="a253" draw:name="Google Shape;3;n">
          <svg:title/>
          <svg:desc/>
        </draw:page-thumbnail>
        <draw:frame draw:id="id5" presentation:style-name="a257" draw:name="Google Shape;4;n" svg:x="0.75in" svg:y="4.75in" svg:width="6in" svg:height="4.5in" presentation:class="notes" presentation:placeholder="false">
          <draw:text-box>
            <text:list text:style-name="a256">
              <text:list-item>
                <text:p text:style-name="a255" text:class-names="" text:cond-style-name=""><text:span text:style-name="a2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FOUR_OBJECTS" style:page-layout-name="pageLayout1" draw:style-name="a259">
      <draw:frame draw:id="id50" draw:layer="Master1-bg" draw:style-name="a260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51" draw:layer="Master1-bg" draw:style-name="a267" draw:name="Google Shape;7;p1">
        <svg:title/>
        <svg:desc/>
        <text:p text:style-name="a266" text:class-names="" text:cond-style-name=""><text:span text:style-name="a261" text:class-names="">臺灣國際資訊奧林匹亞競賽</text:span><text:span text:style-name="a262" text:class-names=""><text:s text:c="1"/>(TOI)<text:s text:c="1"/></text:span><text:span text:style-name="a263" text:class-names="">推廣計畫</text:span><text:span text:style-name="a264" text:class-names=""><text:s text:c="1"/></text:span><text:span text:style-name="a26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270" draw:name="Google Shape;45;p12" svg:x="0.5in" svg:y="0.22441in" svg:width="8.99961in" svg:height="0.93858in" presentation:class="title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3" presentation:style-name="a273" draw:name="Google Shape;46;p12" svg:x="0.5in" svg:y="1.31614in" svg:width="4.39173in" svg:height="1.55551in" presentation:class="object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54" presentation:style-name="a276" draw:name="Google Shape;47;p12" svg:x="5.11181in" svg:y="1.31614in" svg:width="4.39173in" svg:height="1.55551in" presentation:class="object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5" presentation:style-name="a279" draw:name="Google Shape;48;p12" svg:x="0.5in" svg:y="3.01969in" svg:width="4.39173in" svg:height="1.55551in" presentation:class="object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6" presentation:style-name="a282" draw:name="Google Shape;49;p12" svg:x="5.11181in" svg:y="3.01969in" svg:width="4.39173in" svg:height="1.55551in" presentation:class="object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presentation:notes style:page-layout-name="pageLayout2" draw:style-name="a288">
        <draw:page-thumbnail svg:x="1.25025in" svg:y="0.75in" svg:width="5.00025in" svg:height="3.75in" presentation:class="page" draw:id="id4" presentation:style-name="a283" draw:name="Google Shape;3;n">
          <svg:title/>
          <svg:desc/>
        </draw:page-thumbnail>
        <draw:frame draw:id="id5" presentation:style-name="a287" draw:name="Google Shape;4;n" svg:x="0.75in" svg:y="4.75in" svg:width="6in" svg:height="4.5in" presentation:class="notes" presentation:placeholder="false">
          <draw:text-box>
            <text:list text:style-name="a286">
              <text:list-item>
                <text:p text:style-name="a285" text:class-names="" text:cond-style-name=""><text:span text:style-name="a2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89">
      <draw:frame draw:id="id57" draw:layer="Master1-bg" draw:style-name="a290" draw:name="Google Shape;6;p1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58" draw:layer="Master1-bg" draw:style-name="a297" draw:name="Google Shape;7;p1">
        <svg:title/>
        <svg:desc/>
        <text:p text:style-name="a296" text:class-names="" text:cond-style-name=""><text:span text:style-name="a291" text:class-names="">臺灣國際資訊奧林匹亞競賽</text:span><text:span text:style-name="a292" text:class-names=""><text:s text:c="1"/>(TOI)<text:s text:c="1"/></text:span><text:span text:style-name="a293" text:class-names="">推廣計畫</text:span><text:span text:style-name="a294" text:class-names=""><text:s text:c="1"/></text:span><text:span text:style-name="a29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9" presentation:style-name="a300" draw:name="Google Shape;51;p13" svg:x="0.5in" svg:y="0.22441in" svg:width="8.99961in" svg:height="0.93858in" presentation:class="titl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0" presentation:style-name="a304" draw:name="Google Shape;52;p13" svg:x="0.5in" svg:y="1.31614in" svg:width="2.89764in" svg:height="1.55551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/></text:p>
            </text:list-item>
          </text:list>
        </draw:text-box>
        <svg:title/>
        <svg:desc/>
      </draw:frame>
      <draw:frame draw:id="id61" presentation:style-name="a308" draw:name="Google Shape;53;p13" svg:x="3.54291in" svg:y="1.31614in" svg:width="2.89764in" svg:height="1.55551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/></text:p>
            </text:list-item>
          </text:list>
        </draw:text-box>
        <svg:title/>
        <svg:desc/>
      </draw:frame>
      <draw:frame draw:id="id62" presentation:style-name="a312" draw:name="Google Shape;54;p13" svg:x="6.58583in" svg:y="1.31614in" svg:width="2.89764in" svg:height="1.5555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/></text:p>
            </text:list-item>
          </text:list>
        </draw:text-box>
        <svg:title/>
        <svg:desc/>
      </draw:frame>
      <draw:frame draw:id="id63" presentation:style-name="a316" draw:name="Google Shape;55;p13" svg:x="0.5in" svg:y="3.01969in" svg:width="2.89764in" svg:height="1.55551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/></text:p>
            </text:list-item>
          </text:list>
        </draw:text-box>
        <svg:title/>
        <svg:desc/>
      </draw:frame>
      <draw:frame draw:id="id64" presentation:style-name="a320" draw:name="Google Shape;56;p13" svg:x="3.54291in" svg:y="3.01969in" svg:width="2.89764in" svg:height="1.55551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/></text:p>
            </text:list-item>
          </text:list>
        </draw:text-box>
        <svg:title/>
        <svg:desc/>
      </draw:frame>
      <draw:frame draw:id="id65" presentation:style-name="a324" draw:name="Google Shape;57;p13" svg:x="6.58583in" svg:y="3.01969in" svg:width="2.89764in" svg:height="1.5555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/></text:p>
            </text:list-item>
          </text:list>
        </draw:text-box>
        <svg:title/>
        <svg:desc/>
      </draw:frame>
      <presentation:notes style:page-layout-name="pageLayout2" draw:style-name="a330">
        <draw:page-thumbnail svg:x="1.25025in" svg:y="0.75in" svg:width="5.00025in" svg:height="3.75in" presentation:class="page" draw:id="id4" presentation:style-name="a325" draw:name="Google Shape;3;n">
          <svg:title/>
          <svg:desc/>
        </draw:page-thumbnail>
        <draw:frame draw:id="id5" presentation:style-name="a329" draw:name="Google Shape;4;n" svg:x="0.75in" svg:y="4.75in" svg:width="6in" svg:height="4.5in" presentation:class="notes" presentation:placeholder="false">
          <draw:text-box>
            <text:list text:style-name="a328">
              <text:list-item>
                <text:p text:style-name="a327" text:class-names="" text:cond-style-name=""><text:span text:style-name="a3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Office-Theme" style:page-layout-name="pageLayout1" draw:style-name="a331">
      <draw:frame draw:id="id66" draw:style-name="a332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67" draw:style-name="a339" draw:name="Google Shape;60;p14">
        <svg:title/>
        <svg:desc/>
        <text:p text:style-name="a338" text:class-names="" text:cond-style-name=""><text:span text:style-name="a333" text:class-names="">臺灣國際資訊奧林匹亞競賽</text:span><text:span text:style-name="a334" text:class-names=""><text:s text:c="1"/>(TOI)<text:s text:c="1"/></text:span><text:span text:style-name="a335" text:class-names="">推廣計畫</text:span><text:span text:style-name="a336" text:class-names=""><text:s text:c="1"/></text:span><text:span text:style-name="a33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42" draw:name="Google Shape;61;p14" svg:x="1.70197in" svg:y="0.78661in" svg:width="7.23622in" svg:height="0.76535in" presentation:class="titl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69" presentation:style-name="a359" draw:name="Google Shape;62;p14" svg:x="1.70197in" svg:y="1.61772in" svg:width="3.5126in" svg:height="3.9358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按一下以編輯母片文字樣式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第二層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第三層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第五層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3" draw:name="Google Shape;63;p14" svg:x="5.42559in" svg:y="1.61772in" svg:width="3.5126in" svg:height="3.93583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71" presentation:style-name="a366" draw:name="Google Shape;64;p14" svg:x="8.63898in" svg:y="4.48228in" svg:width="0.6in" svg:height="0.43031in" presentation:class="page-number" presentation:placeholder="false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draw:connector draw:type="line" svg:x1="1.82047in" svg:y1="1.48425in" svg:x2="8.95827in" svg:y2="1.48465in" draw:id="id72" draw:style-name="a367" draw:name="Google Shape;65;p14">
        <svg:title/>
        <svg:desc/>
      </draw:connector>
      <presentation:notes style:page-layout-name="pageLayout2" draw:style-name="a373">
        <draw:page-thumbnail svg:x="1.25025in" svg:y="0.75in" svg:width="5.00025in" svg:height="3.75in" presentation:class="page" draw:id="id4" presentation:style-name="a368" draw:name="Google Shape;3;n">
          <svg:title/>
          <svg:desc/>
        </draw:page-thumbnail>
        <draw:frame draw:id="id5" presentation:style-name="a372" draw:name="Google Shape;4;n" svg:x="0.75in" svg:y="4.75in" svg:width="6in" svg:height="4.5in" presentation:class="notes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objAndTwoObj-OBJECT_AND_TWO_OBJECTS" style:page-layout-name="pageLayout1" draw:style-name="a374">
      <draw:frame draw:id="id73" draw:layer="Master2-bg" draw:style-name="a375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74" draw:layer="Master2-bg" draw:style-name="a382" draw:name="Google Shape;60;p14">
        <svg:title/>
        <svg:desc/>
        <text:p text:style-name="a381" text:class-names="" text:cond-style-name=""><text:span text:style-name="a376" text:class-names="">臺灣國際資訊奧林匹亞競賽</text:span><text:span text:style-name="a377" text:class-names=""><text:s text:c="1"/>(TOI)<text:s text:c="1"/></text:span><text:span text:style-name="a378" text:class-names="">推廣計畫</text:span><text:span text:style-name="a379" text:class-names=""><text:s text:c="1"/></text:span><text:span text:style-name="a38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75" draw:layer="Master2-bg" draw:style-name="a383" draw:name="Google Shape;65;p14">
        <svg:title/>
        <svg:desc/>
      </draw:connector>
      <draw:frame draw:id="id76" presentation:style-name="a386" draw:name="Google Shape;67;p15" svg:x="0.5in" svg:y="0.22441in" svg:width="8.99961in" svg:height="0.93858in" presentation:class="titl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7" presentation:style-name="a389" draw:name="Google Shape;68;p15" svg:x="0.5in" svg:y="1.31614in" svg:width="4.39173in" svg:height="3.26181in" presentation:class="object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8" presentation:style-name="a392" draw:name="Google Shape;69;p15" svg:x="5.11181in" svg:y="1.31614in" svg:width="4.39173in" svg:height="1.55551in" presentation:class="object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79" presentation:style-name="a395" draw:name="Google Shape;70;p15" svg:x="5.11181in" svg:y="3.01969in" svg:width="4.39173in" svg:height="1.55551in" presentation:class="object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presentation:notes style:page-layout-name="pageLayout2" draw:style-name="a401">
        <draw:page-thumbnail svg:x="1.25025in" svg:y="0.75in" svg:width="5.00025in" svg:height="3.75in" presentation:class="page" draw:id="id4" presentation:style-name="a396" draw:name="Google Shape;3;n">
          <svg:title/>
          <svg:desc/>
        </draw:page-thumbnail>
        <draw:frame draw:id="id5" presentation:style-name="a400" draw:name="Google Shape;4;n" svg:x="0.75in" svg:y="4.75in" svg:width="6in" svg:height="4.5in" presentation:class="notes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blank-BLANK" style:page-layout-name="pageLayout1" draw:style-name="a402">
      <draw:frame draw:id="id80" draw:layer="Master2-bg" draw:style-name="a403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81" draw:layer="Master2-bg" draw:style-name="a410" draw:name="Google Shape;60;p14">
        <svg:title/>
        <svg:desc/>
        <text:p text:style-name="a409" text:class-names="" text:cond-style-name=""><text:span text:style-name="a404" text:class-names="">臺灣國際資訊奧林匹亞競賽</text:span><text:span text:style-name="a405" text:class-names=""><text:s text:c="1"/>(TOI)<text:s text:c="1"/></text:span><text:span text:style-name="a406" text:class-names="">推廣計畫</text:span><text:span text:style-name="a407" text:class-names=""><text:s text:c="1"/></text:span><text:span text:style-name="a40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82" draw:layer="Master2-bg" draw:style-name="a411" draw:name="Google Shape;65;p14">
        <svg:title/>
        <svg:desc/>
      </draw:connector>
      <presentation:notes style:page-layout-name="pageLayout2" draw:style-name="a417">
        <draw:page-thumbnail svg:x="1.25025in" svg:y="0.75in" svg:width="5.00025in" svg:height="3.75in" presentation:class="page" draw:id="id4" presentation:style-name="a412" draw:name="Google Shape;3;n">
          <svg:title/>
          <svg:desc/>
        </draw:page-thumbnail>
        <draw:frame draw:id="id5" presentation:style-name="a416" draw:name="Google Shape;4;n" svg:x="0.75in" svg:y="4.75in" svg:width="6in" svg:height="4.5in" presentation:class="notes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3-tx-TITLE_AND_BODY" style:page-layout-name="pageLayout1" draw:style-name="a418">
      <draw:frame draw:id="id83" draw:layer="Master2-bg" draw:style-name="a419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84" draw:layer="Master2-bg" draw:style-name="a426" draw:name="Google Shape;60;p14">
        <svg:title/>
        <svg:desc/>
        <text:p text:style-name="a425" text:class-names="" text:cond-style-name=""><text:span text:style-name="a420" text:class-names="">臺灣國際資訊奧林匹亞競賽</text:span><text:span text:style-name="a421" text:class-names=""><text:s text:c="1"/>(TOI)<text:s text:c="1"/></text:span><text:span text:style-name="a422" text:class-names="">推廣計畫</text:span><text:span text:style-name="a423" text:class-names=""><text:s text:c="1"/></text:span><text:span text:style-name="a42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85" draw:layer="Master2-bg" draw:style-name="a427" draw:name="Google Shape;65;p14">
        <svg:title/>
        <svg:desc/>
      </draw:connector>
      <draw:frame draw:id="id86" presentation:style-name="a430" draw:name="Google Shape;73;p17" svg:x="0.5in" svg:y="0.22441in" svg:width="8.99961in" svg:height="0.93858in" presentation:class="titl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87" presentation:style-name="a433" draw:name="Google Shape;74;p17" svg:x="0.5in" svg:y="1.31614in" svg:width="8.99961in" svg:height="3.26181in" presentation:class="subtitle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presentation:notes style:page-layout-name="pageLayout2" draw:style-name="a439">
        <draw:page-thumbnail svg:x="1.25025in" svg:y="0.75in" svg:width="5.00025in" svg:height="3.75in" presentation:class="page" draw:id="id4" presentation:style-name="a434" draw:name="Google Shape;3;n">
          <svg:title/>
          <svg:desc/>
        </draw:page-thumbnail>
        <draw:frame draw:id="id5" presentation:style-name="a438" draw:name="Google Shape;4;n" svg:x="0.75in" svg:y="4.75in" svg:width="6in" svg:height="4.5in" presentation:class="notes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4-obj-OBJECT" style:page-layout-name="pageLayout1" draw:style-name="a440">
      <draw:frame draw:id="id88" draw:layer="Master2-bg" draw:style-name="a441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89" draw:layer="Master2-bg" draw:style-name="a448" draw:name="Google Shape;60;p14">
        <svg:title/>
        <svg:desc/>
        <text:p text:style-name="a447" text:class-names="" text:cond-style-name=""><text:span text:style-name="a442" text:class-names="">臺灣國際資訊奧林匹亞競賽</text:span><text:span text:style-name="a443" text:class-names=""><text:s text:c="1"/>(TOI)<text:s text:c="1"/></text:span><text:span text:style-name="a444" text:class-names="">推廣計畫</text:span><text:span text:style-name="a445" text:class-names=""><text:s text:c="1"/></text:span><text:span text:style-name="a446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90" draw:layer="Master2-bg" draw:style-name="a449" draw:name="Google Shape;65;p14">
        <svg:title/>
        <svg:desc/>
      </draw:connector>
      <draw:frame draw:id="id91" presentation:style-name="a452" draw:name="Google Shape;76;p18" svg:x="0.5in" svg:y="0.22441in" svg:width="8.99961in" svg:height="0.93858in" presentation:class="titl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2" presentation:style-name="a455" draw:name="Google Shape;77;p18" svg:x="0.5in" svg:y="1.31614in" svg:width="8.99961in" svg:height="3.26181in" presentation:class="object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presentation:notes style:page-layout-name="pageLayout2" draw:style-name="a461">
        <draw:page-thumbnail svg:x="1.25025in" svg:y="0.75in" svg:width="5.00025in" svg:height="3.75in" presentation:class="page" draw:id="id4" presentation:style-name="a456" draw:name="Google Shape;3;n">
          <svg:title/>
          <svg:desc/>
        </draw:page-thumbnail>
        <draw:frame draw:id="id5" presentation:style-name="a460" draw:name="Google Shape;4;n" svg:x="0.75in" svg:y="4.75in" svg:width="6in" svg:height="4.5in" presentation:class="notes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5-twoObj-TWO_OBJECTS" style:page-layout-name="pageLayout1" draw:style-name="a462">
      <draw:frame draw:id="id93" draw:layer="Master2-bg" draw:style-name="a463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94" draw:layer="Master2-bg" draw:style-name="a470" draw:name="Google Shape;60;p14">
        <svg:title/>
        <svg:desc/>
        <text:p text:style-name="a469" text:class-names="" text:cond-style-name=""><text:span text:style-name="a464" text:class-names="">臺灣國際資訊奧林匹亞競賽</text:span><text:span text:style-name="a465" text:class-names=""><text:s text:c="1"/>(TOI)<text:s text:c="1"/></text:span><text:span text:style-name="a466" text:class-names="">推廣計畫</text:span><text:span text:style-name="a467" text:class-names=""><text:s text:c="1"/></text:span><text:span text:style-name="a46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95" draw:layer="Master2-bg" draw:style-name="a471" draw:name="Google Shape;65;p14">
        <svg:title/>
        <svg:desc/>
      </draw:connector>
      <draw:frame draw:id="id96" presentation:style-name="a474" draw:name="Google Shape;79;p19" svg:x="0.5in" svg:y="0.22441in" svg:width="8.99961in" svg:height="0.93858in" presentation:class="title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97" presentation:style-name="a477" draw:name="Google Shape;80;p19" svg:x="0.5in" svg:y="1.31614in" svg:width="4.39173in" svg:height="3.26181in" presentation:class="object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98" presentation:style-name="a480" draw:name="Google Shape;81;p19" svg:x="5.11181in" svg:y="1.31614in" svg:width="4.39173in" svg:height="3.26181in" presentation:class="object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presentation:notes style:page-layout-name="pageLayout2" draw:style-name="a486">
        <draw:page-thumbnail svg:x="1.25025in" svg:y="0.75in" svg:width="5.00025in" svg:height="3.75in" presentation:class="page" draw:id="id4" presentation:style-name="a481" draw:name="Google Shape;3;n">
          <svg:title/>
          <svg:desc/>
        </draw:page-thumbnail>
        <draw:frame draw:id="id5" presentation:style-name="a485" draw:name="Google Shape;4;n" svg:x="0.75in" svg:y="4.75in" svg:width="6in" svg:height="4.5in" presentation:class="notes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6-titleOnly-TITLE_ONLY" style:page-layout-name="pageLayout1" draw:style-name="a487">
      <draw:frame draw:id="id99" draw:layer="Master2-bg" draw:style-name="a488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00" draw:layer="Master2-bg" draw:style-name="a495" draw:name="Google Shape;60;p14">
        <svg:title/>
        <svg:desc/>
        <text:p text:style-name="a494" text:class-names="" text:cond-style-name=""><text:span text:style-name="a489" text:class-names="">臺灣國際資訊奧林匹亞競賽</text:span><text:span text:style-name="a490" text:class-names=""><text:s text:c="1"/>(TOI)<text:s text:c="1"/></text:span><text:span text:style-name="a491" text:class-names="">推廣計畫</text:span><text:span text:style-name="a492" text:class-names=""><text:s text:c="1"/></text:span><text:span text:style-name="a49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01" draw:layer="Master2-bg" draw:style-name="a496" draw:name="Google Shape;65;p14">
        <svg:title/>
        <svg:desc/>
      </draw:connector>
      <draw:frame draw:id="id102" presentation:style-name="a499" draw:name="Google Shape;83;p20" svg:x="0.5in" svg:y="0.22441in" svg:width="8.99961in" svg:height="0.93858in" presentation:class="title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presentation:notes style:page-layout-name="pageLayout2" draw:style-name="a505">
        <draw:page-thumbnail svg:x="1.25025in" svg:y="0.75in" svg:width="5.00025in" svg:height="3.75in" presentation:class="page" draw:id="id4" presentation:style-name="a500" draw:name="Google Shape;3;n">
          <svg:title/>
          <svg:desc/>
        </draw:page-thumbnail>
        <draw:frame draw:id="id5" presentation:style-name="a504" draw:name="Google Shape;4;n" svg:x="0.75in" svg:y="4.75in" svg:width="6in" svg:height="4.5in" presentation:class="notes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7-objOnly-OBJECT_ONLY" style:page-layout-name="pageLayout1" draw:style-name="a506">
      <draw:frame draw:id="id103" draw:layer="Master2-bg" draw:style-name="a507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04" draw:layer="Master2-bg" draw:style-name="a514" draw:name="Google Shape;60;p14">
        <svg:title/>
        <svg:desc/>
        <text:p text:style-name="a513" text:class-names="" text:cond-style-name=""><text:span text:style-name="a508" text:class-names="">臺灣國際資訊奧林匹亞競賽</text:span><text:span text:style-name="a509" text:class-names=""><text:s text:c="1"/>(TOI)<text:s text:c="1"/></text:span><text:span text:style-name="a510" text:class-names="">推廣計畫</text:span><text:span text:style-name="a511" text:class-names=""><text:s text:c="1"/></text:span><text:span text:style-name="a512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05" draw:layer="Master2-bg" draw:style-name="a515" draw:name="Google Shape;65;p14">
        <svg:title/>
        <svg:desc/>
      </draw:connector>
      <draw:frame draw:id="id106" presentation:style-name="a518" draw:name="Google Shape;85;p21" svg:x="0.5in" svg:y="0.22441in" svg:width="8.99961in" svg:height="4.35197in" presentation:class="subtitl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presentation:notes style:page-layout-name="pageLayout2" draw:style-name="a524">
        <draw:page-thumbnail svg:x="1.25025in" svg:y="0.75in" svg:width="5.00025in" svg:height="3.75in" presentation:class="page" draw:id="id4" presentation:style-name="a519" draw:name="Google Shape;3;n">
          <svg:title/>
          <svg:desc/>
        </draw:page-thumbnail>
        <draw:frame draw:id="id5" presentation:style-name="a523" draw:name="Google Shape;4;n" svg:x="0.75in" svg:y="4.75in" svg:width="6in" svg:height="4.5in" presentation:class="notes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8-twoObjAndObj-TWO_OBJECTS_AND_OBJECT" style:page-layout-name="pageLayout1" draw:style-name="a525">
      <draw:frame draw:id="id107" draw:layer="Master2-bg" draw:style-name="a526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08" draw:layer="Master2-bg" draw:style-name="a533" draw:name="Google Shape;60;p14">
        <svg:title/>
        <svg:desc/>
        <text:p text:style-name="a532" text:class-names="" text:cond-style-name=""><text:span text:style-name="a527" text:class-names="">臺灣國際資訊奧林匹亞競賽</text:span><text:span text:style-name="a528" text:class-names=""><text:s text:c="1"/>(TOI)<text:s text:c="1"/></text:span><text:span text:style-name="a529" text:class-names="">推廣計畫</text:span><text:span text:style-name="a530" text:class-names=""><text:s text:c="1"/></text:span><text:span text:style-name="a53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09" draw:layer="Master2-bg" draw:style-name="a534" draw:name="Google Shape;65;p14">
        <svg:title/>
        <svg:desc/>
      </draw:connector>
      <draw:frame draw:id="id110" presentation:style-name="a537" draw:name="Google Shape;87;p22" svg:x="0.5in" svg:y="0.22441in" svg:width="8.99961in" svg:height="0.93858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1" presentation:style-name="a540" draw:name="Google Shape;88;p22" svg:x="0.5in" svg:y="1.31614in" svg:width="4.39173in" svg:height="1.55551in" presentation:class="object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12" presentation:style-name="a543" draw:name="Google Shape;89;p22" svg:x="5.11181in" svg:y="1.31614in" svg:width="4.39173in" svg:height="3.26181in" presentation:class="object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113" presentation:style-name="a546" draw:name="Google Shape;90;p22" svg:x="0.5in" svg:y="3.01969in" svg:width="4.39173in" svg:height="1.55551in" presentation:class="object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presentation:notes style:page-layout-name="pageLayout2" draw:style-name="a552">
        <draw:page-thumbnail svg:x="1.25025in" svg:y="0.75in" svg:width="5.00025in" svg:height="3.75in" presentation:class="page" draw:id="id4" presentation:style-name="a547" draw:name="Google Shape;3;n">
          <svg:title/>
          <svg:desc/>
        </draw:page-thumbnail>
        <draw:frame draw:id="id5" presentation:style-name="a551" draw:name="Google Shape;4;n" svg:x="0.75in" svg:y="4.75in" svg:width="6in" svg:height="4.5in" presentation:class="notes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9-twoObjOverTx-TWO_OBJECTS_OVER_TEXT" style:page-layout-name="pageLayout1" draw:style-name="a553">
      <draw:frame draw:id="id114" draw:layer="Master2-bg" draw:style-name="a554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15" draw:layer="Master2-bg" draw:style-name="a561" draw:name="Google Shape;60;p14">
        <svg:title/>
        <svg:desc/>
        <text:p text:style-name="a560" text:class-names="" text:cond-style-name=""><text:span text:style-name="a555" text:class-names="">臺灣國際資訊奧林匹亞競賽</text:span><text:span text:style-name="a556" text:class-names=""><text:s text:c="1"/>(TOI)<text:s text:c="1"/></text:span><text:span text:style-name="a557" text:class-names="">推廣計畫</text:span><text:span text:style-name="a558" text:class-names=""><text:s text:c="1"/></text:span><text:span text:style-name="a559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16" draw:layer="Master2-bg" draw:style-name="a562" draw:name="Google Shape;65;p14">
        <svg:title/>
        <svg:desc/>
      </draw:connector>
      <draw:frame draw:id="id117" presentation:style-name="a565" draw:name="Google Shape;92;p23" svg:x="0.5in" svg:y="0.22441in" svg:width="8.99961in" svg:height="0.93858in" presentation:class="titl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118" presentation:style-name="a569" draw:name="Google Shape;93;p23" svg:x="0.5in" svg:y="1.31614in" svg:width="4.39173in" svg:height="1.5555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/></text:p>
            </text:list-item>
          </text:list>
        </draw:text-box>
        <svg:title/>
        <svg:desc/>
      </draw:frame>
      <draw:frame draw:id="id119" presentation:style-name="a572" draw:name="Google Shape;94;p23" svg:x="5.11181in" svg:y="1.31614in" svg:width="4.39173in" svg:height="1.55551in" presentation:class="object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120" presentation:style-name="a575" draw:name="Google Shape;95;p23" svg:x="0.5in" svg:y="3.01969in" svg:width="8.99961in" svg:height="1.55551in" presentation:class="object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presentation:notes style:page-layout-name="pageLayout2" draw:style-name="a581">
        <draw:page-thumbnail svg:x="1.25025in" svg:y="0.75in" svg:width="5.00025in" svg:height="3.75in" presentation:class="page" draw:id="id4" presentation:style-name="a576" draw:name="Google Shape;3;n">
          <svg:title/>
          <svg:desc/>
        </draw:page-thumbnail>
        <draw:frame draw:id="id5" presentation:style-name="a580" draw:name="Google Shape;4;n" svg:x="0.75in" svg:y="4.75in" svg:width="6in" svg:height="4.5in" presentation:class="notes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0-objOverTx-OBJECT_OVER_TEXT" style:page-layout-name="pageLayout1" draw:style-name="a582">
      <draw:frame draw:id="id121" draw:layer="Master2-bg" draw:style-name="a583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22" draw:layer="Master2-bg" draw:style-name="a590" draw:name="Google Shape;60;p14">
        <svg:title/>
        <svg:desc/>
        <text:p text:style-name="a589" text:class-names="" text:cond-style-name=""><text:span text:style-name="a584" text:class-names="">臺灣國際資訊奧林匹亞競賽</text:span><text:span text:style-name="a585" text:class-names=""><text:s text:c="1"/>(TOI)<text:s text:c="1"/></text:span><text:span text:style-name="a586" text:class-names="">推廣計畫</text:span><text:span text:style-name="a587" text:class-names=""><text:s text:c="1"/></text:span><text:span text:style-name="a58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23" draw:layer="Master2-bg" draw:style-name="a591" draw:name="Google Shape;65;p14">
        <svg:title/>
        <svg:desc/>
      </draw:connector>
      <draw:frame draw:id="id124" presentation:style-name="a594" draw:name="Google Shape;97;p24" svg:x="0.5in" svg:y="0.22441in" svg:width="8.99961in" svg:height="0.93858in" presentation:class="titl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25" presentation:style-name="a598" draw:name="Google Shape;98;p24" svg:x="0.5in" svg:y="1.31614in" svg:width="8.99961in" svg:height="1.55551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/></text:p>
            </text:list-item>
          </text:list>
        </draw:text-box>
        <svg:title/>
        <svg:desc/>
      </draw:frame>
      <draw:frame draw:id="id126" presentation:style-name="a601" draw:name="Google Shape;99;p24" svg:x="0.5in" svg:y="3.01969in" svg:width="8.99961in" svg:height="1.55551in" presentation:class="object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presentation:notes style:page-layout-name="pageLayout2" draw:style-name="a607">
        <draw:page-thumbnail svg:x="1.25025in" svg:y="0.75in" svg:width="5.00025in" svg:height="3.75in" presentation:class="page" draw:id="id4" presentation:style-name="a602" draw:name="Google Shape;3;n">
          <svg:title/>
          <svg:desc/>
        </draw:page-thumbnail>
        <draw:frame draw:id="id5" presentation:style-name="a606" draw:name="Google Shape;4;n" svg:x="0.75in" svg:y="4.75in" svg:width="6in" svg:height="4.5in" presentation:class="notes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1-fourObj-FOUR_OBJECTS" style:page-layout-name="pageLayout1" draw:style-name="a608">
      <draw:frame draw:id="id127" draw:layer="Master2-bg" draw:style-name="a609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28" draw:layer="Master2-bg" draw:style-name="a616" draw:name="Google Shape;60;p14">
        <svg:title/>
        <svg:desc/>
        <text:p text:style-name="a615" text:class-names="" text:cond-style-name=""><text:span text:style-name="a610" text:class-names="">臺灣國際資訊奧林匹亞競賽</text:span><text:span text:style-name="a611" text:class-names=""><text:s text:c="1"/>(TOI)<text:s text:c="1"/></text:span><text:span text:style-name="a612" text:class-names="">推廣計畫</text:span><text:span text:style-name="a613" text:class-names=""><text:s text:c="1"/></text:span><text:span text:style-name="a61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29" draw:layer="Master2-bg" draw:style-name="a617" draw:name="Google Shape;65;p14">
        <svg:title/>
        <svg:desc/>
      </draw:connector>
      <draw:frame draw:id="id130" presentation:style-name="a620" draw:name="Google Shape;101;p25" svg:x="0.5in" svg:y="0.22441in" svg:width="8.99961in" svg:height="0.93858in" presentation:class="titl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31" presentation:style-name="a623" draw:name="Google Shape;102;p25" svg:x="0.5in" svg:y="1.31614in" svg:width="4.39173in" svg:height="1.55551in" presentation:class="object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32" presentation:style-name="a626" draw:name="Google Shape;103;p25" svg:x="5.11181in" svg:y="1.31614in" svg:width="4.39173in" svg:height="1.55551in" presentation:class="object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33" presentation:style-name="a629" draw:name="Google Shape;104;p25" svg:x="0.5in" svg:y="3.01969in" svg:width="4.39173in" svg:height="1.55551in" presentation:class="object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34" presentation:style-name="a632" draw:name="Google Shape;105;p25" svg:x="5.11181in" svg:y="3.01969in" svg:width="4.39173in" svg:height="1.55551in" presentation:class="object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presentation:notes style:page-layout-name="pageLayout2" draw:style-name="a638">
        <draw:page-thumbnail svg:x="1.25025in" svg:y="0.75in" svg:width="5.00025in" svg:height="3.75in" presentation:class="page" draw:id="id4" presentation:style-name="a633" draw:name="Google Shape;3;n">
          <svg:title/>
          <svg:desc/>
        </draw:page-thumbnail>
        <draw:frame draw:id="id5" presentation:style-name="a637" draw:name="Google Shape;4;n" svg:x="0.75in" svg:y="4.75in" svg:width="6in" svg:height="4.5in" presentation:class="notes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2-cust-Title,-6-Content" style:page-layout-name="pageLayout1" draw:style-name="a639">
      <draw:frame draw:id="id135" draw:layer="Master2-bg" draw:style-name="a640" draw:name="Google Shape;59;p14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36" draw:layer="Master2-bg" draw:style-name="a647" draw:name="Google Shape;60;p14">
        <svg:title/>
        <svg:desc/>
        <text:p text:style-name="a646" text:class-names="" text:cond-style-name=""><text:span text:style-name="a641" text:class-names="">臺灣國際資訊奧林匹亞競賽</text:span><text:span text:style-name="a642" text:class-names=""><text:s text:c="1"/>(TOI)<text:s text:c="1"/></text:span><text:span text:style-name="a643" text:class-names="">推廣計畫</text:span><text:span text:style-name="a644" text:class-names=""><text:s text:c="1"/></text:span><text:span text:style-name="a64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137" draw:layer="Master2-bg" draw:style-name="a648" draw:name="Google Shape;65;p14">
        <svg:title/>
        <svg:desc/>
      </draw:connector>
      <draw:frame draw:id="id138" presentation:style-name="a651" draw:name="Google Shape;107;p26" svg:x="0.5in" svg:y="0.22441in" svg:width="8.99961in" svg:height="0.93858in" presentation:class="title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39" presentation:style-name="a655" draw:name="Google Shape;108;p26" svg:x="0.5in" svg:y="1.31614in" svg:width="2.89764in" svg:height="1.55551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/></text:p>
            </text:list-item>
          </text:list>
        </draw:text-box>
        <svg:title/>
        <svg:desc/>
      </draw:frame>
      <draw:frame draw:id="id140" presentation:style-name="a659" draw:name="Google Shape;109;p26" svg:x="3.54291in" svg:y="1.31614in" svg:width="2.89764in" svg:height="1.5555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/></text:p>
            </text:list-item>
          </text:list>
        </draw:text-box>
        <svg:title/>
        <svg:desc/>
      </draw:frame>
      <draw:frame draw:id="id141" presentation:style-name="a663" draw:name="Google Shape;110;p26" svg:x="6.58583in" svg:y="1.31614in" svg:width="2.89764in" svg:height="1.5555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/></text:p>
            </text:list-item>
          </text:list>
        </draw:text-box>
        <svg:title/>
        <svg:desc/>
      </draw:frame>
      <draw:frame draw:id="id142" presentation:style-name="a667" draw:name="Google Shape;111;p26" svg:x="0.5in" svg:y="3.01969in" svg:width="2.89764in" svg:height="1.55551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/></text:p>
            </text:list-item>
          </text:list>
        </draw:text-box>
        <svg:title/>
        <svg:desc/>
      </draw:frame>
      <draw:frame draw:id="id143" presentation:style-name="a671" draw:name="Google Shape;112;p26" svg:x="3.54291in" svg:y="3.01969in" svg:width="2.89764in" svg:height="1.55551in" presentation:class="outline" presentation:placeholder="false">
        <draw:text-box>
          <text:list text:style-name="a670">
            <text:list-item>
              <text:p text:style-name="a669" text:class-names="" text:cond-style-name=""><text:span text:style-name="a668" text:class-names=""/></text:p>
            </text:list-item>
          </text:list>
        </draw:text-box>
        <svg:title/>
        <svg:desc/>
      </draw:frame>
      <draw:frame draw:id="id144" presentation:style-name="a675" draw:name="Google Shape;113;p26" svg:x="6.58583in" svg:y="3.01969in" svg:width="2.89764in" svg:height="1.5555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/></text:p>
            </text:list-item>
          </text:list>
        </draw:text-box>
        <svg:title/>
        <svg:desc/>
      </draw:frame>
      <presentation:notes style:page-layout-name="pageLayout2" draw:style-name="a681">
        <draw:page-thumbnail svg:x="1.25025in" svg:y="0.75in" svg:width="5.00025in" svg:height="3.75in" presentation:class="page" draw:id="id4" presentation:style-name="a676" draw:name="Google Shape;3;n">
          <svg:title/>
          <svg:desc/>
        </draw:page-thumbnail>
        <draw:frame draw:id="id5" presentation:style-name="a680" draw:name="Google Shape;4;n" svg:x="0.75in" svg:y="4.75in" svg:width="6in" svg:height="4.5in" presentation:class="notes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Office-Theme" style:page-layout-name="pageLayout1" draw:style-name="a682">
      <draw:frame draw:id="id145" draw:style-name="a683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46" draw:style-name="a690" draw:name="Google Shape;116;p27">
        <svg:title/>
        <svg:desc/>
        <text:p text:style-name="a689" text:class-names="" text:cond-style-name=""><text:span text:style-name="a684" text:class-names="">臺灣國際資訊奧林匹亞競賽</text:span><text:span text:style-name="a685" text:class-names=""><text:s text:c="1"/>(TOI)<text:s text:c="1"/></text:span><text:span text:style-name="a686" text:class-names="">推廣計畫</text:span><text:span text:style-name="a687" text:class-names=""><text:s text:c="1"/></text:span><text:span text:style-name="a68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7" presentation:style-name="a693" draw:name="Google Shape;117;p27" svg:x="8.63898in" svg:y="4.48228in" svg:width="0.6in" svg:height="0.43031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draw:frame draw:id="id148" presentation:style-name="a696" draw:name="Google Shape;118;p27" svg:x="0.5in" svg:y="0.22441in" svg:width="8.99961in" svg:height="0.93858in" presentation:class="title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49" presentation:style-name="a713" draw:name="Google Shape;119;p27" svg:x="0.5in" svg:y="1.31614in" svg:width="8.99961in" svg:height="3.26181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按一下以編輯母片文字樣式</text:span></text:p>
            </text:list-item>
          </text:list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第二層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第三層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09" text:class-names="">第五層</text:span><text:span text:style-name="a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19">
        <draw:page-thumbnail svg:x="1.25025in" svg:y="0.75in" svg:width="5.00025in" svg:height="3.75in" presentation:class="page" draw:id="id4" presentation:style-name="a714" draw:name="Google Shape;3;n">
          <svg:title/>
          <svg:desc/>
        </draw:page-thumbnail>
        <draw:frame draw:id="id5" presentation:style-name="a718" draw:name="Google Shape;4;n" svg:x="0.75in" svg:y="4.75in" svg:width="6in" svg:height="4.5in" presentation:class="notes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objOnly-OBJECT_ONLY" style:page-layout-name="pageLayout1" draw:style-name="a720">
      <draw:frame draw:id="id150" draw:layer="Master3-bg" draw:style-name="a721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51" draw:layer="Master3-bg" draw:style-name="a728" draw:name="Google Shape;116;p27">
        <svg:title/>
        <svg:desc/>
        <text:p text:style-name="a727" text:class-names="" text:cond-style-name=""><text:span text:style-name="a722" text:class-names="">臺灣國際資訊奧林匹亞競賽</text:span><text:span text:style-name="a723" text:class-names=""><text:s text:c="1"/>(TOI)<text:s text:c="1"/></text:span><text:span text:style-name="a724" text:class-names="">推廣計畫</text:span><text:span text:style-name="a725" text:class-names=""><text:s text:c="1"/></text:span><text:span text:style-name="a726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2" presentation:style-name="a731" draw:name="Google Shape;121;p28" svg:x="0.5in" svg:y="0.22441in" svg:width="8.99961in" svg:height="4.35197in" presentation:class="subtitl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presentation:notes style:page-layout-name="pageLayout2" draw:style-name="a737">
        <draw:page-thumbnail svg:x="1.25025in" svg:y="0.75in" svg:width="5.00025in" svg:height="3.75in" presentation:class="page" draw:id="id4" presentation:style-name="a732" draw:name="Google Shape;3;n">
          <svg:title/>
          <svg:desc/>
        </draw:page-thumbnail>
        <draw:frame draw:id="id5" presentation:style-name="a736" draw:name="Google Shape;4;n" svg:x="0.75in" svg:y="4.75in" svg:width="6in" svg:height="4.5in" presentation:class="notes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2-blank-BLANK" style:page-layout-name="pageLayout1" draw:style-name="a738">
      <draw:frame draw:id="id153" draw:layer="Master3-bg" draw:style-name="a739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54" draw:layer="Master3-bg" draw:style-name="a746" draw:name="Google Shape;116;p27">
        <svg:title/>
        <svg:desc/>
        <text:p text:style-name="a745" text:class-names="" text:cond-style-name=""><text:span text:style-name="a740" text:class-names="">臺灣國際資訊奧林匹亞競賽</text:span><text:span text:style-name="a741" text:class-names=""><text:s text:c="1"/>(TOI)<text:s text:c="1"/></text:span><text:span text:style-name="a742" text:class-names="">推廣計畫</text:span><text:span text:style-name="a743" text:class-names=""><text:s text:c="1"/></text:span><text:span text:style-name="a74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752">
        <draw:page-thumbnail svg:x="1.25025in" svg:y="0.75in" svg:width="5.00025in" svg:height="3.75in" presentation:class="page" draw:id="id4" presentation:style-name="a747" draw:name="Google Shape;3;n">
          <svg:title/>
          <svg:desc/>
        </draw:page-thumbnail>
        <draw:frame draw:id="id5" presentation:style-name="a751" draw:name="Google Shape;4;n" svg:x="0.75in" svg:y="4.75in" svg:width="6in" svg:height="4.5in" presentation:class="notes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3-tx-TITLE_AND_BODY" style:page-layout-name="pageLayout1" draw:style-name="a753">
      <draw:frame draw:id="id155" draw:layer="Master3-bg" draw:style-name="a754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56" draw:layer="Master3-bg" draw:style-name="a761" draw:name="Google Shape;116;p27">
        <svg:title/>
        <svg:desc/>
        <text:p text:style-name="a760" text:class-names="" text:cond-style-name=""><text:span text:style-name="a755" text:class-names="">臺灣國際資訊奧林匹亞競賽</text:span><text:span text:style-name="a756" text:class-names=""><text:s text:c="1"/>(TOI)<text:s text:c="1"/></text:span><text:span text:style-name="a757" text:class-names="">推廣計畫</text:span><text:span text:style-name="a758" text:class-names=""><text:s text:c="1"/></text:span><text:span text:style-name="a759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7" presentation:style-name="a764" draw:name="Google Shape;124;p30" svg:x="0.5in" svg:y="0.22441in" svg:width="8.99961in" svg:height="0.93858in" presentation:class="title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58" presentation:style-name="a767" draw:name="Google Shape;125;p30" svg:x="0.5in" svg:y="1.31614in" svg:width="8.99961in" svg:height="3.26181in" presentation:class="subtitle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presentation:notes style:page-layout-name="pageLayout2" draw:style-name="a773">
        <draw:page-thumbnail svg:x="1.25025in" svg:y="0.75in" svg:width="5.00025in" svg:height="3.75in" presentation:class="page" draw:id="id4" presentation:style-name="a768" draw:name="Google Shape;3;n">
          <svg:title/>
          <svg:desc/>
        </draw:page-thumbnail>
        <draw:frame draw:id="id5" presentation:style-name="a772" draw:name="Google Shape;4;n" svg:x="0.75in" svg:y="4.75in" svg:width="6in" svg:height="4.5in" presentation:class="notes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4-obj-OBJECT" style:page-layout-name="pageLayout1" draw:style-name="a774">
      <draw:frame draw:id="id159" draw:layer="Master3-bg" draw:style-name="a775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60" draw:layer="Master3-bg" draw:style-name="a782" draw:name="Google Shape;116;p27">
        <svg:title/>
        <svg:desc/>
        <text:p text:style-name="a781" text:class-names="" text:cond-style-name=""><text:span text:style-name="a776" text:class-names="">臺灣國際資訊奧林匹亞競賽</text:span><text:span text:style-name="a777" text:class-names=""><text:s text:c="1"/>(TOI)<text:s text:c="1"/></text:span><text:span text:style-name="a778" text:class-names="">推廣計畫</text:span><text:span text:style-name="a779" text:class-names=""><text:s text:c="1"/></text:span><text:span text:style-name="a78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1" presentation:style-name="a785" draw:name="Google Shape;127;p31" svg:x="0.5in" svg:y="0.22441in" svg:width="8.99961in" svg:height="0.93858in" presentation:class="titl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62" presentation:style-name="a788" draw:name="Google Shape;128;p31" svg:x="0.5in" svg:y="1.31614in" svg:width="8.99961in" svg:height="3.26181in" presentation:class="object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presentation:notes style:page-layout-name="pageLayout2" draw:style-name="a794">
        <draw:page-thumbnail svg:x="1.25025in" svg:y="0.75in" svg:width="5.00025in" svg:height="3.75in" presentation:class="page" draw:id="id4" presentation:style-name="a789" draw:name="Google Shape;3;n">
          <svg:title/>
          <svg:desc/>
        </draw:page-thumbnail>
        <draw:frame draw:id="id5" presentation:style-name="a793" draw:name="Google Shape;4;n" svg:x="0.75in" svg:y="4.75in" svg:width="6in" svg:height="4.5in" presentation:class="notes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5-twoObj-TWO_OBJECTS" style:page-layout-name="pageLayout1" draw:style-name="a795">
      <draw:frame draw:id="id163" draw:layer="Master3-bg" draw:style-name="a796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64" draw:layer="Master3-bg" draw:style-name="a803" draw:name="Google Shape;116;p27">
        <svg:title/>
        <svg:desc/>
        <text:p text:style-name="a802" text:class-names="" text:cond-style-name=""><text:span text:style-name="a797" text:class-names="">臺灣國際資訊奧林匹亞競賽</text:span><text:span text:style-name="a798" text:class-names=""><text:s text:c="1"/>(TOI)<text:s text:c="1"/></text:span><text:span text:style-name="a799" text:class-names="">推廣計畫</text:span><text:span text:style-name="a800" text:class-names=""><text:s text:c="1"/></text:span><text:span text:style-name="a80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5" presentation:style-name="a806" draw:name="Google Shape;130;p32" svg:x="0.5in" svg:y="0.22441in" svg:width="8.99961in" svg:height="0.93858in" presentation:class="title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66" presentation:style-name="a809" draw:name="Google Shape;131;p32" svg:x="0.5in" svg:y="1.31614in" svg:width="4.39173in" svg:height="3.26181in" presentation:class="object" presentation:placeholder="false">
        <draw:text-box>
          <text:p text:style-name="a808" text:class-names="" text:cond-style-name=""><text:span text:style-name="a807" text:class-names=""/></text:p>
        </draw:text-box>
        <svg:title/>
        <svg:desc/>
      </draw:frame>
      <draw:frame draw:id="id167" presentation:style-name="a812" draw:name="Google Shape;132;p32" svg:x="5.11181in" svg:y="1.31614in" svg:width="4.39173in" svg:height="3.26181in" presentation:class="object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presentation:notes style:page-layout-name="pageLayout2" draw:style-name="a818">
        <draw:page-thumbnail svg:x="1.25025in" svg:y="0.75in" svg:width="5.00025in" svg:height="3.75in" presentation:class="page" draw:id="id4" presentation:style-name="a813" draw:name="Google Shape;3;n">
          <svg:title/>
          <svg:desc/>
        </draw:page-thumbnail>
        <draw:frame draw:id="id5" presentation:style-name="a817" draw:name="Google Shape;4;n" svg:x="0.75in" svg:y="4.75in" svg:width="6in" svg:height="4.5in" presentation:class="notes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6-titleOnly-TITLE_ONLY" style:page-layout-name="pageLayout1" draw:style-name="a819">
      <draw:frame draw:id="id168" draw:layer="Master3-bg" draw:style-name="a820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69" draw:layer="Master3-bg" draw:style-name="a827" draw:name="Google Shape;116;p27">
        <svg:title/>
        <svg:desc/>
        <text:p text:style-name="a826" text:class-names="" text:cond-style-name=""><text:span text:style-name="a821" text:class-names="">臺灣國際資訊奧林匹亞競賽</text:span><text:span text:style-name="a822" text:class-names=""><text:s text:c="1"/>(TOI)<text:s text:c="1"/></text:span><text:span text:style-name="a823" text:class-names="">推廣計畫</text:span><text:span text:style-name="a824" text:class-names=""><text:s text:c="1"/></text:span><text:span text:style-name="a82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0" presentation:style-name="a830" draw:name="Google Shape;134;p33" svg:x="0.5in" svg:y="0.22441in" svg:width="8.99961in" svg:height="0.93858in" presentation:class="title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presentation:notes style:page-layout-name="pageLayout2" draw:style-name="a836">
        <draw:page-thumbnail svg:x="1.25025in" svg:y="0.75in" svg:width="5.00025in" svg:height="3.75in" presentation:class="page" draw:id="id4" presentation:style-name="a831" draw:name="Google Shape;3;n">
          <svg:title/>
          <svg:desc/>
        </draw:page-thumbnail>
        <draw:frame draw:id="id5" presentation:style-name="a835" draw:name="Google Shape;4;n" svg:x="0.75in" svg:y="4.75in" svg:width="6in" svg:height="4.5in" presentation:class="notes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7-twoObjAndObj-TWO_OBJECTS_AND_OBJECT" style:page-layout-name="pageLayout1" draw:style-name="a837">
      <draw:frame draw:id="id171" draw:layer="Master3-bg" draw:style-name="a838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72" draw:layer="Master3-bg" draw:style-name="a845" draw:name="Google Shape;116;p27">
        <svg:title/>
        <svg:desc/>
        <text:p text:style-name="a844" text:class-names="" text:cond-style-name=""><text:span text:style-name="a839" text:class-names="">臺灣國際資訊奧林匹亞競賽</text:span><text:span text:style-name="a840" text:class-names=""><text:s text:c="1"/>(TOI)<text:s text:c="1"/></text:span><text:span text:style-name="a841" text:class-names="">推廣計畫</text:span><text:span text:style-name="a842" text:class-names=""><text:s text:c="1"/></text:span><text:span text:style-name="a84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3" presentation:style-name="a848" draw:name="Google Shape;136;p34" svg:x="0.5in" svg:y="0.22441in" svg:width="8.99961in" svg:height="0.93858in" presentation:class="titl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74" presentation:style-name="a851" draw:name="Google Shape;137;p34" svg:x="0.5in" svg:y="1.31614in" svg:width="4.39173in" svg:height="1.55551in" presentation:class="object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75" presentation:style-name="a854" draw:name="Google Shape;138;p34" svg:x="5.11181in" svg:y="1.31614in" svg:width="4.39173in" svg:height="3.26181in" presentation:class="object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176" presentation:style-name="a857" draw:name="Google Shape;139;p34" svg:x="0.5in" svg:y="3.01969in" svg:width="4.39173in" svg:height="1.55551in" presentation:class="object" presentation:placeholder="false">
        <draw:text-box>
          <text:p text:style-name="a856" text:class-names="" text:cond-style-name=""><text:span text:style-name="a855" text:class-names=""/></text:p>
        </draw:text-box>
        <svg:title/>
        <svg:desc/>
      </draw:frame>
      <presentation:notes style:page-layout-name="pageLayout2" draw:style-name="a863">
        <draw:page-thumbnail svg:x="1.25025in" svg:y="0.75in" svg:width="5.00025in" svg:height="3.75in" presentation:class="page" draw:id="id4" presentation:style-name="a858" draw:name="Google Shape;3;n">
          <svg:title/>
          <svg:desc/>
        </draw:page-thumbnail>
        <draw:frame draw:id="id5" presentation:style-name="a862" draw:name="Google Shape;4;n" svg:x="0.75in" svg:y="4.75in" svg:width="6in" svg:height="4.5in" presentation:class="notes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8-objAndTwoObj-OBJECT_AND_TWO_OBJECTS" style:page-layout-name="pageLayout1" draw:style-name="a864">
      <draw:frame draw:id="id177" draw:layer="Master3-bg" draw:style-name="a865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78" draw:layer="Master3-bg" draw:style-name="a872" draw:name="Google Shape;116;p27">
        <svg:title/>
        <svg:desc/>
        <text:p text:style-name="a871" text:class-names="" text:cond-style-name=""><text:span text:style-name="a866" text:class-names="">臺灣國際資訊奧林匹亞競賽</text:span><text:span text:style-name="a867" text:class-names=""><text:s text:c="1"/>(TOI)<text:s text:c="1"/></text:span><text:span text:style-name="a868" text:class-names="">推廣計畫</text:span><text:span text:style-name="a869" text:class-names=""><text:s text:c="1"/></text:span><text:span text:style-name="a87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9" presentation:style-name="a875" draw:name="Google Shape;141;p35" svg:x="0.5in" svg:y="0.22441in" svg:width="8.99961in" svg:height="0.93858in" presentation:class="titl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180" presentation:style-name="a878" draw:name="Google Shape;142;p35" svg:x="0.5in" svg:y="1.31614in" svg:width="4.39173in" svg:height="3.26181in" presentation:class="object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181" presentation:style-name="a881" draw:name="Google Shape;143;p35" svg:x="5.11181in" svg:y="1.31614in" svg:width="4.39173in" svg:height="1.55551in" presentation:class="object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82" presentation:style-name="a884" draw:name="Google Shape;144;p35" svg:x="5.11181in" svg:y="3.01969in" svg:width="4.39173in" svg:height="1.55551in" presentation:class="object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presentation:notes style:page-layout-name="pageLayout2" draw:style-name="a890">
        <draw:page-thumbnail svg:x="1.25025in" svg:y="0.75in" svg:width="5.00025in" svg:height="3.75in" presentation:class="page" draw:id="id4" presentation:style-name="a885" draw:name="Google Shape;3;n">
          <svg:title/>
          <svg:desc/>
        </draw:page-thumbnail>
        <draw:frame draw:id="id5" presentation:style-name="a889" draw:name="Google Shape;4;n" svg:x="0.75in" svg:y="4.75in" svg:width="6in" svg:height="4.5in" presentation:class="notes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9-twoObjOverTx-TWO_OBJECTS_OVER_TEXT" style:page-layout-name="pageLayout1" draw:style-name="a891">
      <draw:frame draw:id="id183" draw:layer="Master3-bg" draw:style-name="a892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84" draw:layer="Master3-bg" draw:style-name="a899" draw:name="Google Shape;116;p27">
        <svg:title/>
        <svg:desc/>
        <text:p text:style-name="a898" text:class-names="" text:cond-style-name=""><text:span text:style-name="a893" text:class-names="">臺灣國際資訊奧林匹亞競賽</text:span><text:span text:style-name="a894" text:class-names=""><text:s text:c="1"/>(TOI)<text:s text:c="1"/></text:span><text:span text:style-name="a895" text:class-names="">推廣計畫</text:span><text:span text:style-name="a896" text:class-names=""><text:s text:c="1"/></text:span><text:span text:style-name="a89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5" presentation:style-name="a902" draw:name="Google Shape;146;p36" svg:x="0.5in" svg:y="0.22441in" svg:width="8.99961in" svg:height="0.93858in" presentation:class="titl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86" presentation:style-name="a906" draw:name="Google Shape;147;p36" svg:x="0.5in" svg:y="1.31614in" svg:width="4.39173in" svg:height="1.55551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/></text:p>
            </text:list-item>
          </text:list>
        </draw:text-box>
        <svg:title/>
        <svg:desc/>
      </draw:frame>
      <draw:frame draw:id="id187" presentation:style-name="a909" draw:name="Google Shape;148;p36" svg:x="5.11181in" svg:y="1.31614in" svg:width="4.39173in" svg:height="1.55551in" presentation:class="object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88" presentation:style-name="a912" draw:name="Google Shape;149;p36" svg:x="0.5in" svg:y="3.01969in" svg:width="8.99961in" svg:height="1.55551in" presentation:class="object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presentation:notes style:page-layout-name="pageLayout2" draw:style-name="a918">
        <draw:page-thumbnail svg:x="1.25025in" svg:y="0.75in" svg:width="5.00025in" svg:height="3.75in" presentation:class="page" draw:id="id4" presentation:style-name="a913" draw:name="Google Shape;3;n">
          <svg:title/>
          <svg:desc/>
        </draw:page-thumbnail>
        <draw:frame draw:id="id5" presentation:style-name="a917" draw:name="Google Shape;4;n" svg:x="0.75in" svg:y="4.75in" svg:width="6in" svg:height="4.5in" presentation:class="notes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0-objOverTx-OBJECT_OVER_TEXT" style:page-layout-name="pageLayout1" draw:style-name="a919">
      <draw:frame draw:id="id189" draw:layer="Master3-bg" draw:style-name="a920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90" draw:layer="Master3-bg" draw:style-name="a927" draw:name="Google Shape;116;p27">
        <svg:title/>
        <svg:desc/>
        <text:p text:style-name="a926" text:class-names="" text:cond-style-name=""><text:span text:style-name="a921" text:class-names="">臺灣國際資訊奧林匹亞競賽</text:span><text:span text:style-name="a922" text:class-names=""><text:s text:c="1"/>(TOI)<text:s text:c="1"/></text:span><text:span text:style-name="a923" text:class-names="">推廣計畫</text:span><text:span text:style-name="a924" text:class-names=""><text:s text:c="1"/></text:span><text:span text:style-name="a92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1" presentation:style-name="a930" draw:name="Google Shape;151;p37" svg:x="0.5in" svg:y="0.22441in" svg:width="8.99961in" svg:height="0.93858in" presentation:class="titl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92" presentation:style-name="a934" draw:name="Google Shape;152;p37" svg:x="0.5in" svg:y="1.31614in" svg:width="8.99961in" svg:height="1.55551in" presentation:class="outline" presentation:placeholder="false">
        <draw:text-box>
          <text:list text:style-name="a933">
            <text:list-item>
              <text:p text:style-name="a932" text:class-names="" text:cond-style-name=""><text:span text:style-name="a931" text:class-names=""/></text:p>
            </text:list-item>
          </text:list>
        </draw:text-box>
        <svg:title/>
        <svg:desc/>
      </draw:frame>
      <draw:frame draw:id="id193" presentation:style-name="a937" draw:name="Google Shape;153;p37" svg:x="0.5in" svg:y="3.01969in" svg:width="8.99961in" svg:height="1.55551in" presentation:class="object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presentation:notes style:page-layout-name="pageLayout2" draw:style-name="a943">
        <draw:page-thumbnail svg:x="1.25025in" svg:y="0.75in" svg:width="5.00025in" svg:height="3.75in" presentation:class="page" draw:id="id4" presentation:style-name="a938" draw:name="Google Shape;3;n">
          <svg:title/>
          <svg:desc/>
        </draw:page-thumbnail>
        <draw:frame draw:id="id5" presentation:style-name="a942" draw:name="Google Shape;4;n" svg:x="0.75in" svg:y="4.75in" svg:width="6in" svg:height="4.5in" presentation:class="notes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1-fourObj-FOUR_OBJECTS" style:page-layout-name="pageLayout1" draw:style-name="a944">
      <draw:frame draw:id="id194" draw:layer="Master3-bg" draw:style-name="a945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195" draw:layer="Master3-bg" draw:style-name="a952" draw:name="Google Shape;116;p27">
        <svg:title/>
        <svg:desc/>
        <text:p text:style-name="a951" text:class-names="" text:cond-style-name=""><text:span text:style-name="a946" text:class-names="">臺灣國際資訊奧林匹亞競賽</text:span><text:span text:style-name="a947" text:class-names=""><text:s text:c="1"/>(TOI)<text:s text:c="1"/></text:span><text:span text:style-name="a948" text:class-names="">推廣計畫</text:span><text:span text:style-name="a949" text:class-names=""><text:s text:c="1"/></text:span><text:span text:style-name="a95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6" presentation:style-name="a955" draw:name="Google Shape;155;p38" svg:x="0.5in" svg:y="0.22441in" svg:width="8.99961in" svg:height="0.93858in" presentation:class="title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97" presentation:style-name="a958" draw:name="Google Shape;156;p38" svg:x="0.5in" svg:y="1.31614in" svg:width="4.39173in" svg:height="1.55551in" presentation:class="object" presentation:placeholder="false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98" presentation:style-name="a961" draw:name="Google Shape;157;p38" svg:x="5.11181in" svg:y="1.31614in" svg:width="4.39173in" svg:height="1.55551in" presentation:class="object" presentation:placeholder="false">
        <draw:text-box>
          <text:p text:style-name="a960" text:class-names="" text:cond-style-name=""><text:span text:style-name="a959" text:class-names=""/></text:p>
        </draw:text-box>
        <svg:title/>
        <svg:desc/>
      </draw:frame>
      <draw:frame draw:id="id199" presentation:style-name="a964" draw:name="Google Shape;158;p38" svg:x="0.5in" svg:y="3.01969in" svg:width="4.39173in" svg:height="1.55551in" presentation:class="object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200" presentation:style-name="a967" draw:name="Google Shape;159;p38" svg:x="5.11181in" svg:y="3.01969in" svg:width="4.39173in" svg:height="1.55551in" presentation:class="object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presentation:notes style:page-layout-name="pageLayout2" draw:style-name="a973">
        <draw:page-thumbnail svg:x="1.25025in" svg:y="0.75in" svg:width="5.00025in" svg:height="3.75in" presentation:class="page" draw:id="id4" presentation:style-name="a968" draw:name="Google Shape;3;n">
          <svg:title/>
          <svg:desc/>
        </draw:page-thumbnail>
        <draw:frame draw:id="id5" presentation:style-name="a972" draw:name="Google Shape;4;n" svg:x="0.75in" svg:y="4.75in" svg:width="6in" svg:height="4.5in" presentation:class="notes" presentation:placeholder="false">
          <draw:text-box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2-cust-Title,-6-Content" style:page-layout-name="pageLayout1" draw:style-name="a974">
      <draw:frame draw:id="id201" draw:layer="Master3-bg" draw:style-name="a975" draw:name="Google Shape;115;p27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02" draw:layer="Master3-bg" draw:style-name="a982" draw:name="Google Shape;116;p27">
        <svg:title/>
        <svg:desc/>
        <text:p text:style-name="a981" text:class-names="" text:cond-style-name=""><text:span text:style-name="a976" text:class-names="">臺灣國際資訊奧林匹亞競賽</text:span><text:span text:style-name="a977" text:class-names=""><text:s text:c="1"/>(TOI)<text:s text:c="1"/></text:span><text:span text:style-name="a978" text:class-names="">推廣計畫</text:span><text:span text:style-name="a979" text:class-names=""><text:s text:c="1"/></text:span><text:span text:style-name="a98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3" presentation:style-name="a985" draw:name="Google Shape;161;p39" svg:x="0.5in" svg:y="0.22441in" svg:width="8.99961in" svg:height="0.93858in" presentation:class="titl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204" presentation:style-name="a989" draw:name="Google Shape;162;p39" svg:x="0.5in" svg:y="1.31614in" svg:width="2.89764in" svg:height="1.55551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/></text:p>
            </text:list-item>
          </text:list>
        </draw:text-box>
        <svg:title/>
        <svg:desc/>
      </draw:frame>
      <draw:frame draw:id="id205" presentation:style-name="a993" draw:name="Google Shape;163;p39" svg:x="3.54291in" svg:y="1.31614in" svg:width="2.89764in" svg:height="1.55551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/></text:p>
            </text:list-item>
          </text:list>
        </draw:text-box>
        <svg:title/>
        <svg:desc/>
      </draw:frame>
      <draw:frame draw:id="id206" presentation:style-name="a997" draw:name="Google Shape;164;p39" svg:x="6.58583in" svg:y="1.31614in" svg:width="2.89764in" svg:height="1.55551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/></text:p>
            </text:list-item>
          </text:list>
        </draw:text-box>
        <svg:title/>
        <svg:desc/>
      </draw:frame>
      <draw:frame draw:id="id207" presentation:style-name="a1001" draw:name="Google Shape;165;p39" svg:x="0.5in" svg:y="3.01969in" svg:width="2.89764in" svg:height="1.5555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/></text:p>
            </text:list-item>
          </text:list>
        </draw:text-box>
        <svg:title/>
        <svg:desc/>
      </draw:frame>
      <draw:frame draw:id="id208" presentation:style-name="a1005" draw:name="Google Shape;166;p39" svg:x="3.54291in" svg:y="3.01969in" svg:width="2.89764in" svg:height="1.55551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/></text:p>
            </text:list-item>
          </text:list>
        </draw:text-box>
        <svg:title/>
        <svg:desc/>
      </draw:frame>
      <draw:frame draw:id="id209" presentation:style-name="a1009" draw:name="Google Shape;167;p39" svg:x="6.58583in" svg:y="3.01969in" svg:width="2.89764in" svg:height="1.55551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/></text:p>
            </text:list-item>
          </text:list>
        </draw:text-box>
        <svg:title/>
        <svg:desc/>
      </draw:frame>
      <presentation:notes style:page-layout-name="pageLayout2" draw:style-name="a1015">
        <draw:page-thumbnail svg:x="1.25025in" svg:y="0.75in" svg:width="5.00025in" svg:height="3.75in" presentation:class="page" draw:id="id4" presentation:style-name="a1010" draw:name="Google Shape;3;n">
          <svg:title/>
          <svg:desc/>
        </draw:page-thumbnail>
        <draw:frame draw:id="id5" presentation:style-name="a1014" draw:name="Google Shape;4;n" svg:x="0.75in" svg:y="4.75in" svg:width="6in" svg:height="4.5in" presentation:class="notes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Office-Theme" style:page-layout-name="pageLayout1" draw:style-name="a1016">
      <draw:frame draw:id="id210" draw:style-name="a1017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11" draw:style-name="a1024" draw:name="Google Shape;170;p40">
        <svg:title/>
        <svg:desc/>
        <text:p text:style-name="a1023" text:class-names="" text:cond-style-name=""><text:span text:style-name="a1018" text:class-names="">臺灣國際資訊奧林匹亞競賽</text:span><text:span text:style-name="a1019" text:class-names=""><text:s text:c="1"/>(TOI)<text:s text:c="1"/></text:span><text:span text:style-name="a1020" text:class-names="">推廣計畫</text:span><text:span text:style-name="a1021" text:class-names=""><text:s text:c="1"/></text:span><text:span text:style-name="a1022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2" presentation:style-name="a1027" draw:name="Google Shape;171;p40" svg:x="1.70197in" svg:y="0.78661in" svg:width="7.23622in" svg:height="0.76535in" presentation:class="titl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213" presentation:style-name="a1044" draw:name="Google Shape;172;p40" svg:x="1.70197in" svg:y="1.50787in" svg:width="7.23622in" svg:height="3.32717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按一下以編輯母片文字樣式</text:span></text:p>
            </text:list-item>
          </text:list>
          <text:list text:style-name="a1033">
            <text:list-item>
              <text:list text:style-name="a1033">
                <text:list-item>
                  <text:p text:style-name="a1032" text:class-names="" text:cond-style-name=""><text:span text:style-name="a1031" text:class-names="">第二層</text:span></text:p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p text:style-name="a1035" text:class-names="" text:cond-style-name=""><text:span text:style-name="a1034" text:class-names="">第三層</text:span></text:p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p text:style-name="a1038" text:class-names="" text:cond-style-name=""><text:span text:style-name="a103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list text:style-name="a1043">
                        <text:list-item>
                          <text:list text:style-name="a1043">
                            <text:list-item>
                              <text:p text:style-name="a1042" text:class-names="" text:cond-style-name=""><text:span text:style-name="a1040" text:class-names="">第五層</text:span><text:span text:style-name="a1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047" draw:name="Google Shape;173;p40" svg:x="8.63898in" svg:y="4.48228in" svg:width="0.6in" svg:height="0.43031in" presentation:class="page-number" presentation:placeholder="false">
        <draw:text-box>
          <text:p text:style-name="a1046" text:class-names="" text:cond-style-name=""><text:span text:style-name="a1045" text:class-names=""><text:page-number style:num-format="1" text:fixed="false"/></text:span></text:p>
        </draw:text-box>
        <svg:title/>
        <svg:desc/>
      </draw:frame>
      <draw:connector draw:type="line" svg:x1="1.82047in" svg:y1="1.48425in" svg:x2="8.95827in" svg:y2="1.48465in" draw:id="id215" draw:style-name="a1048" draw:name="Google Shape;174;p40">
        <svg:title/>
        <svg:desc/>
      </draw:connector>
      <presentation:notes style:page-layout-name="pageLayout2" draw:style-name="a1054">
        <draw:page-thumbnail svg:x="1.25025in" svg:y="0.75in" svg:width="5.00025in" svg:height="3.75in" presentation:class="page" draw:id="id4" presentation:style-name="a1049" draw:name="Google Shape;3;n">
          <svg:title/>
          <svg:desc/>
        </draw:page-thumbnail>
        <draw:frame draw:id="id5" presentation:style-name="a1053" draw:name="Google Shape;4;n" svg:x="0.75in" svg:y="4.75in" svg:width="6in" svg:height="4.5in" presentation:class="notes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-blank-BLANK" style:page-layout-name="pageLayout1" draw:style-name="a1055">
      <draw:frame draw:id="id216" draw:layer="Master4-bg" draw:style-name="a1056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17" draw:layer="Master4-bg" draw:style-name="a1063" draw:name="Google Shape;170;p40">
        <svg:title/>
        <svg:desc/>
        <text:p text:style-name="a1062" text:class-names="" text:cond-style-name=""><text:span text:style-name="a1057" text:class-names="">臺灣國際資訊奧林匹亞競賽</text:span><text:span text:style-name="a1058" text:class-names=""><text:s text:c="1"/>(TOI)<text:s text:c="1"/></text:span><text:span text:style-name="a1059" text:class-names="">推廣計畫</text:span><text:span text:style-name="a1060" text:class-names=""><text:s text:c="1"/></text:span><text:span text:style-name="a106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18" draw:layer="Master4-bg" draw:style-name="a1064" draw:name="Google Shape;174;p40">
        <svg:title/>
        <svg:desc/>
      </draw:connector>
      <presentation:notes style:page-layout-name="pageLayout2" draw:style-name="a1070">
        <draw:page-thumbnail svg:x="1.25025in" svg:y="0.75in" svg:width="5.00025in" svg:height="3.75in" presentation:class="page" draw:id="id4" presentation:style-name="a1065" draw:name="Google Shape;3;n">
          <svg:title/>
          <svg:desc/>
        </draw:page-thumbnail>
        <draw:frame draw:id="id5" presentation:style-name="a1069" draw:name="Google Shape;4;n" svg:x="0.75in" svg:y="4.75in" svg:width="6in" svg:height="4.5in" presentation:class="notes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2-obj-OBJECT" style:page-layout-name="pageLayout1" draw:style-name="a1071">
      <draw:frame draw:id="id219" draw:layer="Master4-bg" draw:style-name="a1072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20" draw:layer="Master4-bg" draw:style-name="a1079" draw:name="Google Shape;170;p40">
        <svg:title/>
        <svg:desc/>
        <text:p text:style-name="a1078" text:class-names="" text:cond-style-name=""><text:span text:style-name="a1073" text:class-names="">臺灣國際資訊奧林匹亞競賽</text:span><text:span text:style-name="a1074" text:class-names=""><text:s text:c="1"/>(TOI)<text:s text:c="1"/></text:span><text:span text:style-name="a1075" text:class-names="">推廣計畫</text:span><text:span text:style-name="a1076" text:class-names=""><text:s text:c="1"/></text:span><text:span text:style-name="a107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21" draw:layer="Master4-bg" draw:style-name="a1080" draw:name="Google Shape;174;p40">
        <svg:title/>
        <svg:desc/>
      </draw:connector>
      <draw:frame draw:id="id222" presentation:style-name="a1083" draw:name="Google Shape;180;p43" svg:x="0.5in" svg:y="0.22441in" svg:width="8.99961in" svg:height="0.93858in" presentation:class="title" presentation:placeholder="false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223" presentation:style-name="a1086" draw:name="Google Shape;181;p43" svg:x="0.5in" svg:y="1.31614in" svg:width="8.99961in" svg:height="3.26181in" presentation:class="object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presentation:notes style:page-layout-name="pageLayout2" draw:style-name="a1092">
        <draw:page-thumbnail svg:x="1.25025in" svg:y="0.75in" svg:width="5.00025in" svg:height="3.75in" presentation:class="page" draw:id="id4" presentation:style-name="a1087" draw:name="Google Shape;3;n">
          <svg:title/>
          <svg:desc/>
        </draw:page-thumbnail>
        <draw:frame draw:id="id5" presentation:style-name="a1091" draw:name="Google Shape;4;n" svg:x="0.75in" svg:y="4.75in" svg:width="6in" svg:height="4.5in" presentation:class="notes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3-twoObj-TWO_OBJECTS" style:page-layout-name="pageLayout1" draw:style-name="a1093">
      <draw:frame draw:id="id224" draw:layer="Master4-bg" draw:style-name="a1094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25" draw:layer="Master4-bg" draw:style-name="a1101" draw:name="Google Shape;170;p40">
        <svg:title/>
        <svg:desc/>
        <text:p text:style-name="a1100" text:class-names="" text:cond-style-name=""><text:span text:style-name="a1095" text:class-names="">臺灣國際資訊奧林匹亞競賽</text:span><text:span text:style-name="a1096" text:class-names=""><text:s text:c="1"/>(TOI)<text:s text:c="1"/></text:span><text:span text:style-name="a1097" text:class-names="">推廣計畫</text:span><text:span text:style-name="a1098" text:class-names=""><text:s text:c="1"/></text:span><text:span text:style-name="a1099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26" draw:layer="Master4-bg" draw:style-name="a1102" draw:name="Google Shape;174;p40">
        <svg:title/>
        <svg:desc/>
      </draw:connector>
      <draw:frame draw:id="id227" presentation:style-name="a1105" draw:name="Google Shape;183;p44" svg:x="0.5in" svg:y="0.22441in" svg:width="8.99961in" svg:height="0.93858in" presentation:class="title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228" presentation:style-name="a1108" draw:name="Google Shape;184;p44" svg:x="0.5in" svg:y="1.31614in" svg:width="4.39173in" svg:height="3.26181in" presentation:class="object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9" presentation:style-name="a1111" draw:name="Google Shape;185;p44" svg:x="5.11181in" svg:y="1.31614in" svg:width="4.39173in" svg:height="3.26181in" presentation:class="object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presentation:notes style:page-layout-name="pageLayout2" draw:style-name="a1117">
        <draw:page-thumbnail svg:x="1.25025in" svg:y="0.75in" svg:width="5.00025in" svg:height="3.75in" presentation:class="page" draw:id="id4" presentation:style-name="a1112" draw:name="Google Shape;3;n">
          <svg:title/>
          <svg:desc/>
        </draw:page-thumbnail>
        <draw:frame draw:id="id5" presentation:style-name="a1116" draw:name="Google Shape;4;n" svg:x="0.75in" svg:y="4.75in" svg:width="6in" svg:height="4.5in" presentation:class="notes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4-titleOnly-TITLE_ONLY" style:page-layout-name="pageLayout1" draw:style-name="a1118">
      <draw:frame draw:id="id230" draw:layer="Master4-bg" draw:style-name="a1119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31" draw:layer="Master4-bg" draw:style-name="a1126" draw:name="Google Shape;170;p40">
        <svg:title/>
        <svg:desc/>
        <text:p text:style-name="a1125" text:class-names="" text:cond-style-name=""><text:span text:style-name="a1120" text:class-names="">臺灣國際資訊奧林匹亞競賽</text:span><text:span text:style-name="a1121" text:class-names=""><text:s text:c="1"/>(TOI)<text:s text:c="1"/></text:span><text:span text:style-name="a1122" text:class-names="">推廣計畫</text:span><text:span text:style-name="a1123" text:class-names=""><text:s text:c="1"/></text:span><text:span text:style-name="a112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32" draw:layer="Master4-bg" draw:style-name="a1127" draw:name="Google Shape;174;p40">
        <svg:title/>
        <svg:desc/>
      </draw:connector>
      <draw:frame draw:id="id233" presentation:style-name="a1130" draw:name="Google Shape;187;p45" svg:x="0.5in" svg:y="0.22441in" svg:width="8.99961in" svg:height="0.93858in" presentation:class="titl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presentation:notes style:page-layout-name="pageLayout2" draw:style-name="a1136">
        <draw:page-thumbnail svg:x="1.25025in" svg:y="0.75in" svg:width="5.00025in" svg:height="3.75in" presentation:class="page" draw:id="id4" presentation:style-name="a1131" draw:name="Google Shape;3;n">
          <svg:title/>
          <svg:desc/>
        </draw:page-thumbnail>
        <draw:frame draw:id="id5" presentation:style-name="a1135" draw:name="Google Shape;4;n" svg:x="0.75in" svg:y="4.75in" svg:width="6in" svg:height="4.5in" presentation:class="notes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5-objOnly-OBJECT_ONLY" style:page-layout-name="pageLayout1" draw:style-name="a1137">
      <draw:frame draw:id="id234" draw:layer="Master4-bg" draw:style-name="a1138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35" draw:layer="Master4-bg" draw:style-name="a1145" draw:name="Google Shape;170;p40">
        <svg:title/>
        <svg:desc/>
        <text:p text:style-name="a1144" text:class-names="" text:cond-style-name=""><text:span text:style-name="a1139" text:class-names="">臺灣國際資訊奧林匹亞競賽</text:span><text:span text:style-name="a1140" text:class-names=""><text:s text:c="1"/>(TOI)<text:s text:c="1"/></text:span><text:span text:style-name="a1141" text:class-names="">推廣計畫</text:span><text:span text:style-name="a1142" text:class-names=""><text:s text:c="1"/></text:span><text:span text:style-name="a114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36" draw:layer="Master4-bg" draw:style-name="a1146" draw:name="Google Shape;174;p40">
        <svg:title/>
        <svg:desc/>
      </draw:connector>
      <draw:frame draw:id="id237" presentation:style-name="a1149" draw:name="Google Shape;189;p46" svg:x="0.5in" svg:y="0.22441in" svg:width="8.99961in" svg:height="4.35197in" presentation:class="subtitle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presentation:notes style:page-layout-name="pageLayout2" draw:style-name="a1155">
        <draw:page-thumbnail svg:x="1.25025in" svg:y="0.75in" svg:width="5.00025in" svg:height="3.75in" presentation:class="page" draw:id="id4" presentation:style-name="a1150" draw:name="Google Shape;3;n">
          <svg:title/>
          <svg:desc/>
        </draw:page-thumbnail>
        <draw:frame draw:id="id5" presentation:style-name="a1154" draw:name="Google Shape;4;n" svg:x="0.75in" svg:y="4.75in" svg:width="6in" svg:height="4.5in" presentation:class="notes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6-twoObjAndObj-TWO_OBJECTS_AND_OBJECT" style:page-layout-name="pageLayout1" draw:style-name="a1156">
      <draw:frame draw:id="id238" draw:layer="Master4-bg" draw:style-name="a1157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39" draw:layer="Master4-bg" draw:style-name="a1164" draw:name="Google Shape;170;p40">
        <svg:title/>
        <svg:desc/>
        <text:p text:style-name="a1163" text:class-names="" text:cond-style-name=""><text:span text:style-name="a1158" text:class-names="">臺灣國際資訊奧林匹亞競賽</text:span><text:span text:style-name="a1159" text:class-names=""><text:s text:c="1"/>(TOI)<text:s text:c="1"/></text:span><text:span text:style-name="a1160" text:class-names="">推廣計畫</text:span><text:span text:style-name="a1161" text:class-names=""><text:s text:c="1"/></text:span><text:span text:style-name="a1162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40" draw:layer="Master4-bg" draw:style-name="a1165" draw:name="Google Shape;174;p40">
        <svg:title/>
        <svg:desc/>
      </draw:connector>
      <draw:frame draw:id="id241" presentation:style-name="a1168" draw:name="Google Shape;191;p47" svg:x="0.5in" svg:y="0.22441in" svg:width="8.99961in" svg:height="0.93858in" presentation:class="title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242" presentation:style-name="a1171" draw:name="Google Shape;192;p47" svg:x="0.5in" svg:y="1.31614in" svg:width="4.39173in" svg:height="1.55551in" presentation:class="object" presentation:placeholder="false">
        <draw:text-box>
          <text:p text:style-name="a1170" text:class-names="" text:cond-style-name=""><text:span text:style-name="a1169" text:class-names=""/></text:p>
        </draw:text-box>
        <svg:title/>
        <svg:desc/>
      </draw:frame>
      <draw:frame draw:id="id243" presentation:style-name="a1174" draw:name="Google Shape;193;p47" svg:x="5.11181in" svg:y="1.31614in" svg:width="4.39173in" svg:height="3.26181in" presentation:class="object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244" presentation:style-name="a1177" draw:name="Google Shape;194;p47" svg:x="0.5in" svg:y="3.01969in" svg:width="4.39173in" svg:height="1.55551in" presentation:class="object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presentation:notes style:page-layout-name="pageLayout2" draw:style-name="a1183">
        <draw:page-thumbnail svg:x="1.25025in" svg:y="0.75in" svg:width="5.00025in" svg:height="3.75in" presentation:class="page" draw:id="id4" presentation:style-name="a1178" draw:name="Google Shape;3;n">
          <svg:title/>
          <svg:desc/>
        </draw:page-thumbnail>
        <draw:frame draw:id="id5" presentation:style-name="a1182" draw:name="Google Shape;4;n" svg:x="0.75in" svg:y="4.75in" svg:width="6in" svg:height="4.5in" presentation:class="notes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7-objAndTwoObj-OBJECT_AND_TWO_OBJECTS" style:page-layout-name="pageLayout1" draw:style-name="a1184">
      <draw:frame draw:id="id245" draw:layer="Master4-bg" draw:style-name="a1185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46" draw:layer="Master4-bg" draw:style-name="a1192" draw:name="Google Shape;170;p40">
        <svg:title/>
        <svg:desc/>
        <text:p text:style-name="a1191" text:class-names="" text:cond-style-name=""><text:span text:style-name="a1186" text:class-names="">臺灣國際資訊奧林匹亞競賽</text:span><text:span text:style-name="a1187" text:class-names=""><text:s text:c="1"/>(TOI)<text:s text:c="1"/></text:span><text:span text:style-name="a1188" text:class-names="">推廣計畫</text:span><text:span text:style-name="a1189" text:class-names=""><text:s text:c="1"/></text:span><text:span text:style-name="a119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47" draw:layer="Master4-bg" draw:style-name="a1193" draw:name="Google Shape;174;p40">
        <svg:title/>
        <svg:desc/>
      </draw:connector>
      <draw:frame draw:id="id248" presentation:style-name="a1196" draw:name="Google Shape;196;p48" svg:x="0.5in" svg:y="0.22441in" svg:width="8.99961in" svg:height="0.93858in" presentation:class="title" presentation:placeholder="false">
        <draw:text-box>
          <text:p text:style-name="a1195" text:class-names="" text:cond-style-name=""><text:span text:style-name="a1194" text:class-names=""/></text:p>
        </draw:text-box>
        <svg:title/>
        <svg:desc/>
      </draw:frame>
      <draw:frame draw:id="id249" presentation:style-name="a1199" draw:name="Google Shape;197;p48" svg:x="0.5in" svg:y="1.31614in" svg:width="4.39173in" svg:height="3.26181in" presentation:class="object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250" presentation:style-name="a1202" draw:name="Google Shape;198;p48" svg:x="5.11181in" svg:y="1.31614in" svg:width="4.39173in" svg:height="1.55551in" presentation:class="object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51" presentation:style-name="a1205" draw:name="Google Shape;199;p48" svg:x="5.11181in" svg:y="3.01969in" svg:width="4.39173in" svg:height="1.55551in" presentation:class="object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presentation:notes style:page-layout-name="pageLayout2" draw:style-name="a1211">
        <draw:page-thumbnail svg:x="1.25025in" svg:y="0.75in" svg:width="5.00025in" svg:height="3.75in" presentation:class="page" draw:id="id4" presentation:style-name="a1206" draw:name="Google Shape;3;n">
          <svg:title/>
          <svg:desc/>
        </draw:page-thumbnail>
        <draw:frame draw:id="id5" presentation:style-name="a1210" draw:name="Google Shape;4;n" svg:x="0.75in" svg:y="4.75in" svg:width="6in" svg:height="4.5in" presentation:class="notes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8-twoObjOverTx-TWO_OBJECTS_OVER_TEXT" style:page-layout-name="pageLayout1" draw:style-name="a1212">
      <draw:frame draw:id="id252" draw:layer="Master4-bg" draw:style-name="a1213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53" draw:layer="Master4-bg" draw:style-name="a1220" draw:name="Google Shape;170;p40">
        <svg:title/>
        <svg:desc/>
        <text:p text:style-name="a1219" text:class-names="" text:cond-style-name=""><text:span text:style-name="a1214" text:class-names="">臺灣國際資訊奧林匹亞競賽</text:span><text:span text:style-name="a1215" text:class-names=""><text:s text:c="1"/>(TOI)<text:s text:c="1"/></text:span><text:span text:style-name="a1216" text:class-names="">推廣計畫</text:span><text:span text:style-name="a1217" text:class-names=""><text:s text:c="1"/></text:span><text:span text:style-name="a1218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54" draw:layer="Master4-bg" draw:style-name="a1221" draw:name="Google Shape;174;p40">
        <svg:title/>
        <svg:desc/>
      </draw:connector>
      <draw:frame draw:id="id255" presentation:style-name="a1224" draw:name="Google Shape;201;p49" svg:x="0.5in" svg:y="0.22441in" svg:width="8.99961in" svg:height="0.93858in" presentation:class="title" presentation:placeholder="false">
        <draw:text-box>
          <text:p text:style-name="a1223" text:class-names="" text:cond-style-name=""><text:span text:style-name="a1222" text:class-names=""/></text:p>
        </draw:text-box>
        <svg:title/>
        <svg:desc/>
      </draw:frame>
      <draw:frame draw:id="id256" presentation:style-name="a1228" draw:name="Google Shape;202;p49" svg:x="0.5in" svg:y="1.31614in" svg:width="4.39173in" svg:height="1.55551in" presentation:class="outline" presentation:placeholder="false">
        <draw:text-box>
          <text:list text:style-name="a1227">
            <text:list-item>
              <text:p text:style-name="a1226" text:class-names="" text:cond-style-name=""><text:span text:style-name="a1225" text:class-names=""/></text:p>
            </text:list-item>
          </text:list>
        </draw:text-box>
        <svg:title/>
        <svg:desc/>
      </draw:frame>
      <draw:frame draw:id="id257" presentation:style-name="a1231" draw:name="Google Shape;203;p49" svg:x="5.11181in" svg:y="1.31614in" svg:width="4.39173in" svg:height="1.55551in" presentation:class="object" presentation:placeholder="false">
        <draw:text-box>
          <text:p text:style-name="a1230" text:class-names="" text:cond-style-name=""><text:span text:style-name="a1229" text:class-names=""/></text:p>
        </draw:text-box>
        <svg:title/>
        <svg:desc/>
      </draw:frame>
      <draw:frame draw:id="id258" presentation:style-name="a1234" draw:name="Google Shape;204;p49" svg:x="0.5in" svg:y="3.01969in" svg:width="8.99961in" svg:height="1.55551in" presentation:class="object" presentation:placeholder="false">
        <draw:text-box>
          <text:p text:style-name="a1233" text:class-names="" text:cond-style-name=""><text:span text:style-name="a1232" text:class-names=""/></text:p>
        </draw:text-box>
        <svg:title/>
        <svg:desc/>
      </draw:frame>
      <presentation:notes style:page-layout-name="pageLayout2" draw:style-name="a1240">
        <draw:page-thumbnail svg:x="1.25025in" svg:y="0.75in" svg:width="5.00025in" svg:height="3.75in" presentation:class="page" draw:id="id4" presentation:style-name="a1235" draw:name="Google Shape;3;n">
          <svg:title/>
          <svg:desc/>
        </draw:page-thumbnail>
        <draw:frame draw:id="id5" presentation:style-name="a1239" draw:name="Google Shape;4;n" svg:x="0.75in" svg:y="4.75in" svg:width="6in" svg:height="4.5in" presentation:class="notes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9-objOverTx-OBJECT_OVER_TEXT" style:page-layout-name="pageLayout1" draw:style-name="a1241">
      <draw:frame draw:id="id259" draw:layer="Master4-bg" draw:style-name="a1242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60" draw:layer="Master4-bg" draw:style-name="a1249" draw:name="Google Shape;170;p40">
        <svg:title/>
        <svg:desc/>
        <text:p text:style-name="a1248" text:class-names="" text:cond-style-name=""><text:span text:style-name="a1243" text:class-names="">臺灣國際資訊奧林匹亞競賽</text:span><text:span text:style-name="a1244" text:class-names=""><text:s text:c="1"/>(TOI)<text:s text:c="1"/></text:span><text:span text:style-name="a1245" text:class-names="">推廣計畫</text:span><text:span text:style-name="a1246" text:class-names=""><text:s text:c="1"/></text:span><text:span text:style-name="a124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61" draw:layer="Master4-bg" draw:style-name="a1250" draw:name="Google Shape;174;p40">
        <svg:title/>
        <svg:desc/>
      </draw:connector>
      <draw:frame draw:id="id262" presentation:style-name="a1253" draw:name="Google Shape;206;p50" svg:x="0.5in" svg:y="0.22441in" svg:width="8.99961in" svg:height="0.93858in" presentation:class="title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263" presentation:style-name="a1257" draw:name="Google Shape;207;p50" svg:x="0.5in" svg:y="1.31614in" svg:width="8.99961in" svg:height="1.55551in" presentation:class="outline" presentation:placeholder="false">
        <draw:text-box>
          <text:list text:style-name="a1256">
            <text:list-item>
              <text:p text:style-name="a1255" text:class-names="" text:cond-style-name=""><text:span text:style-name="a1254" text:class-names=""/></text:p>
            </text:list-item>
          </text:list>
        </draw:text-box>
        <svg:title/>
        <svg:desc/>
      </draw:frame>
      <draw:frame draw:id="id264" presentation:style-name="a1260" draw:name="Google Shape;208;p50" svg:x="0.5in" svg:y="3.01969in" svg:width="8.99961in" svg:height="1.55551in" presentation:class="object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presentation:notes style:page-layout-name="pageLayout2" draw:style-name="a1266">
        <draw:page-thumbnail svg:x="1.25025in" svg:y="0.75in" svg:width="5.00025in" svg:height="3.75in" presentation:class="page" draw:id="id4" presentation:style-name="a1261" draw:name="Google Shape;3;n">
          <svg:title/>
          <svg:desc/>
        </draw:page-thumbnail>
        <draw:frame draw:id="id5" presentation:style-name="a1265" draw:name="Google Shape;4;n" svg:x="0.75in" svg:y="4.75in" svg:width="6in" svg:height="4.5in" presentation:class="notes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0-fourObj-FOUR_OBJECTS" style:page-layout-name="pageLayout1" draw:style-name="a1267">
      <draw:frame draw:id="id265" draw:layer="Master4-bg" draw:style-name="a1268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66" draw:layer="Master4-bg" draw:style-name="a1275" draw:name="Google Shape;170;p40">
        <svg:title/>
        <svg:desc/>
        <text:p text:style-name="a1274" text:class-names="" text:cond-style-name=""><text:span text:style-name="a1269" text:class-names="">臺灣國際資訊奧林匹亞競賽</text:span><text:span text:style-name="a1270" text:class-names=""><text:s text:c="1"/>(TOI)<text:s text:c="1"/></text:span><text:span text:style-name="a1271" text:class-names="">推廣計畫</text:span><text:span text:style-name="a1272" text:class-names=""><text:s text:c="1"/></text:span><text:span text:style-name="a127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67" draw:layer="Master4-bg" draw:style-name="a1276" draw:name="Google Shape;174;p40">
        <svg:title/>
        <svg:desc/>
      </draw:connector>
      <draw:frame draw:id="id268" presentation:style-name="a1279" draw:name="Google Shape;210;p51" svg:x="0.5in" svg:y="0.22441in" svg:width="8.99961in" svg:height="0.93858in" presentation:class="title" presentation:placeholder="false">
        <draw:text-box>
          <text:p text:style-name="a1278" text:class-names="" text:cond-style-name=""><text:span text:style-name="a1277" text:class-names=""/></text:p>
        </draw:text-box>
        <svg:title/>
        <svg:desc/>
      </draw:frame>
      <draw:frame draw:id="id269" presentation:style-name="a1282" draw:name="Google Shape;211;p51" svg:x="0.5in" svg:y="1.31614in" svg:width="4.39173in" svg:height="1.55551in" presentation:class="object" presentation:placeholder="false">
        <draw:text-box>
          <text:p text:style-name="a1281" text:class-names="" text:cond-style-name=""><text:span text:style-name="a1280" text:class-names=""/></text:p>
        </draw:text-box>
        <svg:title/>
        <svg:desc/>
      </draw:frame>
      <draw:frame draw:id="id270" presentation:style-name="a1285" draw:name="Google Shape;212;p51" svg:x="5.11181in" svg:y="1.31614in" svg:width="4.39173in" svg:height="1.55551in" presentation:class="object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271" presentation:style-name="a1288" draw:name="Google Shape;213;p51" svg:x="0.5in" svg:y="3.01969in" svg:width="4.39173in" svg:height="1.55551in" presentation:class="object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272" presentation:style-name="a1291" draw:name="Google Shape;214;p51" svg:x="5.11181in" svg:y="3.01969in" svg:width="4.39173in" svg:height="1.55551in" presentation:class="object" presentation:placeholder="false">
        <draw:text-box>
          <text:p text:style-name="a1290" text:class-names="" text:cond-style-name=""><text:span text:style-name="a1289" text:class-names=""/></text:p>
        </draw:text-box>
        <svg:title/>
        <svg:desc/>
      </draw:frame>
      <presentation:notes style:page-layout-name="pageLayout2" draw:style-name="a1297">
        <draw:page-thumbnail svg:x="1.25025in" svg:y="0.75in" svg:width="5.00025in" svg:height="3.75in" presentation:class="page" draw:id="id4" presentation:style-name="a1292" draw:name="Google Shape;3;n">
          <svg:title/>
          <svg:desc/>
        </draw:page-thumbnail>
        <draw:frame draw:id="id5" presentation:style-name="a1296" draw:name="Google Shape;4;n" svg:x="0.75in" svg:y="4.75in" svg:width="6in" svg:height="4.5in" presentation:class="notes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1-cust-Title,-6-Content" style:page-layout-name="pageLayout1" draw:style-name="a1298">
      <draw:frame draw:id="id273" draw:layer="Master4-bg" draw:style-name="a1299" draw:name="Google Shape;169;p40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74" draw:layer="Master4-bg" draw:style-name="a1306" draw:name="Google Shape;170;p40">
        <svg:title/>
        <svg:desc/>
        <text:p text:style-name="a1305" text:class-names="" text:cond-style-name=""><text:span text:style-name="a1300" text:class-names="">臺灣國際資訊奧林匹亞競賽</text:span><text:span text:style-name="a1301" text:class-names=""><text:s text:c="1"/>(TOI)<text:s text:c="1"/></text:span><text:span text:style-name="a1302" text:class-names="">推廣計畫</text:span><text:span text:style-name="a1303" text:class-names=""><text:s text:c="1"/></text:span><text:span text:style-name="a1304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onnector draw:type="line" svg:x1="1.82047in" svg:y1="1.48425in" svg:x2="8.95827in" svg:y2="1.48465in" draw:id="id275" draw:layer="Master4-bg" draw:style-name="a1307" draw:name="Google Shape;174;p40">
        <svg:title/>
        <svg:desc/>
      </draw:connector>
      <draw:frame draw:id="id276" presentation:style-name="a1310" draw:name="Google Shape;216;p52" svg:x="0.5in" svg:y="0.22441in" svg:width="8.99961in" svg:height="0.93858in" presentation:class="titl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277" presentation:style-name="a1314" draw:name="Google Shape;217;p52" svg:x="0.5in" svg:y="1.31614in" svg:width="2.89764in" svg:height="1.55551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/></text:p>
            </text:list-item>
          </text:list>
        </draw:text-box>
        <svg:title/>
        <svg:desc/>
      </draw:frame>
      <draw:frame draw:id="id278" presentation:style-name="a1318" draw:name="Google Shape;218;p52" svg:x="3.54291in" svg:y="1.31614in" svg:width="2.89764in" svg:height="1.55551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/></text:p>
            </text:list-item>
          </text:list>
        </draw:text-box>
        <svg:title/>
        <svg:desc/>
      </draw:frame>
      <draw:frame draw:id="id279" presentation:style-name="a1322" draw:name="Google Shape;219;p52" svg:x="6.58583in" svg:y="1.31614in" svg:width="2.89764in" svg:height="1.55551in" presentation:class="outline" presentation:placeholder="false">
        <draw:text-box>
          <text:list text:style-name="a1321">
            <text:list-item>
              <text:p text:style-name="a1320" text:class-names="" text:cond-style-name=""><text:span text:style-name="a1319" text:class-names=""/></text:p>
            </text:list-item>
          </text:list>
        </draw:text-box>
        <svg:title/>
        <svg:desc/>
      </draw:frame>
      <draw:frame draw:id="id280" presentation:style-name="a1326" draw:name="Google Shape;220;p52" svg:x="0.5in" svg:y="3.01969in" svg:width="2.89764in" svg:height="1.55551in" presentation:class="outline" presentation:placeholder="false">
        <draw:text-box>
          <text:list text:style-name="a1325">
            <text:list-item>
              <text:p text:style-name="a1324" text:class-names="" text:cond-style-name=""><text:span text:style-name="a1323" text:class-names=""/></text:p>
            </text:list-item>
          </text:list>
        </draw:text-box>
        <svg:title/>
        <svg:desc/>
      </draw:frame>
      <draw:frame draw:id="id281" presentation:style-name="a1330" draw:name="Google Shape;221;p52" svg:x="3.54291in" svg:y="3.01969in" svg:width="2.89764in" svg:height="1.55551in" presentation:class="outline" presentation:placeholder="false">
        <draw:text-box>
          <text:list text:style-name="a1329">
            <text:list-item>
              <text:p text:style-name="a1328" text:class-names="" text:cond-style-name=""><text:span text:style-name="a1327" text:class-names=""/></text:p>
            </text:list-item>
          </text:list>
        </draw:text-box>
        <svg:title/>
        <svg:desc/>
      </draw:frame>
      <draw:frame draw:id="id282" presentation:style-name="a1334" draw:name="Google Shape;222;p52" svg:x="6.58583in" svg:y="3.01969in" svg:width="2.89764in" svg:height="1.55551in" presentation:class="outline" presentation:placeholder="false">
        <draw:text-box>
          <text:list text:style-name="a1333">
            <text:list-item>
              <text:p text:style-name="a1332" text:class-names="" text:cond-style-name=""><text:span text:style-name="a1331" text:class-names=""/></text:p>
            </text:list-item>
          </text:list>
        </draw:text-box>
        <svg:title/>
        <svg:desc/>
      </draw:frame>
      <presentation:notes style:page-layout-name="pageLayout2" draw:style-name="a1340">
        <draw:page-thumbnail svg:x="1.25025in" svg:y="0.75in" svg:width="5.00025in" svg:height="3.75in" presentation:class="page" draw:id="id4" presentation:style-name="a1335" draw:name="Google Shape;3;n">
          <svg:title/>
          <svg:desc/>
        </draw:page-thumbnail>
        <draw:frame draw:id="id5" presentation:style-name="a1339" draw:name="Google Shape;4;n" svg:x="0.75in" svg:y="4.75in" svg:width="6in" svg:height="4.5in" presentation:class="notes" presentation:placeholder="false">
          <draw:text-box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Office-Theme" style:page-layout-name="pageLayout1" draw:style-name="a1341">
      <draw:frame draw:id="id283" draw:style-name="a1342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frame draw:id="id284" presentation:style-name="a1345" draw:name="Google Shape;225;p53" svg:x="1.70197in" svg:y="0.78661in" svg:width="7.23622in" svg:height="0.76535in" presentation:class="title" presentation:placeholder="false">
        <draw:text-box>
          <text:p text:style-name="a1344" text:class-names="" text:cond-style-name=""><text:span text:style-name="a1343" text:class-names=""/></text:p>
        </draw:text-box>
        <svg:title/>
        <svg:desc/>
      </draw:frame>
      <draw:frame draw:id="id285" presentation:style-name="a1362" draw:name="Google Shape;226;p53" svg:x="1.70197in" svg:y="1.50787in" svg:width="7.23622in" svg:height="2.96299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按一下以編輯母片文字樣式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第二層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第三層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第五層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366" draw:name="Google Shape;227;p53" svg:x="8.73701in" svg:y="4.48228in" svg:width="0.50197in" svg:height="0.43031in" presentation:class="page-number" presentation:placeholder="false">
        <draw:text-box>
          <text:p text:style-name="a1365" text:class-names="" text:cond-style-name=""><text:span text:style-name="a1363" text:class-names=""><text:s text:c="1"/></text:span><text:span text:style-name="a1364" text:class-names=""><text:page-number style:num-format="1" text:fixed="false"/></text:span></text:p>
        </draw:text-box>
        <svg:title/>
        <svg:desc/>
      </draw:frame>
      <draw:custom-shape svg:x="1.70197in" svg:y="4.48228in" svg:width="3.09252in" svg:height="0.31693in" draw:id="id287" draw:style-name="a1373" draw:name="Google Shape;228;p53">
        <svg:title/>
        <svg:desc/>
        <text:p text:style-name="a1372" text:class-names="" text:cond-style-name=""><text:span text:style-name="a1367" text:class-names="">臺灣國際資訊奧林匹亞競賽</text:span><text:span text:style-name="a1368" text:class-names=""><text:s text:c="1"/>(TOI)<text:s text:c="1"/></text:span><text:span text:style-name="a1369" text:class-names="">推廣計畫</text:span><text:span text:style-name="a1370" text:class-names=""><text:s text:c="1"/></text:span><text:span text:style-name="a137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1379">
        <draw:page-thumbnail svg:x="1.25025in" svg:y="0.75in" svg:width="5.00025in" svg:height="3.75in" presentation:class="page" draw:id="id4" presentation:style-name="a1374" draw:name="Google Shape;3;n">
          <svg:title/>
          <svg:desc/>
        </draw:page-thumbnail>
        <draw:frame draw:id="id5" presentation:style-name="a1378" draw:name="Google Shape;4;n" svg:x="0.75in" svg:y="4.75in" svg:width="6in" svg:height="4.5in" presentation:class="notes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-blank-BLANK" style:page-layout-name="pageLayout1" draw:style-name="a1380">
      <draw:frame draw:id="id288" draw:layer="Master5-bg" draw:style-name="a1381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89" draw:layer="Master5-bg" draw:style-name="a1388" draw:name="Google Shape;228;p53">
        <svg:title/>
        <svg:desc/>
        <text:p text:style-name="a1387" text:class-names="" text:cond-style-name=""><text:span text:style-name="a1382" text:class-names="">臺灣國際資訊奧林匹亞競賽</text:span><text:span text:style-name="a1383" text:class-names=""><text:s text:c="1"/>(TOI)<text:s text:c="1"/></text:span><text:span text:style-name="a1384" text:class-names="">推廣計畫</text:span><text:span text:style-name="a1385" text:class-names=""><text:s text:c="1"/></text:span><text:span text:style-name="a1386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1394">
        <draw:page-thumbnail svg:x="1.25025in" svg:y="0.75in" svg:width="5.00025in" svg:height="3.75in" presentation:class="page" draw:id="id4" presentation:style-name="a1389" draw:name="Google Shape;3;n">
          <svg:title/>
          <svg:desc/>
        </draw:page-thumbnail>
        <draw:frame draw:id="id5" presentation:style-name="a1393" draw:name="Google Shape;4;n" svg:x="0.75in" svg:y="4.75in" svg:width="6in" svg:height="4.5in" presentation:class="notes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2-tx-TITLE_AND_BODY" style:page-layout-name="pageLayout1" draw:style-name="a1395">
      <draw:frame draw:id="id290" draw:layer="Master5-bg" draw:style-name="a1396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91" draw:layer="Master5-bg" draw:style-name="a1403" draw:name="Google Shape;228;p53">
        <svg:title/>
        <svg:desc/>
        <text:p text:style-name="a1402" text:class-names="" text:cond-style-name=""><text:span text:style-name="a1397" text:class-names="">臺灣國際資訊奧林匹亞競賽</text:span><text:span text:style-name="a1398" text:class-names=""><text:s text:c="1"/>(TOI)<text:s text:c="1"/></text:span><text:span text:style-name="a1399" text:class-names="">推廣計畫</text:span><text:span text:style-name="a1400" text:class-names=""><text:s text:c="1"/></text:span><text:span text:style-name="a1401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2" presentation:style-name="a1406" draw:name="Google Shape;231;p55" svg:x="0.5in" svg:y="0.22441in" svg:width="8.99961in" svg:height="0.93858in" presentation:class="title" presentation:placeholder="false">
        <draw:text-box>
          <text:p text:style-name="a1405" text:class-names="" text:cond-style-name=""><text:span text:style-name="a1404" text:class-names=""/></text:p>
        </draw:text-box>
        <svg:title/>
        <svg:desc/>
      </draw:frame>
      <draw:frame draw:id="id293" presentation:style-name="a1409" draw:name="Google Shape;232;p55" svg:x="0.5in" svg:y="1.31614in" svg:width="8.99961in" svg:height="3.26181in" presentation:class="subtitle" presentation:placeholder="false">
        <draw:text-box>
          <text:p text:style-name="a1408" text:class-names="" text:cond-style-name=""><text:span text:style-name="a1407" text:class-names=""/></text:p>
        </draw:text-box>
        <svg:title/>
        <svg:desc/>
      </draw:frame>
      <presentation:notes style:page-layout-name="pageLayout2" draw:style-name="a1415">
        <draw:page-thumbnail svg:x="1.25025in" svg:y="0.75in" svg:width="5.00025in" svg:height="3.75in" presentation:class="page" draw:id="id4" presentation:style-name="a1410" draw:name="Google Shape;3;n">
          <svg:title/>
          <svg:desc/>
        </draw:page-thumbnail>
        <draw:frame draw:id="id5" presentation:style-name="a1414" draw:name="Google Shape;4;n" svg:x="0.75in" svg:y="4.75in" svg:width="6in" svg:height="4.5in" presentation:class="notes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3-obj-OBJECT" style:page-layout-name="pageLayout1" draw:style-name="a1416">
      <draw:frame draw:id="id294" draw:layer="Master5-bg" draw:style-name="a1417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95" draw:layer="Master5-bg" draw:style-name="a1424" draw:name="Google Shape;228;p53">
        <svg:title/>
        <svg:desc/>
        <text:p text:style-name="a1423" text:class-names="" text:cond-style-name=""><text:span text:style-name="a1418" text:class-names="">臺灣國際資訊奧林匹亞競賽</text:span><text:span text:style-name="a1419" text:class-names=""><text:s text:c="1"/>(TOI)<text:s text:c="1"/></text:span><text:span text:style-name="a1420" text:class-names="">推廣計畫</text:span><text:span text:style-name="a1421" text:class-names=""><text:s text:c="1"/></text:span><text:span text:style-name="a1422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6" presentation:style-name="a1427" draw:name="Google Shape;234;p56" svg:x="0.5in" svg:y="0.22441in" svg:width="8.99961in" svg:height="0.93858in" presentation:class="title" presentation:placeholder="false">
        <draw:text-box>
          <text:p text:style-name="a1426" text:class-names="" text:cond-style-name=""><text:span text:style-name="a1425" text:class-names=""/></text:p>
        </draw:text-box>
        <svg:title/>
        <svg:desc/>
      </draw:frame>
      <draw:frame draw:id="id297" presentation:style-name="a1430" draw:name="Google Shape;235;p56" svg:x="0.5in" svg:y="1.31614in" svg:width="8.99961in" svg:height="3.26181in" presentation:class="object" presentation:placeholder="false">
        <draw:text-box>
          <text:p text:style-name="a1429" text:class-names="" text:cond-style-name=""><text:span text:style-name="a1428" text:class-names=""/></text:p>
        </draw:text-box>
        <svg:title/>
        <svg:desc/>
      </draw:frame>
      <presentation:notes style:page-layout-name="pageLayout2" draw:style-name="a1436">
        <draw:page-thumbnail svg:x="1.25025in" svg:y="0.75in" svg:width="5.00025in" svg:height="3.75in" presentation:class="page" draw:id="id4" presentation:style-name="a1431" draw:name="Google Shape;3;n">
          <svg:title/>
          <svg:desc/>
        </draw:page-thumbnail>
        <draw:frame draw:id="id5" presentation:style-name="a1435" draw:name="Google Shape;4;n" svg:x="0.75in" svg:y="4.75in" svg:width="6in" svg:height="4.5in" presentation:class="notes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4-twoObj-TWO_OBJECTS" style:page-layout-name="pageLayout1" draw:style-name="a1437">
      <draw:frame draw:id="id298" draw:layer="Master5-bg" draw:style-name="a1438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299" draw:layer="Master5-bg" draw:style-name="a1445" draw:name="Google Shape;228;p53">
        <svg:title/>
        <svg:desc/>
        <text:p text:style-name="a1444" text:class-names="" text:cond-style-name=""><text:span text:style-name="a1439" text:class-names="">臺灣國際資訊奧林匹亞競賽</text:span><text:span text:style-name="a1440" text:class-names=""><text:s text:c="1"/>(TOI)<text:s text:c="1"/></text:span><text:span text:style-name="a1441" text:class-names="">推廣計畫</text:span><text:span text:style-name="a1442" text:class-names=""><text:s text:c="1"/></text:span><text:span text:style-name="a144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0" presentation:style-name="a1448" draw:name="Google Shape;237;p57" svg:x="0.5in" svg:y="0.22441in" svg:width="8.99961in" svg:height="0.93858in" presentation:class="title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301" presentation:style-name="a1451" draw:name="Google Shape;238;p57" svg:x="0.5in" svg:y="1.31614in" svg:width="4.39173in" svg:height="3.26181in" presentation:class="object" presentation:placeholder="false">
        <draw:text-box>
          <text:p text:style-name="a1450" text:class-names="" text:cond-style-name=""><text:span text:style-name="a1449" text:class-names=""/></text:p>
        </draw:text-box>
        <svg:title/>
        <svg:desc/>
      </draw:frame>
      <draw:frame draw:id="id302" presentation:style-name="a1454" draw:name="Google Shape;239;p57" svg:x="5.11181in" svg:y="1.31614in" svg:width="4.39173in" svg:height="3.26181in" presentation:class="object" presentation:placeholder="false">
        <draw:text-box>
          <text:p text:style-name="a1453" text:class-names="" text:cond-style-name=""><text:span text:style-name="a1452" text:class-names=""/></text:p>
        </draw:text-box>
        <svg:title/>
        <svg:desc/>
      </draw:frame>
      <presentation:notes style:page-layout-name="pageLayout2" draw:style-name="a1460">
        <draw:page-thumbnail svg:x="1.25025in" svg:y="0.75in" svg:width="5.00025in" svg:height="3.75in" presentation:class="page" draw:id="id4" presentation:style-name="a1455" draw:name="Google Shape;3;n">
          <svg:title/>
          <svg:desc/>
        </draw:page-thumbnail>
        <draw:frame draw:id="id5" presentation:style-name="a1459" draw:name="Google Shape;4;n" svg:x="0.75in" svg:y="4.75in" svg:width="6in" svg:height="4.5in" presentation:class="notes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5-titleOnly-TITLE_ONLY" style:page-layout-name="pageLayout1" draw:style-name="a1461">
      <draw:frame draw:id="id303" draw:layer="Master5-bg" draw:style-name="a1462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04" draw:layer="Master5-bg" draw:style-name="a1469" draw:name="Google Shape;228;p53">
        <svg:title/>
        <svg:desc/>
        <text:p text:style-name="a1468" text:class-names="" text:cond-style-name=""><text:span text:style-name="a1463" text:class-names="">臺灣國際資訊奧林匹亞競賽</text:span><text:span text:style-name="a1464" text:class-names=""><text:s text:c="1"/>(TOI)<text:s text:c="1"/></text:span><text:span text:style-name="a1465" text:class-names="">推廣計畫</text:span><text:span text:style-name="a1466" text:class-names=""><text:s text:c="1"/></text:span><text:span text:style-name="a146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5" presentation:style-name="a1472" draw:name="Google Shape;241;p58" svg:x="0.5in" svg:y="0.22441in" svg:width="8.99961in" svg:height="0.93858in" presentation:class="title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presentation:notes style:page-layout-name="pageLayout2" draw:style-name="a1478">
        <draw:page-thumbnail svg:x="1.25025in" svg:y="0.75in" svg:width="5.00025in" svg:height="3.75in" presentation:class="page" draw:id="id4" presentation:style-name="a1473" draw:name="Google Shape;3;n">
          <svg:title/>
          <svg:desc/>
        </draw:page-thumbnail>
        <draw:frame draw:id="id5" presentation:style-name="a1477" draw:name="Google Shape;4;n" svg:x="0.75in" svg:y="4.75in" svg:width="6in" svg:height="4.5in" presentation:class="notes" presentation:placeholder="false">
          <draw:text-box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6-objOnly-OBJECT_ONLY" style:page-layout-name="pageLayout1" draw:style-name="a1479">
      <draw:frame draw:id="id306" draw:layer="Master5-bg" draw:style-name="a1480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07" draw:layer="Master5-bg" draw:style-name="a1487" draw:name="Google Shape;228;p53">
        <svg:title/>
        <svg:desc/>
        <text:p text:style-name="a1486" text:class-names="" text:cond-style-name=""><text:span text:style-name="a1481" text:class-names="">臺灣國際資訊奧林匹亞競賽</text:span><text:span text:style-name="a1482" text:class-names=""><text:s text:c="1"/>(TOI)<text:s text:c="1"/></text:span><text:span text:style-name="a1483" text:class-names="">推廣計畫</text:span><text:span text:style-name="a1484" text:class-names=""><text:s text:c="1"/></text:span><text:span text:style-name="a148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8" presentation:style-name="a1490" draw:name="Google Shape;243;p59" svg:x="0.5in" svg:y="0.22441in" svg:width="8.99961in" svg:height="4.35197in" presentation:class="subtitle" presentation:placeholder="false">
        <draw:text-box>
          <text:p text:style-name="a1489" text:class-names="" text:cond-style-name=""><text:span text:style-name="a1488" text:class-names=""/></text:p>
        </draw:text-box>
        <svg:title/>
        <svg:desc/>
      </draw:frame>
      <presentation:notes style:page-layout-name="pageLayout2" draw:style-name="a1496">
        <draw:page-thumbnail svg:x="1.25025in" svg:y="0.75in" svg:width="5.00025in" svg:height="3.75in" presentation:class="page" draw:id="id4" presentation:style-name="a1491" draw:name="Google Shape;3;n">
          <svg:title/>
          <svg:desc/>
        </draw:page-thumbnail>
        <draw:frame draw:id="id5" presentation:style-name="a1495" draw:name="Google Shape;4;n" svg:x="0.75in" svg:y="4.75in" svg:width="6in" svg:height="4.5in" presentation:class="notes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7-twoObjAndObj-TWO_OBJECTS_AND_OBJECT" style:page-layout-name="pageLayout1" draw:style-name="a1497">
      <draw:frame draw:id="id309" draw:layer="Master5-bg" draw:style-name="a1498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10" draw:layer="Master5-bg" draw:style-name="a1505" draw:name="Google Shape;228;p53">
        <svg:title/>
        <svg:desc/>
        <text:p text:style-name="a1504" text:class-names="" text:cond-style-name=""><text:span text:style-name="a1499" text:class-names="">臺灣國際資訊奧林匹亞競賽</text:span><text:span text:style-name="a1500" text:class-names=""><text:s text:c="1"/>(TOI)<text:s text:c="1"/></text:span><text:span text:style-name="a1501" text:class-names="">推廣計畫</text:span><text:span text:style-name="a1502" text:class-names=""><text:s text:c="1"/></text:span><text:span text:style-name="a1503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1" presentation:style-name="a1508" draw:name="Google Shape;245;p60" svg:x="0.5in" svg:y="0.22441in" svg:width="8.99961in" svg:height="0.93858in" presentation:class="title" presentation:placeholder="false">
        <draw:text-box>
          <text:p text:style-name="a1507" text:class-names="" text:cond-style-name=""><text:span text:style-name="a1506" text:class-names=""/></text:p>
        </draw:text-box>
        <svg:title/>
        <svg:desc/>
      </draw:frame>
      <draw:frame draw:id="id312" presentation:style-name="a1511" draw:name="Google Shape;246;p60" svg:x="0.5in" svg:y="1.31614in" svg:width="4.39173in" svg:height="1.55551in" presentation:class="object" presentation:placeholder="false">
        <draw:text-box>
          <text:p text:style-name="a1510" text:class-names="" text:cond-style-name=""><text:span text:style-name="a1509" text:class-names=""/></text:p>
        </draw:text-box>
        <svg:title/>
        <svg:desc/>
      </draw:frame>
      <draw:frame draw:id="id313" presentation:style-name="a1514" draw:name="Google Shape;247;p60" svg:x="5.11181in" svg:y="1.31614in" svg:width="4.39173in" svg:height="3.26181in" presentation:class="object" presentation:placeholder="false">
        <draw:text-box>
          <text:p text:style-name="a1513" text:class-names="" text:cond-style-name=""><text:span text:style-name="a1512" text:class-names=""/></text:p>
        </draw:text-box>
        <svg:title/>
        <svg:desc/>
      </draw:frame>
      <draw:frame draw:id="id314" presentation:style-name="a1517" draw:name="Google Shape;248;p60" svg:x="0.5in" svg:y="3.01969in" svg:width="4.39173in" svg:height="1.55551in" presentation:class="object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presentation:notes style:page-layout-name="pageLayout2" draw:style-name="a1523">
        <draw:page-thumbnail svg:x="1.25025in" svg:y="0.75in" svg:width="5.00025in" svg:height="3.75in" presentation:class="page" draw:id="id4" presentation:style-name="a1518" draw:name="Google Shape;3;n">
          <svg:title/>
          <svg:desc/>
        </draw:page-thumbnail>
        <draw:frame draw:id="id5" presentation:style-name="a1522" draw:name="Google Shape;4;n" svg:x="0.75in" svg:y="4.75in" svg:width="6in" svg:height="4.5in" presentation:class="notes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8-objAndTwoObj-OBJECT_AND_TWO_OBJECTS" style:page-layout-name="pageLayout1" draw:style-name="a1524">
      <draw:frame draw:id="id315" draw:layer="Master5-bg" draw:style-name="a1525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16" draw:layer="Master5-bg" draw:style-name="a1532" draw:name="Google Shape;228;p53">
        <svg:title/>
        <svg:desc/>
        <text:p text:style-name="a1531" text:class-names="" text:cond-style-name=""><text:span text:style-name="a1526" text:class-names="">臺灣國際資訊奧林匹亞競賽</text:span><text:span text:style-name="a1527" text:class-names=""><text:s text:c="1"/>(TOI)<text:s text:c="1"/></text:span><text:span text:style-name="a1528" text:class-names="">推廣計畫</text:span><text:span text:style-name="a1529" text:class-names=""><text:s text:c="1"/></text:span><text:span text:style-name="a153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7" presentation:style-name="a1535" draw:name="Google Shape;250;p61" svg:x="0.5in" svg:y="0.22441in" svg:width="8.99961in" svg:height="0.93858in" presentation:class="title" presentation:placeholder="false">
        <draw:text-box>
          <text:p text:style-name="a1534" text:class-names="" text:cond-style-name=""><text:span text:style-name="a1533" text:class-names=""/></text:p>
        </draw:text-box>
        <svg:title/>
        <svg:desc/>
      </draw:frame>
      <draw:frame draw:id="id318" presentation:style-name="a1538" draw:name="Google Shape;251;p61" svg:x="0.5in" svg:y="1.31614in" svg:width="4.39173in" svg:height="3.26181in" presentation:class="object" presentation:placeholder="false">
        <draw:text-box>
          <text:p text:style-name="a1537" text:class-names="" text:cond-style-name=""><text:span text:style-name="a1536" text:class-names=""/></text:p>
        </draw:text-box>
        <svg:title/>
        <svg:desc/>
      </draw:frame>
      <draw:frame draw:id="id319" presentation:style-name="a1541" draw:name="Google Shape;252;p61" svg:x="5.11181in" svg:y="1.31614in" svg:width="4.39173in" svg:height="1.55551in" presentation:class="object" presentation:placeholder="false">
        <draw:text-box>
          <text:p text:style-name="a1540" text:class-names="" text:cond-style-name=""><text:span text:style-name="a1539" text:class-names=""/></text:p>
        </draw:text-box>
        <svg:title/>
        <svg:desc/>
      </draw:frame>
      <draw:frame draw:id="id320" presentation:style-name="a1544" draw:name="Google Shape;253;p61" svg:x="5.11181in" svg:y="3.01969in" svg:width="4.39173in" svg:height="1.55551in" presentation:class="object" presentation:placeholder="false">
        <draw:text-box>
          <text:p text:style-name="a1543" text:class-names="" text:cond-style-name=""><text:span text:style-name="a1542" text:class-names=""/></text:p>
        </draw:text-box>
        <svg:title/>
        <svg:desc/>
      </draw:frame>
      <presentation:notes style:page-layout-name="pageLayout2" draw:style-name="a1550">
        <draw:page-thumbnail svg:x="1.25025in" svg:y="0.75in" svg:width="5.00025in" svg:height="3.75in" presentation:class="page" draw:id="id4" presentation:style-name="a1545" draw:name="Google Shape;3;n">
          <svg:title/>
          <svg:desc/>
        </draw:page-thumbnail>
        <draw:frame draw:id="id5" presentation:style-name="a1549" draw:name="Google Shape;4;n" svg:x="0.75in" svg:y="4.75in" svg:width="6in" svg:height="4.5in" presentation:class="notes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9-twoObjOverTx-TWO_OBJECTS_OVER_TEXT" style:page-layout-name="pageLayout1" draw:style-name="a1551">
      <draw:frame draw:id="id321" draw:layer="Master5-bg" draw:style-name="a1552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22" draw:layer="Master5-bg" draw:style-name="a1559" draw:name="Google Shape;228;p53">
        <svg:title/>
        <svg:desc/>
        <text:p text:style-name="a1558" text:class-names="" text:cond-style-name=""><text:span text:style-name="a1553" text:class-names="">臺灣國際資訊奧林匹亞競賽</text:span><text:span text:style-name="a1554" text:class-names=""><text:s text:c="1"/>(TOI)<text:s text:c="1"/></text:span><text:span text:style-name="a1555" text:class-names="">推廣計畫</text:span><text:span text:style-name="a1556" text:class-names=""><text:s text:c="1"/></text:span><text:span text:style-name="a1557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23" presentation:style-name="a1562" draw:name="Google Shape;255;p62" svg:x="0.5in" svg:y="0.22441in" svg:width="8.99961in" svg:height="0.93858in" presentation:class="title" presentation:placeholder="false">
        <draw:text-box>
          <text:p text:style-name="a1561" text:class-names="" text:cond-style-name=""><text:span text:style-name="a1560" text:class-names=""/></text:p>
        </draw:text-box>
        <svg:title/>
        <svg:desc/>
      </draw:frame>
      <draw:frame draw:id="id324" presentation:style-name="a1566" draw:name="Google Shape;256;p62" svg:x="0.5in" svg:y="1.31614in" svg:width="4.39173in" svg:height="1.55551in" presentation:class="outline" presentation:placeholder="false">
        <draw:text-box>
          <text:list text:style-name="a1565">
            <text:list-item>
              <text:p text:style-name="a1564" text:class-names="" text:cond-style-name=""><text:span text:style-name="a1563" text:class-names=""/></text:p>
            </text:list-item>
          </text:list>
        </draw:text-box>
        <svg:title/>
        <svg:desc/>
      </draw:frame>
      <draw:frame draw:id="id325" presentation:style-name="a1569" draw:name="Google Shape;257;p62" svg:x="5.11181in" svg:y="1.31614in" svg:width="4.39173in" svg:height="1.55551in" presentation:class="object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326" presentation:style-name="a1572" draw:name="Google Shape;258;p62" svg:x="0.5in" svg:y="3.01969in" svg:width="8.99961in" svg:height="1.55551in" presentation:class="object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presentation:notes style:page-layout-name="pageLayout2" draw:style-name="a1578">
        <draw:page-thumbnail svg:x="1.25025in" svg:y="0.75in" svg:width="5.00025in" svg:height="3.75in" presentation:class="page" draw:id="id4" presentation:style-name="a1573" draw:name="Google Shape;3;n">
          <svg:title/>
          <svg:desc/>
        </draw:page-thumbnail>
        <draw:frame draw:id="id5" presentation:style-name="a1577" draw:name="Google Shape;4;n" svg:x="0.75in" svg:y="4.75in" svg:width="6in" svg:height="4.5in" presentation:class="notes" presentation:placeholder="false">
          <draw:text-box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0-objOverTx-OBJECT_OVER_TEXT" style:page-layout-name="pageLayout1" draw:style-name="a1579">
      <draw:frame draw:id="id327" draw:layer="Master5-bg" draw:style-name="a1580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28" draw:layer="Master5-bg" draw:style-name="a1587" draw:name="Google Shape;228;p53">
        <svg:title/>
        <svg:desc/>
        <text:p text:style-name="a1586" text:class-names="" text:cond-style-name=""><text:span text:style-name="a1581" text:class-names="">臺灣國際資訊奧林匹亞競賽</text:span><text:span text:style-name="a1582" text:class-names=""><text:s text:c="1"/>(TOI)<text:s text:c="1"/></text:span><text:span text:style-name="a1583" text:class-names="">推廣計畫</text:span><text:span text:style-name="a1584" text:class-names=""><text:s text:c="1"/></text:span><text:span text:style-name="a1585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29" presentation:style-name="a1590" draw:name="Google Shape;260;p63" svg:x="0.5in" svg:y="0.22441in" svg:width="8.99961in" svg:height="0.93858in" presentation:class="title" presentation:placeholder="false">
        <draw:text-box>
          <text:p text:style-name="a1589" text:class-names="" text:cond-style-name=""><text:span text:style-name="a1588" text:class-names=""/></text:p>
        </draw:text-box>
        <svg:title/>
        <svg:desc/>
      </draw:frame>
      <draw:frame draw:id="id330" presentation:style-name="a1594" draw:name="Google Shape;261;p63" svg:x="0.5in" svg:y="1.31614in" svg:width="8.99961in" svg:height="1.55551in" presentation:class="outline" presentation:placeholder="false">
        <draw:text-box>
          <text:list text:style-name="a1593">
            <text:list-item>
              <text:p text:style-name="a1592" text:class-names="" text:cond-style-name=""><text:span text:style-name="a1591" text:class-names=""/></text:p>
            </text:list-item>
          </text:list>
        </draw:text-box>
        <svg:title/>
        <svg:desc/>
      </draw:frame>
      <draw:frame draw:id="id331" presentation:style-name="a1597" draw:name="Google Shape;262;p63" svg:x="0.5in" svg:y="3.01969in" svg:width="8.99961in" svg:height="1.55551in" presentation:class="object" presentation:placeholder="false">
        <draw:text-box>
          <text:p text:style-name="a1596" text:class-names="" text:cond-style-name=""><text:span text:style-name="a1595" text:class-names=""/></text:p>
        </draw:text-box>
        <svg:title/>
        <svg:desc/>
      </draw:frame>
      <presentation:notes style:page-layout-name="pageLayout2" draw:style-name="a1603">
        <draw:page-thumbnail svg:x="1.25025in" svg:y="0.75in" svg:width="5.00025in" svg:height="3.75in" presentation:class="page" draw:id="id4" presentation:style-name="a1598" draw:name="Google Shape;3;n">
          <svg:title/>
          <svg:desc/>
        </draw:page-thumbnail>
        <draw:frame draw:id="id5" presentation:style-name="a1602" draw:name="Google Shape;4;n" svg:x="0.75in" svg:y="4.75in" svg:width="6in" svg:height="4.5in" presentation:class="notes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1-fourObj-FOUR_OBJECTS" style:page-layout-name="pageLayout1" draw:style-name="a1604">
      <draw:frame draw:id="id332" draw:layer="Master5-bg" draw:style-name="a1605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33" draw:layer="Master5-bg" draw:style-name="a1612" draw:name="Google Shape;228;p53">
        <svg:title/>
        <svg:desc/>
        <text:p text:style-name="a1611" text:class-names="" text:cond-style-name=""><text:span text:style-name="a1606" text:class-names="">臺灣國際資訊奧林匹亞競賽</text:span><text:span text:style-name="a1607" text:class-names=""><text:s text:c="1"/>(TOI)<text:s text:c="1"/></text:span><text:span text:style-name="a1608" text:class-names="">推廣計畫</text:span><text:span text:style-name="a1609" text:class-names=""><text:s text:c="1"/></text:span><text:span text:style-name="a161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34" presentation:style-name="a1615" draw:name="Google Shape;264;p64" svg:x="0.5in" svg:y="0.22441in" svg:width="8.99961in" svg:height="0.93858in" presentation:class="title" presentation:placeholder="false">
        <draw:text-box>
          <text:p text:style-name="a1614" text:class-names="" text:cond-style-name=""><text:span text:style-name="a1613" text:class-names=""/></text:p>
        </draw:text-box>
        <svg:title/>
        <svg:desc/>
      </draw:frame>
      <draw:frame draw:id="id335" presentation:style-name="a1618" draw:name="Google Shape;265;p64" svg:x="0.5in" svg:y="1.31614in" svg:width="4.39173in" svg:height="1.55551in" presentation:class="object" presentation:placeholder="false">
        <draw:text-box>
          <text:p text:style-name="a1617" text:class-names="" text:cond-style-name=""><text:span text:style-name="a1616" text:class-names=""/></text:p>
        </draw:text-box>
        <svg:title/>
        <svg:desc/>
      </draw:frame>
      <draw:frame draw:id="id336" presentation:style-name="a1621" draw:name="Google Shape;266;p64" svg:x="5.11181in" svg:y="1.31614in" svg:width="4.39173in" svg:height="1.55551in" presentation:class="object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337" presentation:style-name="a1624" draw:name="Google Shape;267;p64" svg:x="0.5in" svg:y="3.01969in" svg:width="4.39173in" svg:height="1.55551in" presentation:class="object" presentation:placeholder="false">
        <draw:text-box>
          <text:p text:style-name="a1623" text:class-names="" text:cond-style-name=""><text:span text:style-name="a1622" text:class-names=""/></text:p>
        </draw:text-box>
        <svg:title/>
        <svg:desc/>
      </draw:frame>
      <draw:frame draw:id="id338" presentation:style-name="a1627" draw:name="Google Shape;268;p64" svg:x="5.11181in" svg:y="3.01969in" svg:width="4.39173in" svg:height="1.55551in" presentation:class="object" presentation:placeholder="false">
        <draw:text-box>
          <text:p text:style-name="a1626" text:class-names="" text:cond-style-name=""><text:span text:style-name="a1625" text:class-names=""/></text:p>
        </draw:text-box>
        <svg:title/>
        <svg:desc/>
      </draw:frame>
      <presentation:notes style:page-layout-name="pageLayout2" draw:style-name="a1633">
        <draw:page-thumbnail svg:x="1.25025in" svg:y="0.75in" svg:width="5.00025in" svg:height="3.75in" presentation:class="page" draw:id="id4" presentation:style-name="a1628" draw:name="Google Shape;3;n">
          <svg:title/>
          <svg:desc/>
        </draw:page-thumbnail>
        <draw:frame draw:id="id5" presentation:style-name="a1632" draw:name="Google Shape;4;n" svg:x="0.75in" svg:y="4.75in" svg:width="6in" svg:height="4.5in" presentation:class="notes" presentation:placeholder="false">
          <draw:text-box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2-cust-Title,-6-Content" style:page-layout-name="pageLayout1" draw:style-name="a1634">
      <draw:frame draw:id="id339" draw:layer="Master5-bg" draw:style-name="a1635" draw:name="Google Shape;224;p53" svg:x="0in" svg:y="0in" svg:width="10in" svg:height="5.6248in" style:rel-width="scale" style:rel-height="scale">
        <draw:image xlink:href="media/image6.png" xlink:type="simple" xlink:show="embed" xlink:actuate="onLoad"/>
        <svg:title/>
        <svg:desc>libro.png</svg:desc>
      </draw:frame>
      <draw:custom-shape svg:x="1.70197in" svg:y="4.48228in" svg:width="3.09252in" svg:height="0.31693in" draw:id="id340" draw:layer="Master5-bg" draw:style-name="a1642" draw:name="Google Shape;228;p53">
        <svg:title/>
        <svg:desc/>
        <text:p text:style-name="a1641" text:class-names="" text:cond-style-name=""><text:span text:style-name="a1636" text:class-names="">臺灣國際資訊奧林匹亞競賽</text:span><text:span text:style-name="a1637" text:class-names=""><text:s text:c="1"/>(TOI)<text:s text:c="1"/></text:span><text:span text:style-name="a1638" text:class-names="">推廣計畫</text:span><text:span text:style-name="a1639" text:class-names=""><text:s text:c="1"/></text:span><text:span text:style-name="a1640" text:class-names=""/></text:p>
        <draw:enhanced-geometry xmlns:dr3d="urn:oasis:names:tc:opendocument:xmlns:dr3d:1.0" draw:type="non-primitive" svg:viewBox="0 0 21600 21600" draw:enhanced-path="M ?f0 ?f0 L ?f1 ?f0 ?f1 ?f1 ?f0 ?f1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41" presentation:style-name="a1645" draw:name="Google Shape;270;p65" svg:x="0.5in" svg:y="0.22441in" svg:width="8.99961in" svg:height="0.93858in" presentation:class="title" presentation:placeholder="false">
        <draw:text-box>
          <text:p text:style-name="a1644" text:class-names="" text:cond-style-name=""><text:span text:style-name="a1643" text:class-names=""/></text:p>
        </draw:text-box>
        <svg:title/>
        <svg:desc/>
      </draw:frame>
      <draw:frame draw:id="id342" presentation:style-name="a1649" draw:name="Google Shape;271;p65" svg:x="0.5in" svg:y="1.31614in" svg:width="2.89764in" svg:height="1.55551in" presentation:class="outline" presentation:placeholder="false">
        <draw:text-box>
          <text:list text:style-name="a1648">
            <text:list-item>
              <text:p text:style-name="a1647" text:class-names="" text:cond-style-name=""><text:span text:style-name="a1646" text:class-names=""/></text:p>
            </text:list-item>
          </text:list>
        </draw:text-box>
        <svg:title/>
        <svg:desc/>
      </draw:frame>
      <draw:frame draw:id="id343" presentation:style-name="a1653" draw:name="Google Shape;272;p65" svg:x="3.54291in" svg:y="1.31614in" svg:width="2.89764in" svg:height="1.55551in" presentation:class="outline" presentation:placeholder="false">
        <draw:text-box>
          <text:list text:style-name="a1652">
            <text:list-item>
              <text:p text:style-name="a1651" text:class-names="" text:cond-style-name=""><text:span text:style-name="a1650" text:class-names=""/></text:p>
            </text:list-item>
          </text:list>
        </draw:text-box>
        <svg:title/>
        <svg:desc/>
      </draw:frame>
      <draw:frame draw:id="id344" presentation:style-name="a1657" draw:name="Google Shape;273;p65" svg:x="6.58583in" svg:y="1.31614in" svg:width="2.89764in" svg:height="1.55551in" presentation:class="outline" presentation:placeholder="false">
        <draw:text-box>
          <text:list text:style-name="a1656">
            <text:list-item>
              <text:p text:style-name="a1655" text:class-names="" text:cond-style-name=""><text:span text:style-name="a1654" text:class-names=""/></text:p>
            </text:list-item>
          </text:list>
        </draw:text-box>
        <svg:title/>
        <svg:desc/>
      </draw:frame>
      <draw:frame draw:id="id345" presentation:style-name="a1661" draw:name="Google Shape;274;p65" svg:x="0.5in" svg:y="3.01969in" svg:width="2.89764in" svg:height="1.55551in" presentation:class="outline" presentation:placeholder="false">
        <draw:text-box>
          <text:list text:style-name="a1660">
            <text:list-item>
              <text:p text:style-name="a1659" text:class-names="" text:cond-style-name=""><text:span text:style-name="a1658" text:class-names=""/></text:p>
            </text:list-item>
          </text:list>
        </draw:text-box>
        <svg:title/>
        <svg:desc/>
      </draw:frame>
      <draw:frame draw:id="id346" presentation:style-name="a1665" draw:name="Google Shape;275;p65" svg:x="3.54291in" svg:y="3.01969in" svg:width="2.89764in" svg:height="1.55551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2" text:class-names=""/></text:p>
            </text:list-item>
          </text:list>
        </draw:text-box>
        <svg:title/>
        <svg:desc/>
      </draw:frame>
      <draw:frame draw:id="id347" presentation:style-name="a1669" draw:name="Google Shape;276;p65" svg:x="6.58583in" svg:y="3.01969in" svg:width="2.89764in" svg:height="1.55551in" presentation:class="outline" presentation:placeholder="false">
        <draw:text-box>
          <text:list text:style-name="a1668">
            <text:list-item>
              <text:p text:style-name="a1667" text:class-names="" text:cond-style-name=""><text:span text:style-name="a1666" text:class-names=""/></text:p>
            </text:list-item>
          </text:list>
        </draw:text-box>
        <svg:title/>
        <svg:desc/>
      </draw:frame>
      <presentation:notes style:page-layout-name="pageLayout2" draw:style-name="a1675">
        <draw:page-thumbnail svg:x="1.25025in" svg:y="0.75in" svg:width="5.00025in" svg:height="3.75in" presentation:class="page" draw:id="id4" presentation:style-name="a1670" draw:name="Google Shape;3;n">
          <svg:title/>
          <svg:desc/>
        </draw:page-thumbnail>
        <draw:frame draw:id="id5" presentation:style-name="a1674" draw:name="Google Shape;4;n" svg:x="0.75in" svg:y="4.75in" svg:width="6in" svg:height="4.5in" presentation:class="notes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shannon</meta:initial-creator>
    <dc:creator>Microsoft Office User</dc:creator>
    <dc:date>2021-03-15T02:24:54Z</dc:date>
    <meta:editing-cycles>12</meta:editing-cycles>
    <meta:editing-duration>PT17508S</meta:editing-duration>
    <meta:document-statistic meta:paragraph-count="38" meta:word-count="324"/>
  </office:meta>
</office:document-meta>
</file>